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1306in" fo:margin-left="-0.075in" fo:margin-top="0in" fo:margin-bottom="0in" table:align="left" style:writing-mode="lr-tb"/>
    </style:style>
    <style:style style:name="Tabla1.A" style:family="table-column">
      <style:table-column-properties style:column-width="1.2729in"/>
    </style:style>
    <style:style style:name="Tabla1.B" style:family="table-column">
      <style:table-column-properties style:column-width="2.4049in"/>
    </style:style>
    <style:style style:name="Tabla1.C" style:family="table-column">
      <style:table-column-properties style:column-width="0.384in"/>
    </style:style>
    <style:style style:name="Tabla1.D" style:family="table-column">
      <style:table-column-properties style:column-width="0.2215in"/>
    </style:style>
    <style:style style:name="Tabla1.E" style:family="table-column">
      <style:table-column-properties style:column-width="0.2132in"/>
    </style:style>
    <style:style style:name="Tabla1.F" style:family="table-column">
      <style:table-column-properties style:column-width="0.3861in"/>
    </style:style>
    <style:style style:name="Tabla1.G" style:family="table-column">
      <style:table-column-properties style:column-width="0.6458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75in" fo:padding-right="0.075in" fo:padding-top="0in" fo:padding-bottom="0in" fo:border="0.0069in solid #00000a"/>
    </style:style>
    <style:style style:name="Tabla1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2" style:family="table">
      <style:table-properties style:width="6.1306in" fo:margin-left="-0.075in" fo:margin-top="0in" fo:margin-bottom="0in" table:align="left" style:writing-mode="lr-tb"/>
    </style:style>
    <style:style style:name="Tabla2.A" style:family="table-column">
      <style:table-column-properties style:column-width="6.1306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75in" fo:padding-right="0.075in" fo:padding-top="0in" fo:padding-bottom="0in" fo:border="0.0069in solid #00000a"/>
    </style:style>
    <style:style style:name="Tabla3" style:family="table">
      <style:table-properties style:width="6.1306in" fo:margin-left="-0.075in" fo:margin-top="0in" fo:margin-bottom="0in" table:align="left" style:writing-mode="lr-tb"/>
    </style:style>
    <style:style style:name="Tabla3.A" style:family="table-column">
      <style:table-column-properties style:column-width="6.1306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075in" fo:padding-right="0.075in" fo:padding-top="0in" fo:padding-bottom="0in" fo:border="0.0069in solid #00000a"/>
    </style:style>
    <style:style style:name="Tabla4" style:family="table">
      <style:table-properties style:width="6.1306in" fo:margin-left="-0.075in" fo:margin-top="0in" fo:margin-bottom="0in" table:align="left" style:writing-mode="lr-tb"/>
    </style:style>
    <style:style style:name="Tabla4.A" style:family="table-column">
      <style:table-column-properties style:column-width="0.234in"/>
    </style:style>
    <style:style style:name="Tabla4.B" style:family="table-column">
      <style:table-column-properties style:column-width="1.2979in"/>
    </style:style>
    <style:style style:name="Tabla4.C" style:family="table-column">
      <style:table-column-properties style:column-width="1.5243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075in" fo:padding-right="0.075in" fo:padding-top="0in" fo:padding-bottom="0in" fo:border="0.0069in solid #00000a"/>
    </style:style>
    <style:style style:name="Tabla4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5" style:family="table">
      <style:table-properties style:width="6.1306in" fo:margin-left="-0.075in" fo:margin-top="0in" fo:margin-bottom="0in" table:align="left" style:writing-mode="lr-tb"/>
    </style:style>
    <style:style style:name="Tabla5.A" style:family="table-column">
      <style:table-column-properties style:column-width="0.3139in"/>
    </style:style>
    <style:style style:name="Tabla5.B" style:family="table-column">
      <style:table-column-properties style:column-width="2.7507in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075in" fo:padding-right="0.075in" fo:padding-top="0in" fo:padding-bottom="0in" fo:border="0.0069in solid #00000a"/>
    </style:style>
    <style:style style:name="Tabla5.4" style:family="table-row">
      <style:table-row-properties style:min-row-height="0.2479in" style:keep-together="true" fo:keep-together="auto"/>
    </style:style>
    <style:style style:name="Tabla6" style:family="table">
      <style:table-properties style:width="6.1306in" fo:margin-left="-0.075in" fo:margin-top="0in" fo:margin-bottom="0in" table:align="left" style:writing-mode="lr-tb"/>
    </style:style>
    <style:style style:name="Tabla6.A" style:family="table-column">
      <style:table-column-properties style:column-width="1.375in"/>
    </style:style>
    <style:style style:name="Tabla6.B" style:family="table-column">
      <style:table-column-properties style:column-width="0.1569in"/>
    </style:style>
    <style:style style:name="Tabla6.C" style:family="table-column">
      <style:table-column-properties style:column-width="1.6139in"/>
    </style:style>
    <style:style style:name="Tabla6.D" style:family="table-column">
      <style:table-column-properties style:column-width="1.1806in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075in" fo:padding-right="0.075in" fo:padding-top="0in" fo:padding-bottom="0in" fo:border="0.0069in solid #00000a"/>
    </style:style>
    <style:style style:name="Tabla7" style:family="table">
      <style:table-properties style:width="6.1306in" fo:margin-left="-0.075in" fo:margin-top="0in" fo:margin-bottom="0in" table:align="left" style:writing-mode="lr-tb"/>
    </style:style>
    <style:style style:name="Tabla7.A" style:family="table-column">
      <style:table-column-properties style:column-width="1.2729in"/>
    </style:style>
    <style:style style:name="Tabla7.B" style:family="table-column">
      <style:table-column-properties style:column-width="2.4049in"/>
    </style:style>
    <style:style style:name="Tabla7.C" style:family="table-column">
      <style:table-column-properties style:column-width="0.384in"/>
    </style:style>
    <style:style style:name="Tabla7.D" style:family="table-column">
      <style:table-column-properties style:column-width="0.2215in"/>
    </style:style>
    <style:style style:name="Tabla7.E" style:family="table-column">
      <style:table-column-properties style:column-width="0.2132in"/>
    </style:style>
    <style:style style:name="Tabla7.F" style:family="table-column">
      <style:table-column-properties style:column-width="0.3861in"/>
    </style:style>
    <style:style style:name="Tabla7.G" style:family="table-column">
      <style:table-column-properties style:column-width="0.6458in"/>
    </style:style>
    <style:style style:name="Tabla7.1" style:family="table-row">
      <style:table-row-properties style:min-row-height="0.1771in" style:keep-together="true" fo:keep-together="auto"/>
    </style:style>
    <style:style style:name="Tabla7.A1" style:family="table-cell">
      <style:table-cell-properties fo:padding-left="0.075in" fo:padding-right="0.075in" fo:padding-top="0in" fo:padding-bottom="0in" fo:border="0.0069in solid #00000a"/>
    </style:style>
    <style:style style:name="Tabla7.2" style:family="table-row">
      <style:table-row-properties style:keep-together="true" fo:keep-together="auto"/>
    </style:style>
    <style:style style:name="Tabla7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8" style:family="table">
      <style:table-properties style:width="6.1306in" fo:margin-left="-0.075in" fo:margin-top="0in" fo:margin-bottom="0in" table:align="left" style:writing-mode="lr-tb"/>
    </style:style>
    <style:style style:name="Tabla8.A" style:family="table-column">
      <style:table-column-properties style:column-width="6.1306in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padding-left="0.075in" fo:padding-right="0.075in" fo:padding-top="0in" fo:padding-bottom="0in" fo:border="0.0069in solid #00000a"/>
    </style:style>
    <style:style style:name="Tabla9" style:family="table">
      <style:table-properties style:width="6.1306in" fo:margin-left="-0.075in" fo:margin-top="0in" fo:margin-bottom="0in" table:align="left" style:writing-mode="lr-tb"/>
    </style:style>
    <style:style style:name="Tabla9.A" style:family="table-column">
      <style:table-column-properties style:column-width="6.1306in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padding-left="0.075in" fo:padding-right="0.075in" fo:padding-top="0in" fo:padding-bottom="0in" fo:border="0.0069in solid #00000a"/>
    </style:style>
    <style:style style:name="Tabla10" style:family="table">
      <style:table-properties style:width="6.1306in" fo:margin-left="-0.075in" fo:margin-top="0in" fo:margin-bottom="0in" table:align="left" style:writing-mode="lr-tb"/>
    </style:style>
    <style:style style:name="Tabla10.A" style:family="table-column">
      <style:table-column-properties style:column-width="0.234in"/>
    </style:style>
    <style:style style:name="Tabla10.B" style:family="table-column">
      <style:table-column-properties style:column-width="1.2979in"/>
    </style:style>
    <style:style style:name="Tabla10.C" style:family="table-column">
      <style:table-column-properties style:column-width="1.5243in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padding-left="0.075in" fo:padding-right="0.075in" fo:padding-top="0in" fo:padding-bottom="0in" fo:border="0.0069in solid #00000a"/>
    </style:style>
    <style:style style:name="Tabla10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11" style:family="table">
      <style:table-properties style:width="6.1306in" fo:margin-left="-0.075in" fo:margin-top="0in" fo:margin-bottom="0in" table:align="left" style:writing-mode="lr-tb"/>
    </style:style>
    <style:style style:name="Tabla11.A" style:family="table-column">
      <style:table-column-properties style:column-width="0.3139in"/>
    </style:style>
    <style:style style:name="Tabla11.B" style:family="table-column">
      <style:table-column-properties style:column-width="2.7507in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fo:padding-left="0.075in" fo:padding-right="0.075in" fo:padding-top="0in" fo:padding-bottom="0in" fo:border="0.0069in solid #00000a"/>
    </style:style>
    <style:style style:name="Tabla11.4" style:family="table-row">
      <style:table-row-properties style:min-row-height="0.6146in" style:keep-together="true" fo:keep-together="auto"/>
    </style:style>
    <style:style style:name="Tabla12" style:family="table">
      <style:table-properties style:width="6.1306in" fo:margin-left="-0.075in" fo:margin-top="0in" fo:margin-bottom="0in" table:align="left" style:writing-mode="lr-tb"/>
    </style:style>
    <style:style style:name="Tabla12.A" style:family="table-column">
      <style:table-column-properties style:column-width="1.375in"/>
    </style:style>
    <style:style style:name="Tabla12.B" style:family="table-column">
      <style:table-column-properties style:column-width="0.1569in"/>
    </style:style>
    <style:style style:name="Tabla12.C" style:family="table-column">
      <style:table-column-properties style:column-width="1.6139in"/>
    </style:style>
    <style:style style:name="Tabla12.D" style:family="table-column">
      <style:table-column-properties style:column-width="1.1806in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fo:padding-left="0.075in" fo:padding-right="0.075in" fo:padding-top="0in" fo:padding-bottom="0in" fo:border="0.0069in solid #00000a"/>
    </style:style>
    <style:style style:name="Tabla13" style:family="table">
      <style:table-properties style:width="6.1306in" fo:margin-left="-0.075in" fo:margin-top="0in" fo:margin-bottom="0in" table:align="left" style:writing-mode="lr-tb"/>
    </style:style>
    <style:style style:name="Tabla13.A" style:family="table-column">
      <style:table-column-properties style:column-width="1.2729in"/>
    </style:style>
    <style:style style:name="Tabla13.B" style:family="table-column">
      <style:table-column-properties style:column-width="2.4049in"/>
    </style:style>
    <style:style style:name="Tabla13.C" style:family="table-column">
      <style:table-column-properties style:column-width="0.384in"/>
    </style:style>
    <style:style style:name="Tabla13.D" style:family="table-column">
      <style:table-column-properties style:column-width="0.2215in"/>
    </style:style>
    <style:style style:name="Tabla13.E" style:family="table-column">
      <style:table-column-properties style:column-width="0.2132in"/>
    </style:style>
    <style:style style:name="Tabla13.F" style:family="table-column">
      <style:table-column-properties style:column-width="0.3861in"/>
    </style:style>
    <style:style style:name="Tabla13.G" style:family="table-column">
      <style:table-column-properties style:column-width="0.6458in"/>
    </style:style>
    <style:style style:name="Tabla13.1" style:family="table-row">
      <style:table-row-properties style:min-row-height="0.1771in" style:keep-together="true" fo:keep-together="auto"/>
    </style:style>
    <style:style style:name="Tabla13.A1" style:family="table-cell">
      <style:table-cell-properties fo:padding-left="0.075in" fo:padding-right="0.075in" fo:padding-top="0in" fo:padding-bottom="0in" fo:border="0.0069in solid #00000a"/>
    </style:style>
    <style:style style:name="Tabla13.2" style:family="table-row">
      <style:table-row-properties style:keep-together="true" fo:keep-together="auto"/>
    </style:style>
    <style:style style:name="Tabla13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14" style:family="table">
      <style:table-properties style:width="6.1306in" fo:margin-left="-0.075in" fo:margin-top="0in" fo:margin-bottom="0in" table:align="left" style:writing-mode="lr-tb"/>
    </style:style>
    <style:style style:name="Tabla14.A" style:family="table-column">
      <style:table-column-properties style:column-width="6.1306in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fo:padding-left="0.075in" fo:padding-right="0.075in" fo:padding-top="0in" fo:padding-bottom="0in" fo:border="0.0069in solid #00000a"/>
    </style:style>
    <style:style style:name="Tabla15" style:family="table">
      <style:table-properties style:width="6.1306in" fo:margin-left="-0.075in" fo:margin-top="0in" fo:margin-bottom="0in" table:align="left" style:writing-mode="lr-tb"/>
    </style:style>
    <style:style style:name="Tabla15.A" style:family="table-column">
      <style:table-column-properties style:column-width="6.1306in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fo:padding-left="0.075in" fo:padding-right="0.075in" fo:padding-top="0in" fo:padding-bottom="0in" fo:border="0.0069in solid #00000a"/>
    </style:style>
    <style:style style:name="Tabla16" style:family="table">
      <style:table-properties style:width="6.1458in" fo:margin-left="-0.075in" fo:margin-right="0.8542in" fo:margin-top="0in" fo:margin-bottom="0in" table:align="margins" style:writing-mode="lr-tb"/>
    </style:style>
    <style:style style:name="Tabla16.A" style:family="table-column">
      <style:table-column-properties style:column-width="0.234in" style:rel-column-width="337*"/>
    </style:style>
    <style:style style:name="Tabla16.B" style:family="table-column">
      <style:table-column-properties style:column-width="1.2979in" style:rel-column-width="1869*"/>
    </style:style>
    <style:style style:name="Tabla16.C" style:family="table-column">
      <style:table-column-properties style:column-width="1.5243in" style:rel-column-width="2195*"/>
    </style:style>
    <style:style style:name="Tabla16.D" style:family="table-column">
      <style:table-column-properties style:column-width="0.3604in" style:rel-column-width="519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fo:padding-left="0.075in" fo:padding-right="0.075in" fo:padding-top="0in" fo:padding-bottom="0in" fo:border="0.0069in solid #00000a"/>
    </style:style>
    <style:style style:name="Tabla16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16.A7" style:family="table-cell" style:data-style-name="N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16.B7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17" style:family="table">
      <style:table-properties style:width="6.1306in" fo:margin-left="-0.075in" fo:margin-top="0in" fo:margin-bottom="0in" table:align="left" style:writing-mode="lr-tb"/>
    </style:style>
    <style:style style:name="Tabla17.A" style:family="table-column">
      <style:table-column-properties style:column-width="0.4896in"/>
    </style:style>
    <style:style style:name="Tabla17.B" style:family="table-column">
      <style:table-column-properties style:column-width="2.575in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fo:padding-left="0.075in" fo:padding-right="0.075in" fo:padding-top="0in" fo:padding-bottom="0in" fo:border="0.0069in solid #00000a"/>
    </style:style>
    <style:style style:name="Tabla17.4" style:family="table-row">
      <style:table-row-properties style:min-row-height="0.2646in" style:keep-together="true" fo:keep-together="auto"/>
    </style:style>
    <style:style style:name="Tabla17.5" style:family="table-row">
      <style:table-row-properties style:min-row-height="0.2396in" style:keep-together="true" fo:keep-together="auto"/>
    </style:style>
    <style:style style:name="Tabla17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17.6" style:family="table-row">
      <style:table-row-properties style:min-row-height="0.2188in" style:keep-together="true" fo:keep-together="auto"/>
    </style:style>
    <style:style style:name="Tabla18" style:family="table">
      <style:table-properties style:width="6.1306in" fo:margin-left="-0.075in" fo:margin-top="0in" fo:margin-bottom="0in" table:align="left" style:writing-mode="lr-tb"/>
    </style:style>
    <style:style style:name="Tabla18.A" style:family="table-column">
      <style:table-column-properties style:column-width="1.375in"/>
    </style:style>
    <style:style style:name="Tabla18.B" style:family="table-column">
      <style:table-column-properties style:column-width="0.1569in"/>
    </style:style>
    <style:style style:name="Tabla18.C" style:family="table-column">
      <style:table-column-properties style:column-width="1.6139in"/>
    </style:style>
    <style:style style:name="Tabla18.D" style:family="table-column">
      <style:table-column-properties style:column-width="1.1806in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fo:padding-left="0.075in" fo:padding-right="0.075in" fo:padding-top="0in" fo:padding-bottom="0in" fo:border="0.0069in solid #00000a"/>
    </style:style>
    <style:style style:name="Tabla19" style:family="table">
      <style:table-properties style:width="6.1306in" fo:margin-left="-0.075in" fo:margin-top="0in" fo:margin-bottom="0in" table:align="left" style:writing-mode="lr-tb"/>
    </style:style>
    <style:style style:name="Tabla19.A" style:family="table-column">
      <style:table-column-properties style:column-width="1.2729in"/>
    </style:style>
    <style:style style:name="Tabla19.B" style:family="table-column">
      <style:table-column-properties style:column-width="2.4049in"/>
    </style:style>
    <style:style style:name="Tabla19.C" style:family="table-column">
      <style:table-column-properties style:column-width="0.384in"/>
    </style:style>
    <style:style style:name="Tabla19.D" style:family="table-column">
      <style:table-column-properties style:column-width="0.2215in"/>
    </style:style>
    <style:style style:name="Tabla19.E" style:family="table-column">
      <style:table-column-properties style:column-width="0.2132in"/>
    </style:style>
    <style:style style:name="Tabla19.F" style:family="table-column">
      <style:table-column-properties style:column-width="0.3861in"/>
    </style:style>
    <style:style style:name="Tabla19.G" style:family="table-column">
      <style:table-column-properties style:column-width="0.6458in"/>
    </style:style>
    <style:style style:name="Tabla19.1" style:family="table-row">
      <style:table-row-properties style:min-row-height="0.1771in" style:keep-together="true" fo:keep-together="auto"/>
    </style:style>
    <style:style style:name="Tabla19.A1" style:family="table-cell">
      <style:table-cell-properties fo:padding-left="0.075in" fo:padding-right="0.075in" fo:padding-top="0in" fo:padding-bottom="0in" fo:border="0.0069in solid #00000a"/>
    </style:style>
    <style:style style:name="Tabla19.2" style:family="table-row">
      <style:table-row-properties style:keep-together="true" fo:keep-together="auto"/>
    </style:style>
    <style:style style:name="Tabla19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20" style:family="table">
      <style:table-properties style:width="6.1306in" fo:margin-left="-0.075in" fo:margin-top="0in" fo:margin-bottom="0in" table:align="left" style:writing-mode="lr-tb"/>
    </style:style>
    <style:style style:name="Tabla20.A" style:family="table-column">
      <style:table-column-properties style:column-width="6.1306in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fo:padding-left="0.075in" fo:padding-right="0.075in" fo:padding-top="0in" fo:padding-bottom="0in" fo:border="0.0069in solid #00000a"/>
    </style:style>
    <style:style style:name="Tabla21" style:family="table">
      <style:table-properties style:width="6.1306in" fo:margin-left="-0.075in" fo:margin-top="0in" fo:margin-bottom="0in" table:align="left" style:writing-mode="lr-tb"/>
    </style:style>
    <style:style style:name="Tabla21.A" style:family="table-column">
      <style:table-column-properties style:column-width="6.1306in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fo:padding-left="0.075in" fo:padding-right="0.075in" fo:padding-top="0in" fo:padding-bottom="0in" fo:border="0.0069in solid #00000a"/>
    </style:style>
    <style:style style:name="Tabla22" style:family="table">
      <style:table-properties style:width="6.1458in" fo:margin-left="-0.075in" fo:margin-right="0.8542in" fo:margin-top="0in" fo:margin-bottom="0in" table:align="margins" style:writing-mode="lr-tb"/>
    </style:style>
    <style:style style:name="Tabla22.A" style:family="table-column">
      <style:table-column-properties style:column-width="0.234in" style:rel-column-width="337*"/>
    </style:style>
    <style:style style:name="Tabla22.B" style:family="table-column">
      <style:table-column-properties style:column-width="1.2979in" style:rel-column-width="1869*"/>
    </style:style>
    <style:style style:name="Tabla22.C" style:family="table-column">
      <style:table-column-properties style:column-width="1.5243in" style:rel-column-width="2195*"/>
    </style:style>
    <style:style style:name="Tabla22.D" style:family="table-column">
      <style:table-column-properties style:column-width="0.3604in" style:rel-column-width="519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fo:padding-left="0.075in" fo:padding-right="0.075in" fo:padding-top="0in" fo:padding-bottom="0in" fo:border="0.0069in solid #00000a"/>
    </style:style>
    <style:style style:name="Tabla22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22.5" style:family="table-row">
      <style:table-row-properties style:min-row-height="0.1701in" style:keep-together="true" fo:keep-together="auto"/>
    </style:style>
    <style:style style:name="Tabla23" style:family="table">
      <style:table-properties style:width="6.1306in" fo:margin-left="-0.075in" fo:margin-top="0in" fo:margin-bottom="0in" table:align="left" style:writing-mode="lr-tb"/>
    </style:style>
    <style:style style:name="Tabla23.A" style:family="table-column">
      <style:table-column-properties style:column-width="0.4896in"/>
    </style:style>
    <style:style style:name="Tabla23.B" style:family="table-column">
      <style:table-column-properties style:column-width="2.575in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fo:padding-left="0.075in" fo:padding-right="0.075in" fo:padding-top="0in" fo:padding-bottom="0in" fo:border="0.0069in solid #00000a"/>
    </style:style>
    <style:style style:name="Tabla23.4" style:family="table-row">
      <style:table-row-properties style:min-row-height="0.2646in" style:keep-together="true" fo:keep-together="auto"/>
    </style:style>
    <style:style style:name="Tabla23.5" style:family="table-row">
      <style:table-row-properties style:min-row-height="0.2396in" style:keep-together="true" fo:keep-together="auto"/>
    </style:style>
    <style:style style:name="Tabla23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23.6" style:family="table-row">
      <style:table-row-properties style:min-row-height="0.2188in" style:keep-together="true" fo:keep-together="auto"/>
    </style:style>
    <style:style style:name="Tabla24" style:family="table">
      <style:table-properties style:width="6.1306in" fo:margin-left="-0.075in" fo:margin-top="0in" fo:margin-bottom="0in" table:align="left" style:writing-mode="lr-tb"/>
    </style:style>
    <style:style style:name="Tabla24.A" style:family="table-column">
      <style:table-column-properties style:column-width="1.375in"/>
    </style:style>
    <style:style style:name="Tabla24.B" style:family="table-column">
      <style:table-column-properties style:column-width="0.1569in"/>
    </style:style>
    <style:style style:name="Tabla24.C" style:family="table-column">
      <style:table-column-properties style:column-width="1.6139in"/>
    </style:style>
    <style:style style:name="Tabla24.D" style:family="table-column">
      <style:table-column-properties style:column-width="1.1806in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fo:padding-left="0.075in" fo:padding-right="0.075in" fo:padding-top="0in" fo:padding-bottom="0in" fo:border="0.0069in solid #00000a"/>
    </style:style>
    <style:style style:name="Tabla25" style:family="table">
      <style:table-properties style:width="6.1306in" fo:margin-left="-0.075in" fo:margin-top="0in" fo:margin-bottom="0in" table:align="left" style:writing-mode="lr-tb"/>
    </style:style>
    <style:style style:name="Tabla25.A" style:family="table-column">
      <style:table-column-properties style:column-width="1.2729in"/>
    </style:style>
    <style:style style:name="Tabla25.B" style:family="table-column">
      <style:table-column-properties style:column-width="2.4049in"/>
    </style:style>
    <style:style style:name="Tabla25.C" style:family="table-column">
      <style:table-column-properties style:column-width="0.384in"/>
    </style:style>
    <style:style style:name="Tabla25.D" style:family="table-column">
      <style:table-column-properties style:column-width="0.2215in"/>
    </style:style>
    <style:style style:name="Tabla25.E" style:family="table-column">
      <style:table-column-properties style:column-width="0.2132in"/>
    </style:style>
    <style:style style:name="Tabla25.F" style:family="table-column">
      <style:table-column-properties style:column-width="0.3861in"/>
    </style:style>
    <style:style style:name="Tabla25.G" style:family="table-column">
      <style:table-column-properties style:column-width="0.6458in"/>
    </style:style>
    <style:style style:name="Tabla25.1" style:family="table-row">
      <style:table-row-properties style:min-row-height="0.1771in" style:keep-together="true" fo:keep-together="auto"/>
    </style:style>
    <style:style style:name="Tabla25.A1" style:family="table-cell">
      <style:table-cell-properties fo:padding-left="0.075in" fo:padding-right="0.075in" fo:padding-top="0in" fo:padding-bottom="0in" fo:border="0.0069in solid #00000a"/>
    </style:style>
    <style:style style:name="Tabla25.2" style:family="table-row">
      <style:table-row-properties style:keep-together="true" fo:keep-together="auto"/>
    </style:style>
    <style:style style:name="Tabla25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26" style:family="table">
      <style:table-properties style:width="6.1306in" fo:margin-left="-0.075in" fo:margin-top="0in" fo:margin-bottom="0in" table:align="left" style:writing-mode="lr-tb"/>
    </style:style>
    <style:style style:name="Tabla26.A" style:family="table-column">
      <style:table-column-properties style:column-width="6.1306in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fo:padding-left="0.075in" fo:padding-right="0.075in" fo:padding-top="0in" fo:padding-bottom="0in" fo:border="0.0069in solid #00000a"/>
    </style:style>
    <style:style style:name="Tabla27" style:family="table">
      <style:table-properties style:width="6.1306in" fo:margin-left="-0.075in" fo:margin-top="0in" fo:margin-bottom="0in" table:align="left" style:writing-mode="lr-tb"/>
    </style:style>
    <style:style style:name="Tabla27.A" style:family="table-column">
      <style:table-column-properties style:column-width="6.1306in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fo:padding-left="0.075in" fo:padding-right="0.075in" fo:padding-top="0in" fo:padding-bottom="0in" fo:border="0.0069in solid #00000a"/>
    </style:style>
    <style:style style:name="Tabla28" style:family="table">
      <style:table-properties style:width="6.1458in" fo:margin-left="-0.075in" fo:margin-right="0.8542in" fo:margin-top="0in" fo:margin-bottom="0in" table:align="margins" style:writing-mode="lr-tb"/>
    </style:style>
    <style:style style:name="Tabla28.A" style:family="table-column">
      <style:table-column-properties style:column-width="0.234in" style:rel-column-width="337*"/>
    </style:style>
    <style:style style:name="Tabla28.B" style:family="table-column">
      <style:table-column-properties style:column-width="1.2979in" style:rel-column-width="1869*"/>
    </style:style>
    <style:style style:name="Tabla28.C" style:family="table-column">
      <style:table-column-properties style:column-width="1.5243in" style:rel-column-width="2195*"/>
    </style:style>
    <style:style style:name="Tabla28.D" style:family="table-column">
      <style:table-column-properties style:column-width="0.3604in" style:rel-column-width="519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fo:padding-left="0.075in" fo:padding-right="0.075in" fo:padding-top="0in" fo:padding-bottom="0in" fo:border="0.0069in solid #00000a"/>
    </style:style>
    <style:style style:name="Tabla28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28.5" style:family="table-row">
      <style:table-row-properties style:min-row-height="0.1701in" style:keep-together="true" fo:keep-together="auto"/>
    </style:style>
    <style:style style:name="Tabla29" style:family="table">
      <style:table-properties style:width="6.1306in" fo:margin-left="-0.075in" fo:margin-top="0in" fo:margin-bottom="0in" table:align="left" style:writing-mode="lr-tb"/>
    </style:style>
    <style:style style:name="Tabla29.A" style:family="table-column">
      <style:table-column-properties style:column-width="0.4896in"/>
    </style:style>
    <style:style style:name="Tabla29.B" style:family="table-column">
      <style:table-column-properties style:column-width="2.575in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fo:padding-left="0.075in" fo:padding-right="0.075in" fo:padding-top="0in" fo:padding-bottom="0in" fo:border="0.0069in solid #00000a"/>
    </style:style>
    <style:style style:name="Tabla29.4" style:family="table-row">
      <style:table-row-properties style:min-row-height="0.2646in" style:keep-together="true" fo:keep-together="auto"/>
    </style:style>
    <style:style style:name="Tabla29.5" style:family="table-row">
      <style:table-row-properties style:min-row-height="0.2396in" style:keep-together="true" fo:keep-together="auto"/>
    </style:style>
    <style:style style:name="Tabla29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29.6" style:family="table-row">
      <style:table-row-properties style:min-row-height="0.2188in" style:keep-together="true" fo:keep-together="auto"/>
    </style:style>
    <style:style style:name="Tabla30" style:family="table">
      <style:table-properties style:width="6.1306in" fo:margin-left="-0.075in" fo:margin-top="0in" fo:margin-bottom="0in" table:align="left" style:writing-mode="lr-tb"/>
    </style:style>
    <style:style style:name="Tabla30.A" style:family="table-column">
      <style:table-column-properties style:column-width="1.375in"/>
    </style:style>
    <style:style style:name="Tabla30.B" style:family="table-column">
      <style:table-column-properties style:column-width="0.1569in"/>
    </style:style>
    <style:style style:name="Tabla30.C" style:family="table-column">
      <style:table-column-properties style:column-width="1.6139in"/>
    </style:style>
    <style:style style:name="Tabla30.D" style:family="table-column">
      <style:table-column-properties style:column-width="1.1806in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fo:padding-left="0.075in" fo:padding-right="0.075in" fo:padding-top="0in" fo:padding-bottom="0in" fo:border="0.0069in solid #00000a"/>
    </style:style>
    <style:style style:name="Tabla31" style:family="table">
      <style:table-properties style:width="6.1306in" fo:margin-left="-0.075in" fo:margin-top="0in" fo:margin-bottom="0in" table:align="left" style:writing-mode="lr-tb"/>
    </style:style>
    <style:style style:name="Tabla31.A" style:family="table-column">
      <style:table-column-properties style:column-width="1.2729in"/>
    </style:style>
    <style:style style:name="Tabla31.B" style:family="table-column">
      <style:table-column-properties style:column-width="2.4049in"/>
    </style:style>
    <style:style style:name="Tabla31.C" style:family="table-column">
      <style:table-column-properties style:column-width="0.384in"/>
    </style:style>
    <style:style style:name="Tabla31.D" style:family="table-column">
      <style:table-column-properties style:column-width="0.2215in"/>
    </style:style>
    <style:style style:name="Tabla31.E" style:family="table-column">
      <style:table-column-properties style:column-width="0.2132in"/>
    </style:style>
    <style:style style:name="Tabla31.F" style:family="table-column">
      <style:table-column-properties style:column-width="0.3861in"/>
    </style:style>
    <style:style style:name="Tabla31.G" style:family="table-column">
      <style:table-column-properties style:column-width="0.6458in"/>
    </style:style>
    <style:style style:name="Tabla31.1" style:family="table-row">
      <style:table-row-properties style:min-row-height="0.1771in" style:keep-together="true" fo:keep-together="auto"/>
    </style:style>
    <style:style style:name="Tabla31.A1" style:family="table-cell">
      <style:table-cell-properties fo:padding-left="0.075in" fo:padding-right="0.075in" fo:padding-top="0in" fo:padding-bottom="0in" fo:border="0.0069in solid #00000a"/>
    </style:style>
    <style:style style:name="Tabla31.2" style:family="table-row">
      <style:table-row-properties style:keep-together="true" fo:keep-together="auto"/>
    </style:style>
    <style:style style:name="Tabla31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32" style:family="table">
      <style:table-properties style:width="6.1306in" fo:margin-left="-0.075in" fo:margin-top="0in" fo:margin-bottom="0in" table:align="left" style:writing-mode="lr-tb"/>
    </style:style>
    <style:style style:name="Tabla32.A" style:family="table-column">
      <style:table-column-properties style:column-width="6.1306in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fo:padding-left="0.075in" fo:padding-right="0.075in" fo:padding-top="0in" fo:padding-bottom="0in" fo:border="0.0069in solid #00000a"/>
    </style:style>
    <style:style style:name="Tabla33" style:family="table">
      <style:table-properties style:width="6.1306in" fo:margin-left="-0.075in" fo:margin-top="0in" fo:margin-bottom="0in" table:align="left" style:writing-mode="lr-tb"/>
    </style:style>
    <style:style style:name="Tabla33.A" style:family="table-column">
      <style:table-column-properties style:column-width="6.1306in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fo:padding-left="0.075in" fo:padding-right="0.075in" fo:padding-top="0in" fo:padding-bottom="0in" fo:border="0.0069in solid #00000a"/>
    </style:style>
    <style:style style:name="Tabla34" style:family="table">
      <style:table-properties style:width="6.1458in" fo:margin-left="-0.075in" fo:margin-right="0.8542in" fo:margin-top="0in" fo:margin-bottom="0in" table:align="margins" style:writing-mode="lr-tb"/>
    </style:style>
    <style:style style:name="Tabla34.A" style:family="table-column">
      <style:table-column-properties style:column-width="0.234in" style:rel-column-width="337*"/>
    </style:style>
    <style:style style:name="Tabla34.B" style:family="table-column">
      <style:table-column-properties style:column-width="1.2979in" style:rel-column-width="1869*"/>
    </style:style>
    <style:style style:name="Tabla34.C" style:family="table-column">
      <style:table-column-properties style:column-width="1.5243in" style:rel-column-width="2195*"/>
    </style:style>
    <style:style style:name="Tabla34.D" style:family="table-column">
      <style:table-column-properties style:column-width="0.3604in" style:rel-column-width="519*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fo:padding-left="0.075in" fo:padding-right="0.075in" fo:padding-top="0in" fo:padding-bottom="0in" fo:border="0.0069in solid #00000a"/>
    </style:style>
    <style:style style:name="Tabla34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34.5" style:family="table-row">
      <style:table-row-properties style:min-row-height="0.1701in" style:keep-together="true" fo:keep-together="auto"/>
    </style:style>
    <style:style style:name="Tabla35" style:family="table">
      <style:table-properties style:width="6.1306in" fo:margin-left="-0.075in" fo:margin-top="0in" fo:margin-bottom="0in" table:align="left" style:writing-mode="lr-tb"/>
    </style:style>
    <style:style style:name="Tabla35.A" style:family="table-column">
      <style:table-column-properties style:column-width="0.4896in"/>
    </style:style>
    <style:style style:name="Tabla35.B" style:family="table-column">
      <style:table-column-properties style:column-width="2.575in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fo:padding-left="0.075in" fo:padding-right="0.075in" fo:padding-top="0in" fo:padding-bottom="0in" fo:border="0.0069in solid #00000a"/>
    </style:style>
    <style:style style:name="Tabla35.4" style:family="table-row">
      <style:table-row-properties style:min-row-height="0.2646in" style:keep-together="true" fo:keep-together="auto"/>
    </style:style>
    <style:style style:name="Tabla35.5" style:family="table-row">
      <style:table-row-properties style:min-row-height="0.2396in" style:keep-together="true" fo:keep-together="auto"/>
    </style:style>
    <style:style style:name="Tabla35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35.6" style:family="table-row">
      <style:table-row-properties style:min-row-height="0.2188in" style:keep-together="true" fo:keep-together="auto"/>
    </style:style>
    <style:style style:name="Tabla36" style:family="table">
      <style:table-properties style:width="6.1306in" fo:margin-left="-0.075in" fo:margin-top="0in" fo:margin-bottom="0in" table:align="left" style:writing-mode="lr-tb"/>
    </style:style>
    <style:style style:name="Tabla36.A" style:family="table-column">
      <style:table-column-properties style:column-width="1.375in"/>
    </style:style>
    <style:style style:name="Tabla36.B" style:family="table-column">
      <style:table-column-properties style:column-width="0.1569in"/>
    </style:style>
    <style:style style:name="Tabla36.C" style:family="table-column">
      <style:table-column-properties style:column-width="1.6139in"/>
    </style:style>
    <style:style style:name="Tabla36.D" style:family="table-column">
      <style:table-column-properties style:column-width="1.1806in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fo:padding-left="0.075in" fo:padding-right="0.075in" fo:padding-top="0in" fo:padding-bottom="0in" fo:border="0.0069in solid #00000a"/>
    </style:style>
    <style:style style:name="Tabla37" style:family="table">
      <style:table-properties style:width="6.1306in" fo:margin-left="-0.075in" fo:margin-top="0in" fo:margin-bottom="0in" table:align="left" style:writing-mode="lr-tb"/>
    </style:style>
    <style:style style:name="Tabla37.A" style:family="table-column">
      <style:table-column-properties style:column-width="1.2729in"/>
    </style:style>
    <style:style style:name="Tabla37.B" style:family="table-column">
      <style:table-column-properties style:column-width="2.4049in"/>
    </style:style>
    <style:style style:name="Tabla37.C" style:family="table-column">
      <style:table-column-properties style:column-width="0.384in"/>
    </style:style>
    <style:style style:name="Tabla37.D" style:family="table-column">
      <style:table-column-properties style:column-width="0.2215in"/>
    </style:style>
    <style:style style:name="Tabla37.E" style:family="table-column">
      <style:table-column-properties style:column-width="0.2132in"/>
    </style:style>
    <style:style style:name="Tabla37.F" style:family="table-column">
      <style:table-column-properties style:column-width="0.3861in"/>
    </style:style>
    <style:style style:name="Tabla37.G" style:family="table-column">
      <style:table-column-properties style:column-width="0.6458in"/>
    </style:style>
    <style:style style:name="Tabla37.1" style:family="table-row">
      <style:table-row-properties style:min-row-height="0.1771in" style:keep-together="true" fo:keep-together="auto"/>
    </style:style>
    <style:style style:name="Tabla37.A1" style:family="table-cell">
      <style:table-cell-properties fo:padding-left="0.075in" fo:padding-right="0.075in" fo:padding-top="0in" fo:padding-bottom="0in" fo:border="0.0069in solid #00000a"/>
    </style:style>
    <style:style style:name="Tabla37.2" style:family="table-row">
      <style:table-row-properties style:keep-together="true" fo:keep-together="auto"/>
    </style:style>
    <style:style style:name="Tabla37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38" style:family="table">
      <style:table-properties style:width="6.1306in" fo:margin-left="-0.075in" fo:margin-top="0in" fo:margin-bottom="0in" table:align="left" style:writing-mode="lr-tb"/>
    </style:style>
    <style:style style:name="Tabla38.A" style:family="table-column">
      <style:table-column-properties style:column-width="6.1306in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fo:padding-left="0.075in" fo:padding-right="0.075in" fo:padding-top="0in" fo:padding-bottom="0in" fo:border="0.0069in solid #00000a"/>
    </style:style>
    <style:style style:name="Tabla39" style:family="table">
      <style:table-properties style:width="6.1306in" fo:margin-left="-0.075in" fo:margin-top="0in" fo:margin-bottom="0in" table:align="left" style:writing-mode="lr-tb"/>
    </style:style>
    <style:style style:name="Tabla39.A" style:family="table-column">
      <style:table-column-properties style:column-width="6.1306in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fo:padding-left="0.075in" fo:padding-right="0.075in" fo:padding-top="0in" fo:padding-bottom="0in" fo:border="0.0069in solid #00000a"/>
    </style:style>
    <style:style style:name="Tabla40" style:family="table">
      <style:table-properties style:width="6.1458in" fo:margin-left="-0.075in" fo:margin-right="0.8542in" fo:margin-top="0in" fo:margin-bottom="0in" table:align="margins" style:writing-mode="lr-tb"/>
    </style:style>
    <style:style style:name="Tabla40.A" style:family="table-column">
      <style:table-column-properties style:column-width="0.234in" style:rel-column-width="337*"/>
    </style:style>
    <style:style style:name="Tabla40.B" style:family="table-column">
      <style:table-column-properties style:column-width="1.2979in" style:rel-column-width="1869*"/>
    </style:style>
    <style:style style:name="Tabla40.C" style:family="table-column">
      <style:table-column-properties style:column-width="1.5243in" style:rel-column-width="2195*"/>
    </style:style>
    <style:style style:name="Tabla40.D" style:family="table-column">
      <style:table-column-properties style:column-width="0.3604in" style:rel-column-width="519*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fo:padding-left="0.075in" fo:padding-right="0.075in" fo:padding-top="0in" fo:padding-bottom="0in" fo:border="0.0069in solid #00000a"/>
    </style:style>
    <style:style style:name="Tabla40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40.A7" style:family="table-cell" style:data-style-name="N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40.B7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41" style:family="table">
      <style:table-properties style:width="6.1306in" fo:margin-left="-0.075in" fo:margin-top="0in" fo:margin-bottom="0in" table:align="left" style:writing-mode="lr-tb"/>
    </style:style>
    <style:style style:name="Tabla41.A" style:family="table-column">
      <style:table-column-properties style:column-width="0.4896in"/>
    </style:style>
    <style:style style:name="Tabla41.B" style:family="table-column">
      <style:table-column-properties style:column-width="2.575in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fo:padding-left="0.075in" fo:padding-right="0.075in" fo:padding-top="0in" fo:padding-bottom="0in" fo:border="0.0069in solid #00000a"/>
    </style:style>
    <style:style style:name="Tabla41.4" style:family="table-row">
      <style:table-row-properties style:min-row-height="0.2646in" style:keep-together="true" fo:keep-together="auto"/>
    </style:style>
    <style:style style:name="Tabla41.5" style:family="table-row">
      <style:table-row-properties style:min-row-height="0.2396in" style:keep-together="true" fo:keep-together="auto"/>
    </style:style>
    <style:style style:name="Tabla41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41.6" style:family="table-row">
      <style:table-row-properties style:min-row-height="0.2188in" style:keep-together="true" fo:keep-together="auto"/>
    </style:style>
    <style:style style:name="Tabla42" style:family="table">
      <style:table-properties style:width="6.1306in" fo:margin-left="-0.075in" fo:margin-top="0in" fo:margin-bottom="0in" table:align="left" style:writing-mode="lr-tb"/>
    </style:style>
    <style:style style:name="Tabla42.A" style:family="table-column">
      <style:table-column-properties style:column-width="1.375in"/>
    </style:style>
    <style:style style:name="Tabla42.B" style:family="table-column">
      <style:table-column-properties style:column-width="0.1569in"/>
    </style:style>
    <style:style style:name="Tabla42.C" style:family="table-column">
      <style:table-column-properties style:column-width="1.6139in"/>
    </style:style>
    <style:style style:name="Tabla42.D" style:family="table-column">
      <style:table-column-properties style:column-width="1.1806in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fo:padding-left="0.075in" fo:padding-right="0.075in" fo:padding-top="0in" fo:padding-bottom="0in" fo:border="0.0069in solid #00000a"/>
    </style:style>
    <style:style style:name="Tabla43" style:family="table">
      <style:table-properties style:width="6.1306in" fo:margin-left="-0.075in" fo:margin-top="0in" fo:margin-bottom="0in" table:align="left" style:writing-mode="lr-tb"/>
    </style:style>
    <style:style style:name="Tabla43.A" style:family="table-column">
      <style:table-column-properties style:column-width="1.2729in"/>
    </style:style>
    <style:style style:name="Tabla43.B" style:family="table-column">
      <style:table-column-properties style:column-width="2.4049in"/>
    </style:style>
    <style:style style:name="Tabla43.C" style:family="table-column">
      <style:table-column-properties style:column-width="0.384in"/>
    </style:style>
    <style:style style:name="Tabla43.D" style:family="table-column">
      <style:table-column-properties style:column-width="0.2215in"/>
    </style:style>
    <style:style style:name="Tabla43.E" style:family="table-column">
      <style:table-column-properties style:column-width="0.2132in"/>
    </style:style>
    <style:style style:name="Tabla43.F" style:family="table-column">
      <style:table-column-properties style:column-width="0.3861in"/>
    </style:style>
    <style:style style:name="Tabla43.G" style:family="table-column">
      <style:table-column-properties style:column-width="0.6458in"/>
    </style:style>
    <style:style style:name="Tabla43.1" style:family="table-row">
      <style:table-row-properties style:min-row-height="0.1771in" style:keep-together="true" fo:keep-together="auto"/>
    </style:style>
    <style:style style:name="Tabla43.A1" style:family="table-cell">
      <style:table-cell-properties fo:padding-left="0.075in" fo:padding-right="0.075in" fo:padding-top="0in" fo:padding-bottom="0in" fo:border="0.0069in solid #00000a"/>
    </style:style>
    <style:style style:name="Tabla43.2" style:family="table-row">
      <style:table-row-properties style:keep-together="true" fo:keep-together="auto"/>
    </style:style>
    <style:style style:name="Tabla43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44" style:family="table">
      <style:table-properties style:width="6.1306in" fo:margin-left="-0.075in" fo:margin-top="0in" fo:margin-bottom="0in" table:align="left" style:writing-mode="lr-tb"/>
    </style:style>
    <style:style style:name="Tabla44.A" style:family="table-column">
      <style:table-column-properties style:column-width="6.1306in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fo:padding-left="0.075in" fo:padding-right="0.075in" fo:padding-top="0in" fo:padding-bottom="0in" fo:border="0.0069in solid #00000a"/>
    </style:style>
    <style:style style:name="Tabla45" style:family="table">
      <style:table-properties style:width="6.1306in" fo:margin-left="-0.075in" fo:margin-top="0in" fo:margin-bottom="0in" table:align="left" style:writing-mode="lr-tb"/>
    </style:style>
    <style:style style:name="Tabla45.A" style:family="table-column">
      <style:table-column-properties style:column-width="6.1306in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fo:padding-left="0.075in" fo:padding-right="0.075in" fo:padding-top="0in" fo:padding-bottom="0in" fo:border="0.0069in solid #00000a"/>
    </style:style>
    <style:style style:name="Tabla46" style:family="table">
      <style:table-properties style:width="6.1458in" fo:margin-left="-0.075in" fo:margin-right="0.8542in" fo:margin-top="0in" fo:margin-bottom="0in" table:align="margins" style:writing-mode="lr-tb"/>
    </style:style>
    <style:style style:name="Tabla46.A" style:family="table-column">
      <style:table-column-properties style:column-width="0.234in" style:rel-column-width="337*"/>
    </style:style>
    <style:style style:name="Tabla46.B" style:family="table-column">
      <style:table-column-properties style:column-width="1.2979in" style:rel-column-width="1869*"/>
    </style:style>
    <style:style style:name="Tabla46.C" style:family="table-column">
      <style:table-column-properties style:column-width="1.5243in" style:rel-column-width="2195*"/>
    </style:style>
    <style:style style:name="Tabla46.D" style:family="table-column">
      <style:table-column-properties style:column-width="0.3604in" style:rel-column-width="519*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fo:padding-left="0.075in" fo:padding-right="0.075in" fo:padding-top="0in" fo:padding-bottom="0in" fo:border="0.0069in solid #00000a"/>
    </style:style>
    <style:style style:name="Tabla46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46.5" style:family="table-row">
      <style:table-row-properties style:min-row-height="0.1701in" style:keep-together="true" fo:keep-together="auto"/>
    </style:style>
    <style:style style:name="Tabla47" style:family="table">
      <style:table-properties style:width="6.1306in" fo:margin-left="-0.075in" fo:margin-top="0in" fo:margin-bottom="0in" table:align="left" style:writing-mode="lr-tb"/>
    </style:style>
    <style:style style:name="Tabla47.A" style:family="table-column">
      <style:table-column-properties style:column-width="0.4896in"/>
    </style:style>
    <style:style style:name="Tabla47.B" style:family="table-column">
      <style:table-column-properties style:column-width="2.575in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fo:padding-left="0.075in" fo:padding-right="0.075in" fo:padding-top="0in" fo:padding-bottom="0in" fo:border="0.0069in solid #00000a"/>
    </style:style>
    <style:style style:name="Tabla47.4" style:family="table-row">
      <style:table-row-properties style:min-row-height="0.2646in" style:keep-together="true" fo:keep-together="auto"/>
    </style:style>
    <style:style style:name="Tabla47.5" style:family="table-row">
      <style:table-row-properties style:min-row-height="0.2396in" style:keep-together="true" fo:keep-together="auto"/>
    </style:style>
    <style:style style:name="Tabla47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47.6" style:family="table-row">
      <style:table-row-properties style:min-row-height="0.2188in" style:keep-together="true" fo:keep-together="auto"/>
    </style:style>
    <style:style style:name="Tabla48" style:family="table">
      <style:table-properties style:width="6.1306in" fo:margin-left="-0.075in" fo:margin-top="0in" fo:margin-bottom="0in" table:align="left" style:writing-mode="lr-tb"/>
    </style:style>
    <style:style style:name="Tabla48.A" style:family="table-column">
      <style:table-column-properties style:column-width="1.375in"/>
    </style:style>
    <style:style style:name="Tabla48.B" style:family="table-column">
      <style:table-column-properties style:column-width="0.1569in"/>
    </style:style>
    <style:style style:name="Tabla48.C" style:family="table-column">
      <style:table-column-properties style:column-width="1.6139in"/>
    </style:style>
    <style:style style:name="Tabla48.D" style:family="table-column">
      <style:table-column-properties style:column-width="1.1806in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fo:padding-left="0.075in" fo:padding-right="0.075in" fo:padding-top="0in" fo:padding-bottom="0in" fo:border="0.0069in solid #00000a"/>
    </style:style>
    <style:style style:name="Tabla49" style:family="table">
      <style:table-properties style:width="6.1306in" fo:margin-left="-0.075in" fo:margin-top="0in" fo:margin-bottom="0in" table:align="left" style:writing-mode="lr-tb"/>
    </style:style>
    <style:style style:name="Tabla49.A" style:family="table-column">
      <style:table-column-properties style:column-width="1.2729in"/>
    </style:style>
    <style:style style:name="Tabla49.B" style:family="table-column">
      <style:table-column-properties style:column-width="2.4049in"/>
    </style:style>
    <style:style style:name="Tabla49.C" style:family="table-column">
      <style:table-column-properties style:column-width="0.384in"/>
    </style:style>
    <style:style style:name="Tabla49.D" style:family="table-column">
      <style:table-column-properties style:column-width="0.2215in"/>
    </style:style>
    <style:style style:name="Tabla49.E" style:family="table-column">
      <style:table-column-properties style:column-width="0.2132in"/>
    </style:style>
    <style:style style:name="Tabla49.F" style:family="table-column">
      <style:table-column-properties style:column-width="0.3861in"/>
    </style:style>
    <style:style style:name="Tabla49.G" style:family="table-column">
      <style:table-column-properties style:column-width="0.6458in"/>
    </style:style>
    <style:style style:name="Tabla49.1" style:family="table-row">
      <style:table-row-properties style:min-row-height="0.1771in" style:keep-together="true" fo:keep-together="auto"/>
    </style:style>
    <style:style style:name="Tabla49.A1" style:family="table-cell">
      <style:table-cell-properties fo:padding-left="0.075in" fo:padding-right="0.075in" fo:padding-top="0in" fo:padding-bottom="0in" fo:border="0.0069in solid #00000a"/>
    </style:style>
    <style:style style:name="Tabla49.2" style:family="table-row">
      <style:table-row-properties style:keep-together="true" fo:keep-together="auto"/>
    </style:style>
    <style:style style:name="Tabla49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50" style:family="table">
      <style:table-properties style:width="6.1306in" fo:margin-left="-0.075in" fo:margin-top="0in" fo:margin-bottom="0in" table:align="left" style:writing-mode="lr-tb"/>
    </style:style>
    <style:style style:name="Tabla50.A" style:family="table-column">
      <style:table-column-properties style:column-width="6.1306in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fo:padding-left="0.075in" fo:padding-right="0.075in" fo:padding-top="0in" fo:padding-bottom="0in" fo:border="0.0069in solid #00000a"/>
    </style:style>
    <style:style style:name="Tabla51" style:family="table">
      <style:table-properties style:width="6.1306in" fo:margin-left="-0.075in" fo:margin-top="0in" fo:margin-bottom="0in" table:align="left" style:writing-mode="lr-tb"/>
    </style:style>
    <style:style style:name="Tabla51.A" style:family="table-column">
      <style:table-column-properties style:column-width="6.1306in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fo:padding-left="0.075in" fo:padding-right="0.075in" fo:padding-top="0in" fo:padding-bottom="0in" fo:border="0.0069in solid #00000a"/>
    </style:style>
    <style:style style:name="Tabla52" style:family="table">
      <style:table-properties style:width="6.1458in" fo:margin-left="-0.075in" fo:margin-right="0.8542in" fo:margin-top="0in" fo:margin-bottom="0in" table:align="margins" style:writing-mode="lr-tb"/>
    </style:style>
    <style:style style:name="Tabla52.A" style:family="table-column">
      <style:table-column-properties style:column-width="0.234in" style:rel-column-width="337*"/>
    </style:style>
    <style:style style:name="Tabla52.B" style:family="table-column">
      <style:table-column-properties style:column-width="1.2979in" style:rel-column-width="1869*"/>
    </style:style>
    <style:style style:name="Tabla52.C" style:family="table-column">
      <style:table-column-properties style:column-width="1.5243in" style:rel-column-width="2195*"/>
    </style:style>
    <style:style style:name="Tabla52.D" style:family="table-column">
      <style:table-column-properties style:column-width="0.3604in" style:rel-column-width="519*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fo:padding-left="0.075in" fo:padding-right="0.075in" fo:padding-top="0in" fo:padding-bottom="0in" fo:border="0.0069in solid #00000a"/>
    </style:style>
    <style:style style:name="Tabla52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52.5" style:family="table-row">
      <style:table-row-properties style:min-row-height="0.1701in" style:keep-together="true" fo:keep-together="auto"/>
    </style:style>
    <style:style style:name="Tabla53" style:family="table">
      <style:table-properties style:width="6.1306in" fo:margin-left="-0.075in" fo:margin-top="0in" fo:margin-bottom="0in" table:align="left" style:writing-mode="lr-tb"/>
    </style:style>
    <style:style style:name="Tabla53.A" style:family="table-column">
      <style:table-column-properties style:column-width="0.4896in"/>
    </style:style>
    <style:style style:name="Tabla53.B" style:family="table-column">
      <style:table-column-properties style:column-width="2.575in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fo:padding-left="0.075in" fo:padding-right="0.075in" fo:padding-top="0in" fo:padding-bottom="0in" fo:border="0.0069in solid #00000a"/>
    </style:style>
    <style:style style:name="Tabla53.4" style:family="table-row">
      <style:table-row-properties style:min-row-height="0.2646in" style:keep-together="true" fo:keep-together="auto"/>
    </style:style>
    <style:style style:name="Tabla53.5" style:family="table-row">
      <style:table-row-properties style:min-row-height="0.2396in" style:keep-together="true" fo:keep-together="auto"/>
    </style:style>
    <style:style style:name="Tabla53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53.6" style:family="table-row">
      <style:table-row-properties style:min-row-height="0.2188in" style:keep-together="true" fo:keep-together="auto"/>
    </style:style>
    <style:style style:name="Tabla54" style:family="table">
      <style:table-properties style:width="6.1306in" fo:margin-left="-0.075in" fo:margin-top="0in" fo:margin-bottom="0in" table:align="left" style:writing-mode="lr-tb"/>
    </style:style>
    <style:style style:name="Tabla54.A" style:family="table-column">
      <style:table-column-properties style:column-width="1.375in"/>
    </style:style>
    <style:style style:name="Tabla54.B" style:family="table-column">
      <style:table-column-properties style:column-width="0.1569in"/>
    </style:style>
    <style:style style:name="Tabla54.C" style:family="table-column">
      <style:table-column-properties style:column-width="1.6139in"/>
    </style:style>
    <style:style style:name="Tabla54.D" style:family="table-column">
      <style:table-column-properties style:column-width="1.1806in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fo:padding-left="0.075in" fo:padding-right="0.075in" fo:padding-top="0in" fo:padding-bottom="0in" fo:border="0.0069in solid #00000a"/>
    </style:style>
    <style:style style:name="Tabla55" style:family="table">
      <style:table-properties style:width="6.1306in" fo:margin-left="-0.075in" fo:margin-top="0in" fo:margin-bottom="0in" table:align="left" style:writing-mode="lr-tb"/>
    </style:style>
    <style:style style:name="Tabla55.A" style:family="table-column">
      <style:table-column-properties style:column-width="1.2729in"/>
    </style:style>
    <style:style style:name="Tabla55.B" style:family="table-column">
      <style:table-column-properties style:column-width="2.4049in"/>
    </style:style>
    <style:style style:name="Tabla55.C" style:family="table-column">
      <style:table-column-properties style:column-width="0.384in"/>
    </style:style>
    <style:style style:name="Tabla55.D" style:family="table-column">
      <style:table-column-properties style:column-width="0.2215in"/>
    </style:style>
    <style:style style:name="Tabla55.E" style:family="table-column">
      <style:table-column-properties style:column-width="0.2132in"/>
    </style:style>
    <style:style style:name="Tabla55.F" style:family="table-column">
      <style:table-column-properties style:column-width="0.3861in"/>
    </style:style>
    <style:style style:name="Tabla55.G" style:family="table-column">
      <style:table-column-properties style:column-width="0.6458in"/>
    </style:style>
    <style:style style:name="Tabla55.1" style:family="table-row">
      <style:table-row-properties style:min-row-height="0.1771in" style:keep-together="true" fo:keep-together="auto"/>
    </style:style>
    <style:style style:name="Tabla55.A1" style:family="table-cell">
      <style:table-cell-properties fo:padding-left="0.075in" fo:padding-right="0.075in" fo:padding-top="0in" fo:padding-bottom="0in" fo:border="0.0069in solid #00000a"/>
    </style:style>
    <style:style style:name="Tabla55.2" style:family="table-row">
      <style:table-row-properties style:keep-together="true" fo:keep-together="auto"/>
    </style:style>
    <style:style style:name="Tabla55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56" style:family="table">
      <style:table-properties style:width="6.1306in" fo:margin-left="-0.075in" fo:margin-top="0in" fo:margin-bottom="0in" table:align="left" style:writing-mode="lr-tb"/>
    </style:style>
    <style:style style:name="Tabla56.A" style:family="table-column">
      <style:table-column-properties style:column-width="6.1306in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fo:padding-left="0.075in" fo:padding-right="0.075in" fo:padding-top="0in" fo:padding-bottom="0in" fo:border="0.0069in solid #00000a"/>
    </style:style>
    <style:style style:name="Tabla57" style:family="table">
      <style:table-properties style:width="6.1306in" fo:margin-left="-0.075in" fo:margin-top="0in" fo:margin-bottom="0in" table:align="left" style:writing-mode="lr-tb"/>
    </style:style>
    <style:style style:name="Tabla57.A" style:family="table-column">
      <style:table-column-properties style:column-width="6.1306in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fo:padding-left="0.075in" fo:padding-right="0.075in" fo:padding-top="0in" fo:padding-bottom="0in" fo:border="0.0069in solid #00000a"/>
    </style:style>
    <style:style style:name="Tabla58" style:family="table">
      <style:table-properties style:width="6.1458in" fo:margin-left="-0.075in" fo:margin-right="0.8542in" fo:margin-top="0in" fo:margin-bottom="0in" table:align="margins" style:writing-mode="lr-tb"/>
    </style:style>
    <style:style style:name="Tabla58.A" style:family="table-column">
      <style:table-column-properties style:column-width="0.234in" style:rel-column-width="337*"/>
    </style:style>
    <style:style style:name="Tabla58.B" style:family="table-column">
      <style:table-column-properties style:column-width="1.2979in" style:rel-column-width="1869*"/>
    </style:style>
    <style:style style:name="Tabla58.C" style:family="table-column">
      <style:table-column-properties style:column-width="1.5243in" style:rel-column-width="2195*"/>
    </style:style>
    <style:style style:name="Tabla58.D" style:family="table-column">
      <style:table-column-properties style:column-width="0.3604in" style:rel-column-width="519*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fo:padding-left="0.075in" fo:padding-right="0.075in" fo:padding-top="0in" fo:padding-bottom="0in" fo:border="0.0069in solid #00000a"/>
    </style:style>
    <style:style style:name="Tabla58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58.5" style:family="table-row">
      <style:table-row-properties style:min-row-height="0.1701in" style:keep-together="true" fo:keep-together="auto"/>
    </style:style>
    <style:style style:name="Tabla59" style:family="table">
      <style:table-properties style:width="6.1306in" fo:margin-left="-0.075in" fo:margin-top="0in" fo:margin-bottom="0in" table:align="left" style:writing-mode="lr-tb"/>
    </style:style>
    <style:style style:name="Tabla59.A" style:family="table-column">
      <style:table-column-properties style:column-width="0.4896in"/>
    </style:style>
    <style:style style:name="Tabla59.B" style:family="table-column">
      <style:table-column-properties style:column-width="2.575in"/>
    </style:style>
    <style:style style:name="Tabla59.1" style:family="table-row">
      <style:table-row-properties style:keep-together="true" fo:keep-together="auto"/>
    </style:style>
    <style:style style:name="Tabla59.A1" style:family="table-cell">
      <style:table-cell-properties fo:padding-left="0.075in" fo:padding-right="0.075in" fo:padding-top="0in" fo:padding-bottom="0in" fo:border="0.0069in solid #00000a"/>
    </style:style>
    <style:style style:name="Tabla60" style:family="table">
      <style:table-properties style:width="6.1306in" fo:margin-left="-0.075in" fo:margin-top="0in" fo:margin-bottom="0in" table:align="left" style:writing-mode="lr-tb"/>
    </style:style>
    <style:style style:name="Tabla60.A" style:family="table-column">
      <style:table-column-properties style:column-width="1.375in"/>
    </style:style>
    <style:style style:name="Tabla60.B" style:family="table-column">
      <style:table-column-properties style:column-width="0.1569in"/>
    </style:style>
    <style:style style:name="Tabla60.C" style:family="table-column">
      <style:table-column-properties style:column-width="1.6139in"/>
    </style:style>
    <style:style style:name="Tabla60.D" style:family="table-column">
      <style:table-column-properties style:column-width="1.1806in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fo:padding-left="0.075in" fo:padding-right="0.075in" fo:padding-top="0in" fo:padding-bottom="0in" fo:border="0.0069in solid #00000a"/>
    </style:style>
    <style:style style:name="Tabla61" style:family="table">
      <style:table-properties style:width="6.1306in" fo:margin-left="-0.075in" fo:margin-top="0in" fo:margin-bottom="0in" table:align="left" style:writing-mode="lr-tb"/>
    </style:style>
    <style:style style:name="Tabla61.A" style:family="table-column">
      <style:table-column-properties style:column-width="1.2729in"/>
    </style:style>
    <style:style style:name="Tabla61.B" style:family="table-column">
      <style:table-column-properties style:column-width="2.4049in"/>
    </style:style>
    <style:style style:name="Tabla61.C" style:family="table-column">
      <style:table-column-properties style:column-width="0.384in"/>
    </style:style>
    <style:style style:name="Tabla61.D" style:family="table-column">
      <style:table-column-properties style:column-width="0.2215in"/>
    </style:style>
    <style:style style:name="Tabla61.E" style:family="table-column">
      <style:table-column-properties style:column-width="0.2132in"/>
    </style:style>
    <style:style style:name="Tabla61.F" style:family="table-column">
      <style:table-column-properties style:column-width="0.3861in"/>
    </style:style>
    <style:style style:name="Tabla61.G" style:family="table-column">
      <style:table-column-properties style:column-width="0.6458in"/>
    </style:style>
    <style:style style:name="Tabla61.1" style:family="table-row">
      <style:table-row-properties style:min-row-height="0.1771in" style:keep-together="true" fo:keep-together="auto"/>
    </style:style>
    <style:style style:name="Tabla61.A1" style:family="table-cell">
      <style:table-cell-properties fo:padding-left="0.075in" fo:padding-right="0.075in" fo:padding-top="0in" fo:padding-bottom="0in" fo:border="0.0069in solid #00000a"/>
    </style:style>
    <style:style style:name="Tabla61.2" style:family="table-row">
      <style:table-row-properties style:keep-together="true" fo:keep-together="auto"/>
    </style:style>
    <style:style style:name="Tabla61.3" style:family="table-row">
      <style:table-row-properties style:min-row-height="0.2715in" style:keep-together="true" fo:keep-together="auto"/>
    </style:style>
    <style:style style:name="Tabla61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62" style:family="table">
      <style:table-properties style:width="6.1306in" fo:margin-left="-0.075in" fo:margin-top="0in" fo:margin-bottom="0in" table:align="left" style:writing-mode="lr-tb"/>
    </style:style>
    <style:style style:name="Tabla62.A" style:family="table-column">
      <style:table-column-properties style:column-width="6.1306in"/>
    </style:style>
    <style:style style:name="Tabla62.1" style:family="table-row">
      <style:table-row-properties style:keep-together="true" fo:keep-together="auto"/>
    </style:style>
    <style:style style:name="Tabla62.A1" style:family="table-cell">
      <style:table-cell-properties fo:padding-left="0.075in" fo:padding-right="0.075in" fo:padding-top="0in" fo:padding-bottom="0in" fo:border="0.0069in solid #00000a"/>
    </style:style>
    <style:style style:name="Tabla63" style:family="table">
      <style:table-properties style:width="6.1306in" fo:margin-left="-0.075in" fo:margin-top="0in" fo:margin-bottom="0in" table:align="left" style:writing-mode="lr-tb"/>
    </style:style>
    <style:style style:name="Tabla63.A" style:family="table-column">
      <style:table-column-properties style:column-width="6.1306in"/>
    </style:style>
    <style:style style:name="Tabla63.1" style:family="table-row">
      <style:table-row-properties style:keep-together="true" fo:keep-together="auto"/>
    </style:style>
    <style:style style:name="Tabla63.A1" style:family="table-cell">
      <style:table-cell-properties fo:padding-left="0.075in" fo:padding-right="0.075in" fo:padding-top="0in" fo:padding-bottom="0in" fo:border="0.0069in solid #00000a"/>
    </style:style>
    <style:style style:name="Tabla64" style:family="table">
      <style:table-properties style:width="6.1458in" fo:margin-left="-0.075in" fo:margin-right="0.8542in" fo:margin-top="0in" fo:margin-bottom="0in" table:align="margins" style:writing-mode="lr-tb"/>
    </style:style>
    <style:style style:name="Tabla64.A" style:family="table-column">
      <style:table-column-properties style:column-width="0.234in" style:rel-column-width="337*"/>
    </style:style>
    <style:style style:name="Tabla64.B" style:family="table-column">
      <style:table-column-properties style:column-width="1.2979in" style:rel-column-width="1869*"/>
    </style:style>
    <style:style style:name="Tabla64.C" style:family="table-column">
      <style:table-column-properties style:column-width="1.5243in" style:rel-column-width="2195*"/>
    </style:style>
    <style:style style:name="Tabla64.D" style:family="table-column">
      <style:table-column-properties style:column-width="0.3604in" style:rel-column-width="519*"/>
    </style:style>
    <style:style style:name="Tabla64.1" style:family="table-row">
      <style:table-row-properties style:keep-together="true" fo:keep-together="auto"/>
    </style:style>
    <style:style style:name="Tabla64.A1" style:family="table-cell">
      <style:table-cell-properties fo:padding-left="0.075in" fo:padding-right="0.075in" fo:padding-top="0in" fo:padding-bottom="0in" fo:border="0.0069in solid #00000a"/>
    </style:style>
    <style:style style:name="Tabla64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64.5" style:family="table-row">
      <style:table-row-properties style:min-row-height="0.366in" style:keep-together="true" fo:keep-together="auto"/>
    </style:style>
    <style:style style:name="Tabla65" style:family="table">
      <style:table-properties style:width="6.1306in" fo:margin-left="-0.075in" fo:margin-top="0in" fo:margin-bottom="0in" table:align="left" style:writing-mode="lr-tb"/>
    </style:style>
    <style:style style:name="Tabla65.A" style:family="table-column">
      <style:table-column-properties style:column-width="0.4896in"/>
    </style:style>
    <style:style style:name="Tabla65.B" style:family="table-column">
      <style:table-column-properties style:column-width="2.575in"/>
    </style:style>
    <style:style style:name="Tabla65.1" style:family="table-row">
      <style:table-row-properties style:keep-together="true" fo:keep-together="auto"/>
    </style:style>
    <style:style style:name="Tabla65.A1" style:family="table-cell">
      <style:table-cell-properties fo:padding-left="0.075in" fo:padding-right="0.075in" fo:padding-top="0in" fo:padding-bottom="0in" fo:border="0.0069in solid #00000a"/>
    </style:style>
    <style:style style:name="Tabla66" style:family="table">
      <style:table-properties style:width="6.1306in" fo:margin-left="-0.075in" fo:margin-top="0in" fo:margin-bottom="0in" table:align="left" style:writing-mode="lr-tb"/>
    </style:style>
    <style:style style:name="Tabla66.A" style:family="table-column">
      <style:table-column-properties style:column-width="1.375in"/>
    </style:style>
    <style:style style:name="Tabla66.B" style:family="table-column">
      <style:table-column-properties style:column-width="0.1569in"/>
    </style:style>
    <style:style style:name="Tabla66.C" style:family="table-column">
      <style:table-column-properties style:column-width="1.6139in"/>
    </style:style>
    <style:style style:name="Tabla66.D" style:family="table-column">
      <style:table-column-properties style:column-width="1.1806in"/>
    </style:style>
    <style:style style:name="Tabla66.1" style:family="table-row">
      <style:table-row-properties style:keep-together="true" fo:keep-together="auto"/>
    </style:style>
    <style:style style:name="Tabla66.A1" style:family="table-cell">
      <style:table-cell-properties fo:padding-left="0.075in" fo:padding-right="0.075in" fo:padding-top="0in" fo:padding-bottom="0in" fo:border="0.0069in solid #00000a"/>
    </style:style>
    <style:style style:name="Tabla67" style:family="table">
      <style:table-properties style:width="6.1306in" fo:margin-left="-0.075in" fo:margin-top="0in" fo:margin-bottom="0in" table:align="left" style:writing-mode="lr-tb"/>
    </style:style>
    <style:style style:name="Tabla67.A" style:family="table-column">
      <style:table-column-properties style:column-width="1.2729in"/>
    </style:style>
    <style:style style:name="Tabla67.B" style:family="table-column">
      <style:table-column-properties style:column-width="2.4049in"/>
    </style:style>
    <style:style style:name="Tabla67.C" style:family="table-column">
      <style:table-column-properties style:column-width="0.384in"/>
    </style:style>
    <style:style style:name="Tabla67.D" style:family="table-column">
      <style:table-column-properties style:column-width="0.2215in"/>
    </style:style>
    <style:style style:name="Tabla67.E" style:family="table-column">
      <style:table-column-properties style:column-width="0.2132in"/>
    </style:style>
    <style:style style:name="Tabla67.F" style:family="table-column">
      <style:table-column-properties style:column-width="0.3861in"/>
    </style:style>
    <style:style style:name="Tabla67.G" style:family="table-column">
      <style:table-column-properties style:column-width="0.6458in"/>
    </style:style>
    <style:style style:name="Tabla67.1" style:family="table-row">
      <style:table-row-properties style:min-row-height="0.1771in" style:keep-together="true" fo:keep-together="auto"/>
    </style:style>
    <style:style style:name="Tabla67.A1" style:family="table-cell">
      <style:table-cell-properties fo:padding-left="0.075in" fo:padding-right="0.075in" fo:padding-top="0in" fo:padding-bottom="0in" fo:border="0.0069in solid #00000a"/>
    </style:style>
    <style:style style:name="Tabla67.2" style:family="table-row">
      <style:table-row-properties style:keep-together="true" fo:keep-together="auto"/>
    </style:style>
    <style:style style:name="Tabla67.3" style:family="table-row">
      <style:table-row-properties style:min-row-height="0.2715in" style:keep-together="true" fo:keep-together="auto"/>
    </style:style>
    <style:style style:name="Tabla67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68" style:family="table">
      <style:table-properties style:width="6.1306in" fo:margin-left="-0.075in" fo:margin-top="0in" fo:margin-bottom="0in" table:align="left" style:writing-mode="lr-tb"/>
    </style:style>
    <style:style style:name="Tabla68.A" style:family="table-column">
      <style:table-column-properties style:column-width="6.1306in"/>
    </style:style>
    <style:style style:name="Tabla68.1" style:family="table-row">
      <style:table-row-properties style:keep-together="true" fo:keep-together="auto"/>
    </style:style>
    <style:style style:name="Tabla68.A1" style:family="table-cell">
      <style:table-cell-properties fo:padding-left="0.075in" fo:padding-right="0.075in" fo:padding-top="0in" fo:padding-bottom="0in" fo:border="0.0069in solid #00000a"/>
    </style:style>
    <style:style style:name="Tabla69" style:family="table">
      <style:table-properties style:width="6.1306in" fo:margin-left="-0.075in" fo:margin-top="0in" fo:margin-bottom="0in" table:align="left" style:writing-mode="lr-tb"/>
    </style:style>
    <style:style style:name="Tabla69.A" style:family="table-column">
      <style:table-column-properties style:column-width="6.1306in"/>
    </style:style>
    <style:style style:name="Tabla69.1" style:family="table-row">
      <style:table-row-properties style:keep-together="true" fo:keep-together="auto"/>
    </style:style>
    <style:style style:name="Tabla69.A1" style:family="table-cell">
      <style:table-cell-properties fo:padding-left="0.075in" fo:padding-right="0.075in" fo:padding-top="0in" fo:padding-bottom="0in" fo:border="0.0069in solid #00000a"/>
    </style:style>
    <style:style style:name="Tabla70" style:family="table">
      <style:table-properties style:width="6.1458in" fo:margin-left="-0.075in" fo:margin-right="0.8542in" fo:margin-top="0in" fo:margin-bottom="0in" table:align="margins" style:writing-mode="lr-tb"/>
    </style:style>
    <style:style style:name="Tabla70.A" style:family="table-column">
      <style:table-column-properties style:column-width="0.234in" style:rel-column-width="337*"/>
    </style:style>
    <style:style style:name="Tabla70.B" style:family="table-column">
      <style:table-column-properties style:column-width="1.2979in" style:rel-column-width="1869*"/>
    </style:style>
    <style:style style:name="Tabla70.C" style:family="table-column">
      <style:table-column-properties style:column-width="1.5243in" style:rel-column-width="2195*"/>
    </style:style>
    <style:style style:name="Tabla70.D" style:family="table-column">
      <style:table-column-properties style:column-width="0.3604in" style:rel-column-width="519*"/>
    </style:style>
    <style:style style:name="Tabla70.1" style:family="table-row">
      <style:table-row-properties style:keep-together="true" fo:keep-together="auto"/>
    </style:style>
    <style:style style:name="Tabla70.A1" style:family="table-cell">
      <style:table-cell-properties fo:padding-left="0.075in" fo:padding-right="0.075in" fo:padding-top="0in" fo:padding-bottom="0in" fo:border="0.0069in solid #00000a"/>
    </style:style>
    <style:style style:name="Tabla70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70.5" style:family="table-row">
      <style:table-row-properties style:min-row-height="0.366in" style:keep-together="true" fo:keep-together="auto"/>
    </style:style>
    <style:style style:name="Tabla71" style:family="table">
      <style:table-properties style:width="6.1306in" fo:margin-left="-0.075in" fo:margin-top="0in" fo:margin-bottom="0in" table:align="left" style:writing-mode="lr-tb"/>
    </style:style>
    <style:style style:name="Tabla71.A" style:family="table-column">
      <style:table-column-properties style:column-width="0.4896in"/>
    </style:style>
    <style:style style:name="Tabla71.B" style:family="table-column">
      <style:table-column-properties style:column-width="2.575in"/>
    </style:style>
    <style:style style:name="Tabla71.1" style:family="table-row">
      <style:table-row-properties style:keep-together="true" fo:keep-together="auto"/>
    </style:style>
    <style:style style:name="Tabla71.A1" style:family="table-cell">
      <style:table-cell-properties fo:padding-left="0.075in" fo:padding-right="0.075in" fo:padding-top="0in" fo:padding-bottom="0in" fo:border="0.0069in solid #00000a"/>
    </style:style>
    <style:style style:name="Tabla71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72" style:family="table">
      <style:table-properties style:width="6.1306in" fo:margin-left="-0.075in" fo:margin-top="0in" fo:margin-bottom="0in" table:align="left" style:writing-mode="lr-tb"/>
    </style:style>
    <style:style style:name="Tabla72.A" style:family="table-column">
      <style:table-column-properties style:column-width="1.375in"/>
    </style:style>
    <style:style style:name="Tabla72.B" style:family="table-column">
      <style:table-column-properties style:column-width="0.1569in"/>
    </style:style>
    <style:style style:name="Tabla72.C" style:family="table-column">
      <style:table-column-properties style:column-width="1.6139in"/>
    </style:style>
    <style:style style:name="Tabla72.D" style:family="table-column">
      <style:table-column-properties style:column-width="1.1806in"/>
    </style:style>
    <style:style style:name="Tabla72.1" style:family="table-row">
      <style:table-row-properties style:keep-together="true" fo:keep-together="auto"/>
    </style:style>
    <style:style style:name="Tabla72.A1" style:family="table-cell">
      <style:table-cell-properties fo:padding-left="0.075in" fo:padding-right="0.075in" fo:padding-top="0in" fo:padding-bottom="0in" fo:border="0.0069in solid #00000a"/>
    </style:style>
    <style:style style:name="Tabla73" style:family="table">
      <style:table-properties style:width="6.1306in" fo:margin-left="-0.075in" fo:margin-top="0in" fo:margin-bottom="0in" table:align="left" style:writing-mode="lr-tb"/>
    </style:style>
    <style:style style:name="Tabla73.A" style:family="table-column">
      <style:table-column-properties style:column-width="1.2729in"/>
    </style:style>
    <style:style style:name="Tabla73.B" style:family="table-column">
      <style:table-column-properties style:column-width="2.4049in"/>
    </style:style>
    <style:style style:name="Tabla73.C" style:family="table-column">
      <style:table-column-properties style:column-width="0.384in"/>
    </style:style>
    <style:style style:name="Tabla73.D" style:family="table-column">
      <style:table-column-properties style:column-width="0.2215in"/>
    </style:style>
    <style:style style:name="Tabla73.E" style:family="table-column">
      <style:table-column-properties style:column-width="0.2132in"/>
    </style:style>
    <style:style style:name="Tabla73.F" style:family="table-column">
      <style:table-column-properties style:column-width="0.3861in"/>
    </style:style>
    <style:style style:name="Tabla73.G" style:family="table-column">
      <style:table-column-properties style:column-width="0.6458in"/>
    </style:style>
    <style:style style:name="Tabla73.1" style:family="table-row">
      <style:table-row-properties style:min-row-height="0.1771in" style:keep-together="true" fo:keep-together="auto"/>
    </style:style>
    <style:style style:name="Tabla73.A1" style:family="table-cell">
      <style:table-cell-properties fo:padding-left="0.075in" fo:padding-right="0.075in" fo:padding-top="0in" fo:padding-bottom="0in" fo:border="0.0069in solid #00000a"/>
    </style:style>
    <style:style style:name="Tabla73.2" style:family="table-row">
      <style:table-row-properties style:keep-together="true" fo:keep-together="auto"/>
    </style:style>
    <style:style style:name="Tabla73.3" style:family="table-row">
      <style:table-row-properties style:min-row-height="0.2715in" style:keep-together="true" fo:keep-together="auto"/>
    </style:style>
    <style:style style:name="Tabla73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74" style:family="table">
      <style:table-properties style:width="6.1306in" fo:margin-left="-0.075in" fo:margin-top="0in" fo:margin-bottom="0in" table:align="left" style:writing-mode="lr-tb"/>
    </style:style>
    <style:style style:name="Tabla74.A" style:family="table-column">
      <style:table-column-properties style:column-width="6.1306in"/>
    </style:style>
    <style:style style:name="Tabla74.1" style:family="table-row">
      <style:table-row-properties style:keep-together="true" fo:keep-together="auto"/>
    </style:style>
    <style:style style:name="Tabla74.A1" style:family="table-cell">
      <style:table-cell-properties fo:padding-left="0.075in" fo:padding-right="0.075in" fo:padding-top="0in" fo:padding-bottom="0in" fo:border="0.0069in solid #00000a"/>
    </style:style>
    <style:style style:name="Tabla75" style:family="table">
      <style:table-properties style:width="6.1306in" fo:margin-left="-0.075in" fo:margin-top="0in" fo:margin-bottom="0in" table:align="left" style:writing-mode="lr-tb"/>
    </style:style>
    <style:style style:name="Tabla75.A" style:family="table-column">
      <style:table-column-properties style:column-width="6.1306in"/>
    </style:style>
    <style:style style:name="Tabla75.1" style:family="table-row">
      <style:table-row-properties style:keep-together="true" fo:keep-together="auto"/>
    </style:style>
    <style:style style:name="Tabla75.A1" style:family="table-cell">
      <style:table-cell-properties fo:padding-left="0.075in" fo:padding-right="0.075in" fo:padding-top="0in" fo:padding-bottom="0in" fo:border="0.0069in solid #00000a"/>
    </style:style>
    <style:style style:name="Tabla76" style:family="table">
      <style:table-properties style:width="6.1458in" fo:margin-left="-0.075in" fo:margin-right="0.8542in" fo:margin-top="0in" fo:margin-bottom="0in" table:align="margins" style:writing-mode="lr-tb"/>
    </style:style>
    <style:style style:name="Tabla76.A" style:family="table-column">
      <style:table-column-properties style:column-width="0.234in" style:rel-column-width="337*"/>
    </style:style>
    <style:style style:name="Tabla76.B" style:family="table-column">
      <style:table-column-properties style:column-width="1.2979in" style:rel-column-width="1869*"/>
    </style:style>
    <style:style style:name="Tabla76.C" style:family="table-column">
      <style:table-column-properties style:column-width="1.5243in" style:rel-column-width="2195*"/>
    </style:style>
    <style:style style:name="Tabla76.D" style:family="table-column">
      <style:table-column-properties style:column-width="0.3604in" style:rel-column-width="519*"/>
    </style:style>
    <style:style style:name="Tabla76.1" style:family="table-row">
      <style:table-row-properties style:keep-together="true" fo:keep-together="auto"/>
    </style:style>
    <style:style style:name="Tabla76.A1" style:family="table-cell">
      <style:table-cell-properties fo:padding-left="0.075in" fo:padding-right="0.075in" fo:padding-top="0in" fo:padding-bottom="0in" fo:border="0.0069in solid #00000a"/>
    </style:style>
    <style:style style:name="Tabla76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76.5" style:family="table-row">
      <style:table-row-properties style:min-row-height="0.366in" style:keep-together="true" fo:keep-together="auto"/>
    </style:style>
    <style:style style:name="Tabla77" style:family="table">
      <style:table-properties style:width="6.1306in" fo:margin-left="-0.075in" fo:margin-top="0in" fo:margin-bottom="0in" table:align="left" style:writing-mode="lr-tb"/>
    </style:style>
    <style:style style:name="Tabla77.A" style:family="table-column">
      <style:table-column-properties style:column-width="0.4896in"/>
    </style:style>
    <style:style style:name="Tabla77.B" style:family="table-column">
      <style:table-column-properties style:column-width="2.575in"/>
    </style:style>
    <style:style style:name="Tabla77.1" style:family="table-row">
      <style:table-row-properties style:keep-together="true" fo:keep-together="auto"/>
    </style:style>
    <style:style style:name="Tabla77.A1" style:family="table-cell">
      <style:table-cell-properties fo:padding-left="0.075in" fo:padding-right="0.075in" fo:padding-top="0in" fo:padding-bottom="0in" fo:border="0.0069in solid #00000a"/>
    </style:style>
    <style:style style:name="Tabla77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78" style:family="table">
      <style:table-properties style:width="6.1306in" fo:margin-left="-0.075in" fo:margin-top="0in" fo:margin-bottom="0in" table:align="left" style:writing-mode="lr-tb"/>
    </style:style>
    <style:style style:name="Tabla78.A" style:family="table-column">
      <style:table-column-properties style:column-width="1.375in"/>
    </style:style>
    <style:style style:name="Tabla78.B" style:family="table-column">
      <style:table-column-properties style:column-width="0.1569in"/>
    </style:style>
    <style:style style:name="Tabla78.C" style:family="table-column">
      <style:table-column-properties style:column-width="1.6139in"/>
    </style:style>
    <style:style style:name="Tabla78.D" style:family="table-column">
      <style:table-column-properties style:column-width="1.1806in"/>
    </style:style>
    <style:style style:name="Tabla78.1" style:family="table-row">
      <style:table-row-properties style:keep-together="true" fo:keep-together="auto"/>
    </style:style>
    <style:style style:name="Tabla78.A1" style:family="table-cell">
      <style:table-cell-properties fo:padding-left="0.075in" fo:padding-right="0.075in" fo:padding-top="0in" fo:padding-bottom="0in" fo:border="0.0069in solid #00000a"/>
    </style:style>
    <style:style style:name="Tabla79" style:family="table">
      <style:table-properties style:width="6.1306in" fo:margin-left="-0.075in" fo:margin-top="0in" fo:margin-bottom="0in" table:align="left" style:writing-mode="lr-tb"/>
    </style:style>
    <style:style style:name="Tabla79.A" style:family="table-column">
      <style:table-column-properties style:column-width="1.2729in"/>
    </style:style>
    <style:style style:name="Tabla79.B" style:family="table-column">
      <style:table-column-properties style:column-width="2.4049in"/>
    </style:style>
    <style:style style:name="Tabla79.C" style:family="table-column">
      <style:table-column-properties style:column-width="0.384in"/>
    </style:style>
    <style:style style:name="Tabla79.D" style:family="table-column">
      <style:table-column-properties style:column-width="0.2215in"/>
    </style:style>
    <style:style style:name="Tabla79.E" style:family="table-column">
      <style:table-column-properties style:column-width="0.2132in"/>
    </style:style>
    <style:style style:name="Tabla79.F" style:family="table-column">
      <style:table-column-properties style:column-width="0.3861in"/>
    </style:style>
    <style:style style:name="Tabla79.G" style:family="table-column">
      <style:table-column-properties style:column-width="0.6458in"/>
    </style:style>
    <style:style style:name="Tabla79.1" style:family="table-row">
      <style:table-row-properties style:min-row-height="0.1771in" style:keep-together="true" fo:keep-together="auto"/>
    </style:style>
    <style:style style:name="Tabla79.A1" style:family="table-cell">
      <style:table-cell-properties fo:padding-left="0.075in" fo:padding-right="0.075in" fo:padding-top="0in" fo:padding-bottom="0in" fo:border="0.0069in solid #00000a"/>
    </style:style>
    <style:style style:name="Tabla79.2" style:family="table-row">
      <style:table-row-properties style:keep-together="true" fo:keep-together="auto"/>
    </style:style>
    <style:style style:name="Tabla79.3" style:family="table-row">
      <style:table-row-properties style:min-row-height="0.2715in" style:keep-together="true" fo:keep-together="auto"/>
    </style:style>
    <style:style style:name="Tabla79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80" style:family="table">
      <style:table-properties style:width="6.1306in" fo:margin-left="-0.075in" fo:margin-top="0in" fo:margin-bottom="0in" table:align="left" style:writing-mode="lr-tb"/>
    </style:style>
    <style:style style:name="Tabla80.A" style:family="table-column">
      <style:table-column-properties style:column-width="6.1306in"/>
    </style:style>
    <style:style style:name="Tabla80.1" style:family="table-row">
      <style:table-row-properties style:keep-together="true" fo:keep-together="auto"/>
    </style:style>
    <style:style style:name="Tabla80.A1" style:family="table-cell">
      <style:table-cell-properties fo:padding-left="0.075in" fo:padding-right="0.075in" fo:padding-top="0in" fo:padding-bottom="0in" fo:border="0.0069in solid #00000a"/>
    </style:style>
    <style:style style:name="Tabla81" style:family="table">
      <style:table-properties style:width="6.1306in" fo:margin-left="-0.075in" fo:margin-top="0in" fo:margin-bottom="0in" table:align="left" style:writing-mode="lr-tb"/>
    </style:style>
    <style:style style:name="Tabla81.A" style:family="table-column">
      <style:table-column-properties style:column-width="6.1306in"/>
    </style:style>
    <style:style style:name="Tabla81.1" style:family="table-row">
      <style:table-row-properties style:keep-together="true" fo:keep-together="auto"/>
    </style:style>
    <style:style style:name="Tabla81.A1" style:family="table-cell">
      <style:table-cell-properties fo:padding-left="0.075in" fo:padding-right="0.075in" fo:padding-top="0in" fo:padding-bottom="0in" fo:border="0.0069in solid #00000a"/>
    </style:style>
    <style:style style:name="Tabla82" style:family="table">
      <style:table-properties style:width="6.1458in" fo:margin-left="-0.075in" fo:margin-right="0.8542in" fo:margin-top="0in" fo:margin-bottom="0in" table:align="margins" style:writing-mode="lr-tb"/>
    </style:style>
    <style:style style:name="Tabla82.A" style:family="table-column">
      <style:table-column-properties style:column-width="0.234in" style:rel-column-width="337*"/>
    </style:style>
    <style:style style:name="Tabla82.B" style:family="table-column">
      <style:table-column-properties style:column-width="1.2979in" style:rel-column-width="1869*"/>
    </style:style>
    <style:style style:name="Tabla82.C" style:family="table-column">
      <style:table-column-properties style:column-width="1.5243in" style:rel-column-width="2195*"/>
    </style:style>
    <style:style style:name="Tabla82.D" style:family="table-column">
      <style:table-column-properties style:column-width="0.3604in" style:rel-column-width="519*"/>
    </style:style>
    <style:style style:name="Tabla82.1" style:family="table-row">
      <style:table-row-properties style:keep-together="true" fo:keep-together="auto"/>
    </style:style>
    <style:style style:name="Tabla82.A1" style:family="table-cell">
      <style:table-cell-properties fo:padding-left="0.075in" fo:padding-right="0.075in" fo:padding-top="0in" fo:padding-bottom="0in" fo:border="0.0069in solid #00000a"/>
    </style:style>
    <style:style style:name="Tabla82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82.5" style:family="table-row">
      <style:table-row-properties style:min-row-height="0.366in" style:keep-together="true" fo:keep-together="auto"/>
    </style:style>
    <style:style style:name="Tabla83" style:family="table">
      <style:table-properties style:width="6.1306in" fo:margin-left="-0.075in" fo:margin-top="0in" fo:margin-bottom="0in" table:align="left" style:writing-mode="lr-tb"/>
    </style:style>
    <style:style style:name="Tabla83.A" style:family="table-column">
      <style:table-column-properties style:column-width="0.4896in"/>
    </style:style>
    <style:style style:name="Tabla83.B" style:family="table-column">
      <style:table-column-properties style:column-width="2.575in"/>
    </style:style>
    <style:style style:name="Tabla83.1" style:family="table-row">
      <style:table-row-properties style:keep-together="true" fo:keep-together="auto"/>
    </style:style>
    <style:style style:name="Tabla83.A1" style:family="table-cell">
      <style:table-cell-properties fo:padding-left="0.075in" fo:padding-right="0.075in" fo:padding-top="0in" fo:padding-bottom="0in" fo:border="0.0069in solid #00000a"/>
    </style:style>
    <style:style style:name="Tabla83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84" style:family="table">
      <style:table-properties style:width="6.1306in" fo:margin-left="-0.075in" fo:margin-top="0in" fo:margin-bottom="0in" table:align="left" style:writing-mode="lr-tb"/>
    </style:style>
    <style:style style:name="Tabla84.A" style:family="table-column">
      <style:table-column-properties style:column-width="1.375in"/>
    </style:style>
    <style:style style:name="Tabla84.B" style:family="table-column">
      <style:table-column-properties style:column-width="0.1569in"/>
    </style:style>
    <style:style style:name="Tabla84.C" style:family="table-column">
      <style:table-column-properties style:column-width="1.6139in"/>
    </style:style>
    <style:style style:name="Tabla84.D" style:family="table-column">
      <style:table-column-properties style:column-width="1.1806in"/>
    </style:style>
    <style:style style:name="Tabla84.1" style:family="table-row">
      <style:table-row-properties style:keep-together="true" fo:keep-together="auto"/>
    </style:style>
    <style:style style:name="Tabla84.A1" style:family="table-cell">
      <style:table-cell-properties fo:padding-left="0.075in" fo:padding-right="0.075in" fo:padding-top="0in" fo:padding-bottom="0in" fo:border="0.0069in solid #00000a"/>
    </style:style>
    <style:style style:name="Tabla85" style:family="table">
      <style:table-properties style:width="6.1306in" fo:margin-left="-0.075in" fo:margin-top="0in" fo:margin-bottom="0in" table:align="left" style:writing-mode="lr-tb"/>
    </style:style>
    <style:style style:name="Tabla85.A" style:family="table-column">
      <style:table-column-properties style:column-width="1.2729in"/>
    </style:style>
    <style:style style:name="Tabla85.B" style:family="table-column">
      <style:table-column-properties style:column-width="2.4049in"/>
    </style:style>
    <style:style style:name="Tabla85.C" style:family="table-column">
      <style:table-column-properties style:column-width="0.384in"/>
    </style:style>
    <style:style style:name="Tabla85.D" style:family="table-column">
      <style:table-column-properties style:column-width="0.2215in"/>
    </style:style>
    <style:style style:name="Tabla85.E" style:family="table-column">
      <style:table-column-properties style:column-width="0.2132in"/>
    </style:style>
    <style:style style:name="Tabla85.F" style:family="table-column">
      <style:table-column-properties style:column-width="0.3861in"/>
    </style:style>
    <style:style style:name="Tabla85.G" style:family="table-column">
      <style:table-column-properties style:column-width="0.6458in"/>
    </style:style>
    <style:style style:name="Tabla85.1" style:family="table-row">
      <style:table-row-properties style:min-row-height="0.1771in" style:keep-together="true" fo:keep-together="auto"/>
    </style:style>
    <style:style style:name="Tabla85.A1" style:family="table-cell">
      <style:table-cell-properties fo:padding-left="0.075in" fo:padding-right="0.075in" fo:padding-top="0in" fo:padding-bottom="0in" fo:border="0.0069in solid #00000a"/>
    </style:style>
    <style:style style:name="Tabla85.2" style:family="table-row">
      <style:table-row-properties style:keep-together="true" fo:keep-together="auto"/>
    </style:style>
    <style:style style:name="Tabla85.3" style:family="table-row">
      <style:table-row-properties style:min-row-height="0.2715in" style:keep-together="true" fo:keep-together="auto"/>
    </style:style>
    <style:style style:name="Tabla85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86" style:family="table">
      <style:table-properties style:width="6.1306in" fo:margin-left="-0.075in" fo:margin-top="0in" fo:margin-bottom="0in" table:align="left" style:writing-mode="lr-tb"/>
    </style:style>
    <style:style style:name="Tabla86.A" style:family="table-column">
      <style:table-column-properties style:column-width="6.1306in"/>
    </style:style>
    <style:style style:name="Tabla86.1" style:family="table-row">
      <style:table-row-properties style:keep-together="true" fo:keep-together="auto"/>
    </style:style>
    <style:style style:name="Tabla86.A1" style:family="table-cell">
      <style:table-cell-properties fo:padding-left="0.075in" fo:padding-right="0.075in" fo:padding-top="0in" fo:padding-bottom="0in" fo:border="0.0069in solid #00000a"/>
    </style:style>
    <style:style style:name="Tabla87" style:family="table">
      <style:table-properties style:width="6.1306in" fo:margin-left="-0.075in" fo:margin-top="0in" fo:margin-bottom="0in" table:align="left" style:writing-mode="lr-tb"/>
    </style:style>
    <style:style style:name="Tabla87.A" style:family="table-column">
      <style:table-column-properties style:column-width="6.1306in"/>
    </style:style>
    <style:style style:name="Tabla87.1" style:family="table-row">
      <style:table-row-properties style:keep-together="true" fo:keep-together="auto"/>
    </style:style>
    <style:style style:name="Tabla87.A1" style:family="table-cell">
      <style:table-cell-properties fo:padding-left="0.075in" fo:padding-right="0.075in" fo:padding-top="0in" fo:padding-bottom="0in" fo:border="0.0069in solid #00000a"/>
    </style:style>
    <style:style style:name="Tabla88" style:family="table">
      <style:table-properties style:width="6.1458in" fo:margin-left="-0.075in" fo:margin-right="0.8542in" fo:margin-top="0in" fo:margin-bottom="0in" table:align="margins" style:writing-mode="lr-tb"/>
    </style:style>
    <style:style style:name="Tabla88.A" style:family="table-column">
      <style:table-column-properties style:column-width="0.234in" style:rel-column-width="337*"/>
    </style:style>
    <style:style style:name="Tabla88.B" style:family="table-column">
      <style:table-column-properties style:column-width="1.2979in" style:rel-column-width="1869*"/>
    </style:style>
    <style:style style:name="Tabla88.C" style:family="table-column">
      <style:table-column-properties style:column-width="1.5243in" style:rel-column-width="2195*"/>
    </style:style>
    <style:style style:name="Tabla88.D" style:family="table-column">
      <style:table-column-properties style:column-width="0.3604in" style:rel-column-width="519*"/>
    </style:style>
    <style:style style:name="Tabla88.1" style:family="table-row">
      <style:table-row-properties style:keep-together="true" fo:keep-together="auto"/>
    </style:style>
    <style:style style:name="Tabla88.A1" style:family="table-cell">
      <style:table-cell-properties fo:padding-left="0.075in" fo:padding-right="0.075in" fo:padding-top="0in" fo:padding-bottom="0in" fo:border="0.0069in solid #00000a"/>
    </style:style>
    <style:style style:name="Tabla88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88.5" style:family="table-row">
      <style:table-row-properties style:min-row-height="0.366in" style:keep-together="true" fo:keep-together="auto"/>
    </style:style>
    <style:style style:name="Tabla89" style:family="table">
      <style:table-properties style:width="6.1306in" fo:margin-left="-0.075in" fo:margin-top="0in" fo:margin-bottom="0in" table:align="left" style:writing-mode="lr-tb"/>
    </style:style>
    <style:style style:name="Tabla89.A" style:family="table-column">
      <style:table-column-properties style:column-width="0.4896in"/>
    </style:style>
    <style:style style:name="Tabla89.B" style:family="table-column">
      <style:table-column-properties style:column-width="2.575in"/>
    </style:style>
    <style:style style:name="Tabla89.1" style:family="table-row">
      <style:table-row-properties style:keep-together="true" fo:keep-together="auto"/>
    </style:style>
    <style:style style:name="Tabla89.A1" style:family="table-cell">
      <style:table-cell-properties fo:padding-left="0.075in" fo:padding-right="0.075in" fo:padding-top="0in" fo:padding-bottom="0in" fo:border="0.0069in solid #00000a"/>
    </style:style>
    <style:style style:name="Tabla89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90" style:family="table">
      <style:table-properties style:width="6.1306in" fo:margin-left="-0.075in" fo:margin-top="0in" fo:margin-bottom="0in" table:align="left" style:writing-mode="lr-tb"/>
    </style:style>
    <style:style style:name="Tabla90.A" style:family="table-column">
      <style:table-column-properties style:column-width="1.375in"/>
    </style:style>
    <style:style style:name="Tabla90.B" style:family="table-column">
      <style:table-column-properties style:column-width="0.1569in"/>
    </style:style>
    <style:style style:name="Tabla90.C" style:family="table-column">
      <style:table-column-properties style:column-width="1.6139in"/>
    </style:style>
    <style:style style:name="Tabla90.D" style:family="table-column">
      <style:table-column-properties style:column-width="1.1806in"/>
    </style:style>
    <style:style style:name="Tabla90.1" style:family="table-row">
      <style:table-row-properties style:keep-together="true" fo:keep-together="auto"/>
    </style:style>
    <style:style style:name="Tabla90.A1" style:family="table-cell">
      <style:table-cell-properties fo:padding-left="0.075in" fo:padding-right="0.075in" fo:padding-top="0in" fo:padding-bottom="0in" fo:border="0.0069in solid #00000a"/>
    </style:style>
    <style:style style:name="Tabla91" style:family="table">
      <style:table-properties style:width="6.1306in" fo:margin-left="-0.075in" fo:margin-top="0in" fo:margin-bottom="0in" table:align="left" style:writing-mode="lr-tb"/>
    </style:style>
    <style:style style:name="Tabla91.A" style:family="table-column">
      <style:table-column-properties style:column-width="1.2729in"/>
    </style:style>
    <style:style style:name="Tabla91.B" style:family="table-column">
      <style:table-column-properties style:column-width="2.4049in"/>
    </style:style>
    <style:style style:name="Tabla91.C" style:family="table-column">
      <style:table-column-properties style:column-width="0.384in"/>
    </style:style>
    <style:style style:name="Tabla91.D" style:family="table-column">
      <style:table-column-properties style:column-width="0.2215in"/>
    </style:style>
    <style:style style:name="Tabla91.E" style:family="table-column">
      <style:table-column-properties style:column-width="0.2132in"/>
    </style:style>
    <style:style style:name="Tabla91.F" style:family="table-column">
      <style:table-column-properties style:column-width="0.3861in"/>
    </style:style>
    <style:style style:name="Tabla91.G" style:family="table-column">
      <style:table-column-properties style:column-width="0.6458in"/>
    </style:style>
    <style:style style:name="Tabla91.1" style:family="table-row">
      <style:table-row-properties style:min-row-height="0.1771in" style:keep-together="true" fo:keep-together="auto"/>
    </style:style>
    <style:style style:name="Tabla91.A1" style:family="table-cell">
      <style:table-cell-properties fo:padding-left="0.075in" fo:padding-right="0.075in" fo:padding-top="0in" fo:padding-bottom="0in" fo:border="0.0069in solid #00000a"/>
    </style:style>
    <style:style style:name="Tabla91.2" style:family="table-row">
      <style:table-row-properties style:keep-together="true" fo:keep-together="auto"/>
    </style:style>
    <style:style style:name="Tabla91.3" style:family="table-row">
      <style:table-row-properties style:min-row-height="0.2715in" style:keep-together="true" fo:keep-together="auto"/>
    </style:style>
    <style:style style:name="Tabla91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92" style:family="table">
      <style:table-properties style:width="6.1306in" fo:margin-left="-0.075in" fo:margin-top="0in" fo:margin-bottom="0in" table:align="left" style:writing-mode="lr-tb"/>
    </style:style>
    <style:style style:name="Tabla92.A" style:family="table-column">
      <style:table-column-properties style:column-width="6.1306in"/>
    </style:style>
    <style:style style:name="Tabla92.1" style:family="table-row">
      <style:table-row-properties style:keep-together="true" fo:keep-together="auto"/>
    </style:style>
    <style:style style:name="Tabla92.A1" style:family="table-cell">
      <style:table-cell-properties fo:padding-left="0.075in" fo:padding-right="0.075in" fo:padding-top="0in" fo:padding-bottom="0in" fo:border="0.0069in solid #00000a"/>
    </style:style>
    <style:style style:name="Tabla93" style:family="table">
      <style:table-properties style:width="6.1306in" fo:margin-left="-0.075in" fo:margin-top="0in" fo:margin-bottom="0in" table:align="left" style:writing-mode="lr-tb"/>
    </style:style>
    <style:style style:name="Tabla93.A" style:family="table-column">
      <style:table-column-properties style:column-width="6.1306in"/>
    </style:style>
    <style:style style:name="Tabla93.1" style:family="table-row">
      <style:table-row-properties style:keep-together="true" fo:keep-together="auto"/>
    </style:style>
    <style:style style:name="Tabla93.A1" style:family="table-cell">
      <style:table-cell-properties fo:padding-left="0.075in" fo:padding-right="0.075in" fo:padding-top="0in" fo:padding-bottom="0in" fo:border="0.0069in solid #00000a"/>
    </style:style>
    <style:style style:name="Tabla94" style:family="table">
      <style:table-properties style:width="6.1458in" fo:margin-left="-0.075in" fo:margin-right="0.8542in" fo:margin-top="0in" fo:margin-bottom="0in" table:align="margins" style:writing-mode="lr-tb"/>
    </style:style>
    <style:style style:name="Tabla94.A" style:family="table-column">
      <style:table-column-properties style:column-width="0.234in" style:rel-column-width="337*"/>
    </style:style>
    <style:style style:name="Tabla94.B" style:family="table-column">
      <style:table-column-properties style:column-width="1.2979in" style:rel-column-width="1869*"/>
    </style:style>
    <style:style style:name="Tabla94.C" style:family="table-column">
      <style:table-column-properties style:column-width="1.5243in" style:rel-column-width="2195*"/>
    </style:style>
    <style:style style:name="Tabla94.D" style:family="table-column">
      <style:table-column-properties style:column-width="0.3604in" style:rel-column-width="519*"/>
    </style:style>
    <style:style style:name="Tabla94.1" style:family="table-row">
      <style:table-row-properties style:keep-together="true" fo:keep-together="auto"/>
    </style:style>
    <style:style style:name="Tabla94.A1" style:family="table-cell">
      <style:table-cell-properties fo:padding-left="0.075in" fo:padding-right="0.075in" fo:padding-top="0in" fo:padding-bottom="0in" fo:border="0.0069in solid #00000a"/>
    </style:style>
    <style:style style:name="Tabla94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94.5" style:family="table-row">
      <style:table-row-properties style:min-row-height="0.366in" style:keep-together="true" fo:keep-together="auto"/>
    </style:style>
    <style:style style:name="Tabla95" style:family="table">
      <style:table-properties style:width="6.1306in" fo:margin-left="-0.075in" fo:margin-top="0in" fo:margin-bottom="0in" table:align="left" style:writing-mode="lr-tb"/>
    </style:style>
    <style:style style:name="Tabla95.A" style:family="table-column">
      <style:table-column-properties style:column-width="0.4896in"/>
    </style:style>
    <style:style style:name="Tabla95.B" style:family="table-column">
      <style:table-column-properties style:column-width="2.575in"/>
    </style:style>
    <style:style style:name="Tabla95.1" style:family="table-row">
      <style:table-row-properties style:keep-together="true" fo:keep-together="auto"/>
    </style:style>
    <style:style style:name="Tabla95.A1" style:family="table-cell">
      <style:table-cell-properties fo:padding-left="0.075in" fo:padding-right="0.075in" fo:padding-top="0in" fo:padding-bottom="0in" fo:border="0.0069in solid #00000a"/>
    </style:style>
    <style:style style:name="Tabla95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96" style:family="table">
      <style:table-properties style:width="6.1306in" fo:margin-left="-0.075in" fo:margin-top="0in" fo:margin-bottom="0in" table:align="left" style:writing-mode="lr-tb"/>
    </style:style>
    <style:style style:name="Tabla96.A" style:family="table-column">
      <style:table-column-properties style:column-width="1.375in"/>
    </style:style>
    <style:style style:name="Tabla96.B" style:family="table-column">
      <style:table-column-properties style:column-width="0.1569in"/>
    </style:style>
    <style:style style:name="Tabla96.C" style:family="table-column">
      <style:table-column-properties style:column-width="1.6139in"/>
    </style:style>
    <style:style style:name="Tabla96.D" style:family="table-column">
      <style:table-column-properties style:column-width="1.1806in"/>
    </style:style>
    <style:style style:name="Tabla96.1" style:family="table-row">
      <style:table-row-properties style:keep-together="true" fo:keep-together="auto"/>
    </style:style>
    <style:style style:name="Tabla96.A1" style:family="table-cell">
      <style:table-cell-properties fo:padding-left="0.075in" fo:padding-right="0.075in" fo:padding-top="0in" fo:padding-bottom="0in" fo:border="0.0069in solid #00000a"/>
    </style:style>
    <style:style style:name="Tabla97" style:family="table">
      <style:table-properties style:width="6.1306in" fo:margin-left="-0.075in" fo:margin-top="0in" fo:margin-bottom="0in" table:align="left" style:writing-mode="lr-tb"/>
    </style:style>
    <style:style style:name="Tabla97.A" style:family="table-column">
      <style:table-column-properties style:column-width="1.2729in"/>
    </style:style>
    <style:style style:name="Tabla97.B" style:family="table-column">
      <style:table-column-properties style:column-width="2.4049in"/>
    </style:style>
    <style:style style:name="Tabla97.C" style:family="table-column">
      <style:table-column-properties style:column-width="0.384in"/>
    </style:style>
    <style:style style:name="Tabla97.D" style:family="table-column">
      <style:table-column-properties style:column-width="0.2215in"/>
    </style:style>
    <style:style style:name="Tabla97.E" style:family="table-column">
      <style:table-column-properties style:column-width="0.2132in"/>
    </style:style>
    <style:style style:name="Tabla97.F" style:family="table-column">
      <style:table-column-properties style:column-width="0.3861in"/>
    </style:style>
    <style:style style:name="Tabla97.G" style:family="table-column">
      <style:table-column-properties style:column-width="0.6458in"/>
    </style:style>
    <style:style style:name="Tabla97.1" style:family="table-row">
      <style:table-row-properties style:min-row-height="0.1771in" style:keep-together="true" fo:keep-together="auto"/>
    </style:style>
    <style:style style:name="Tabla97.A1" style:family="table-cell">
      <style:table-cell-properties fo:padding-left="0.075in" fo:padding-right="0.075in" fo:padding-top="0in" fo:padding-bottom="0in" fo:border="0.0069in solid #00000a"/>
    </style:style>
    <style:style style:name="Tabla97.2" style:family="table-row">
      <style:table-row-properties style:keep-together="true" fo:keep-together="auto"/>
    </style:style>
    <style:style style:name="Tabla97.3" style:family="table-row">
      <style:table-row-properties style:min-row-height="0.2715in" style:keep-together="true" fo:keep-together="auto"/>
    </style:style>
    <style:style style:name="Tabla97.H7" style:family="table-cell" style:data-style-name="N0">
      <style:table-cell-properties fo:padding-left="0.075in" fo:padding-right="0.075in" fo:padding-top="0in" fo:padding-bottom="0in" fo:border="0.0069in solid #00000a"/>
    </style:style>
    <style:style style:name="Tabla98" style:family="table">
      <style:table-properties style:width="6.1306in" fo:margin-left="-0.075in" fo:margin-top="0in" fo:margin-bottom="0in" table:align="left" style:writing-mode="lr-tb"/>
    </style:style>
    <style:style style:name="Tabla98.A" style:family="table-column">
      <style:table-column-properties style:column-width="6.1306in"/>
    </style:style>
    <style:style style:name="Tabla98.1" style:family="table-row">
      <style:table-row-properties style:keep-together="true" fo:keep-together="auto"/>
    </style:style>
    <style:style style:name="Tabla98.A1" style:family="table-cell">
      <style:table-cell-properties fo:padding-left="0.075in" fo:padding-right="0.075in" fo:padding-top="0in" fo:padding-bottom="0in" fo:border="0.0069in solid #00000a"/>
    </style:style>
    <style:style style:name="Tabla99" style:family="table">
      <style:table-properties style:width="6.1306in" fo:margin-left="-0.075in" fo:margin-top="0in" fo:margin-bottom="0in" table:align="left" style:writing-mode="lr-tb"/>
    </style:style>
    <style:style style:name="Tabla99.A" style:family="table-column">
      <style:table-column-properties style:column-width="6.1306in"/>
    </style:style>
    <style:style style:name="Tabla99.1" style:family="table-row">
      <style:table-row-properties style:keep-together="true" fo:keep-together="auto"/>
    </style:style>
    <style:style style:name="Tabla99.A1" style:family="table-cell">
      <style:table-cell-properties fo:padding-left="0.075in" fo:padding-right="0.075in" fo:padding-top="0in" fo:padding-bottom="0in" fo:border="0.0069in solid #00000a"/>
    </style:style>
    <style:style style:name="Tabla100" style:family="table">
      <style:table-properties style:width="6.1458in" fo:margin-left="-0.075in" fo:margin-right="0.8542in" fo:margin-top="0in" fo:margin-bottom="0in" table:align="margins" style:writing-mode="lr-tb"/>
    </style:style>
    <style:style style:name="Tabla100.A" style:family="table-column">
      <style:table-column-properties style:column-width="0.234in" style:rel-column-width="337*"/>
    </style:style>
    <style:style style:name="Tabla100.B" style:family="table-column">
      <style:table-column-properties style:column-width="1.2979in" style:rel-column-width="1869*"/>
    </style:style>
    <style:style style:name="Tabla100.C" style:family="table-column">
      <style:table-column-properties style:column-width="1.5243in" style:rel-column-width="2195*"/>
    </style:style>
    <style:style style:name="Tabla100.D" style:family="table-column">
      <style:table-column-properties style:column-width="0.3604in" style:rel-column-width="519*"/>
    </style:style>
    <style:style style:name="Tabla100.1" style:family="table-row">
      <style:table-row-properties style:keep-together="true" fo:keep-together="auto"/>
    </style:style>
    <style:style style:name="Tabla100.A1" style:family="table-cell">
      <style:table-cell-properties fo:padding-left="0.075in" fo:padding-right="0.075in" fo:padding-top="0in" fo:padding-bottom="0in" fo:border="0.0069in solid #00000a"/>
    </style:style>
    <style:style style:name="Tabla100.D2" style:family="table-cell" style:data-style-name="N0">
      <style:table-cell-properties fo:padding-left="0.075in" fo:padding-right="0.075in" fo:padding-top="0in" fo:padding-bottom="0in" fo:border="0.0069in solid #00000a"/>
    </style:style>
    <style:style style:name="Tabla100.5" style:family="table-row">
      <style:table-row-properties style:min-row-height="0.366in" style:keep-together="true" fo:keep-together="auto"/>
    </style:style>
    <style:style style:name="Tabla101" style:family="table">
      <style:table-properties style:width="6.1306in" fo:margin-left="-0.075in" fo:margin-top="0in" fo:margin-bottom="0in" table:align="left" style:writing-mode="lr-tb"/>
    </style:style>
    <style:style style:name="Tabla101.A" style:family="table-column">
      <style:table-column-properties style:column-width="0.4896in"/>
    </style:style>
    <style:style style:name="Tabla101.B" style:family="table-column">
      <style:table-column-properties style:column-width="2.575in"/>
    </style:style>
    <style:style style:name="Tabla101.1" style:family="table-row">
      <style:table-row-properties style:keep-together="true" fo:keep-together="auto"/>
    </style:style>
    <style:style style:name="Tabla101.A1" style:family="table-cell">
      <style:table-cell-properties fo:padding-left="0.075in" fo:padding-right="0.075in" fo:padding-top="0in" fo:padding-bottom="0in" fo:border="0.0069in solid #00000a"/>
    </style:style>
    <style:style style:name="Tabla101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a102" style:family="table">
      <style:table-properties style:width="6.1306in" fo:margin-left="-0.075in" fo:margin-top="0in" fo:margin-bottom="0in" table:align="left" style:writing-mode="lr-tb"/>
    </style:style>
    <style:style style:name="Tabla102.A" style:family="table-column">
      <style:table-column-properties style:column-width="1.375in"/>
    </style:style>
    <style:style style:name="Tabla102.B" style:family="table-column">
      <style:table-column-properties style:column-width="0.1569in"/>
    </style:style>
    <style:style style:name="Tabla102.C" style:family="table-column">
      <style:table-column-properties style:column-width="1.6139in"/>
    </style:style>
    <style:style style:name="Tabla102.D" style:family="table-column">
      <style:table-column-properties style:column-width="1.1806in"/>
    </style:style>
    <style:style style:name="Tabla102.1" style:family="table-row">
      <style:table-row-properties style:keep-together="true" fo:keep-together="auto"/>
    </style:style>
    <style:style style:name="Tabla10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fo:line-height="100%" fo:text-align="justify" style:justify-single-word="false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style:text-underline-style="none"/>
    </style:style>
    <style:style style:name="P6" style:family="paragraph" style:parent-style-name="Standard">
      <style:paragraph-properties fo:text-align="justify" style:justify-single-word="false" fo:padding-left="0in" fo:padding-right="0in" fo:padding-top="0in" fo:padding-bottom="0.4307in" fo:border-left="none" fo:border-right="none" fo:border-top="none" fo:border-bottom="0.0102in solid #00000a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3"><text:span text:style-name="T1">Caso de uso</text:span></text:p>
          </table:table-cell>
          <table:table-cell table:style-name="Tabla1.A1" table:number-columns-spanned="2" office:value-type="string">
            <text:p text:style-name="P3"><text:span text:style-name="T1">Login usuarios.</text:span></text:p>
          </table:table-cell>
          <table:covered-table-cell/>
          <table:table-cell table:style-name="Tabla1.A1" table:number-columns-spanned="4" office:value-type="string">
            <text:p text:style-name="P3"><text:span text:style-name="T1">LOGIN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3"><text:span text:style-name="T1">Actores</text:span></text:p>
          </table:table-cell>
          <table:table-cell table:style-name="Tabla1.A1" table:number-columns-spanned="2" office:value-type="string">
            <text:p text:style-name="P3"><text:span text:style-name="T1">Cualquier usuario, sistema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3"><text:span text:style-name="T1">Tipo</text:span></text:p>
          </table:table-cell>
          <table:table-cell table:style-name="Tabla1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3"><text:span text:style-name="T1">Referencias</text:span></text:p>
          </table:table-cell>
          <table:table-cell table:style-name="Tabla1.A1" table:number-columns-spanned="4" office:value-type="string">
            <text:p text:style-name="P3"><text:span text:style-name="T1"/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</table:table-row>
        <table:table-row table:style-name="Tabla1.1">
          <table:table-cell table:style-name="Tabla1.A1" office:value-type="string">
            <text:p text:style-name="P3"><text:span text:style-name="T1">Precondición</text:span></text:p>
          </table:table-cell>
          <table:table-cell table:style-name="Tabla1.A1" table:number-columns-spanned="2" office:value-type="string">
            <text:p text:style-name="P4"/>
          </table:table-cell>
          <table:covered-table-cell/>
        </table:table-row>
        <table:table-row table:style-name="Tabla1.1">
          <table:table-cell table:style-name="Tabla1.A1" office:value-type="string">
            <text:p text:style-name="P3"><text:span text:style-name="T1">Postcondición</text:span></text:p>
          </table:table-cell>
          <table:table-cell table:style-name="Tabla1.A1" table:number-columns-spanned="2" office:value-type="string">
            <text:p text:style-name="P3"><text:span text:style-name="T1">Pasar a el menu principal 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3"><text:span text:style-name="T1">Autor </text:span></text:p>
          </table:table-cell>
          <table:table-cell table:style-name="Tabla1.A1" office:value-type="string">
            <text:p text:style-name="P3"><text:span text:style-name="T1">Sebastian Vargas</text:span></text:p>
          </table:table-cell>
          <table:table-cell table:style-name="Tabla1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A1" office:value-type="string">
            <text:p text:style-name="P3"><text:span text:style-name="T1">versión</text:span></text:p>
          </table:table-cell>
          <table:table-cell table:style-name="Tabla1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<text:span text:style-name="T1">Propósito</text:span></text:p>
          </table:table-cell>
        </table:table-row>
        <table:table-row table:style-name="Tabla2.1">
          <table:table-cell table:style-name="Tabla2.A1" office:value-type="string">
            <text:p text:style-name="P3"><text:span text:style-name="T1">Comprobar que el rut existe y está registrado en el sistema como metodo de seguridad</text:span></text:p>
          </table:table-cell>
        </table:table-row>
      </table:table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<text:span text:style-name="T1">Resumen</text:span></text:p>
          </table:table-cell>
        </table:table-row>
        <table:table-row table:style-name="Tabla3.1">
          <table:table-cell table:style-name="Tabla3.A1" office:value-type="string">
            <text:p text:style-name="P3"><text:span text:style-name="T1">El usuario que desee ingresar a la plataforma, primero debe pasar por la pantalla de inicio de sesion, para comprobar permisos y datos personales. El sistem comprueba si los datos son correctos y procederá a llevarlo al menu principal</text:span></text:p>
            <text:p text:style-name="P4"/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/>
        <table:table-row table:style-name="Tabla4.1">
          <table:table-cell table:style-name="Tabla4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3"><text:span text:style-name="T1">1</text:span></text:p>
          </table:table-cell>
          <table:table-cell table:style-name="Tabla4.A1" table:number-columns-spanned="2" office:value-type="string">
            <text:p text:style-name="P3"><text:span text:style-name="T1">El usuario ingresa sus datos en los campos requeridos (Rut y contraseña)</text:span></text:p>
          </table:table-cell>
          <table:covered-table-cell/>
          <table:table-cell table:style-name="Tabla4.D2" office:value-type="float" office:value="6">
            <text:p text:style-name="P4">6</text:p>
          </table:table-cell>
          <table:table-cell table:style-name="Tabla4.A1" table:number-columns-spanned="0" office:value-type="string">
            <text:p text:style-name="P4">El sistema obtendrá los datos de el usuario que se encuentran almacenados en la base de datos y los guardará.(nombre, apellidos, rut, rando, zona, institucion)</text:p>
          </table:table-cell>
        </table:table-row>
        <table:table-row table:style-name="Tabla4.1">
          <table:table-cell table:style-name="Tabla4.A1" office:value-type="string">
            <text:p text:style-name="P3"><text:span text:style-name="T1">2</text:span></text:p>
          </table:table-cell>
          <table:table-cell table:style-name="Tabla4.A1" table:number-columns-spanned="2" office:value-type="string">
            <text:p text:style-name="P3"><text:span text:style-name="T1">El usario presionará la tecla entrar</text:span></text:p>
          </table:table-cell>
          <table:covered-table-cell/>
          <table:table-cell table:style-name="Tabla4.D2" office:value-type="float" office:value="7">
            <text:p text:style-name="P3"><text:span text:style-name="T1">7</text:span></text:p>
          </table:table-cell>
          <table:table-cell table:style-name="Tabla4.A1" table:number-columns-spanned="0" office:value-type="string">
            <text:p text:style-name="P3"><text:span text:style-name="T1">El sistema cerrara ventana de ingreso y abrira nueva pestaña donde está el menú</text:span></text:p>
          </table:table-cell>
        </table:table-row>
        <table:table-row table:style-name="Tabla4.1">
          <table:table-cell table:style-name="Tabla4.D2" office:value-type="float" office:value="3">
            <text:p text:style-name="P3"><text:span text:style-name="T1">3</text:span></text:p>
          </table:table-cell>
          <table:table-cell table:style-name="Tabla4.A1" table:number-columns-spanned="2" office:value-type="string">
            <text:p text:style-name="P3"><text:span text:style-name="T1">El sistema ejecutara funcion que comprueba si los campos fueron completados</text:span></text:p>
          </table:table-cell>
          <table:covered-table-cell/>
          <table:table-cell table:style-name="Tabla4.D2" office:value-type="float" office:value="8">
            <text:p text:style-name="P3"><text:span text:style-name="T1">8</text:span></text:p>
          </table:table-cell>
          <table:table-cell table:style-name="Tabla4.A1" table:number-columns-spanned="0" office:value-type="string">
            <text:p text:style-name="P3"><text:span text:style-name="T1"/></text:p>
          </table:table-cell>
        </table:table-row>
        <table:table-row table:style-name="Tabla4.1">
          <table:table-cell table:style-name="Tabla4.D2" office:value-type="float" office:value="4">
            <text:p text:style-name="P3"><text:span text:style-name="T1">4</text:span></text:p>
          </table:table-cell>
          <table:table-cell table:style-name="Tabla4.A1" table:number-columns-spanned="2" office:value-type="string">
            <text:p text:style-name="P3"><text:span text:style-name="T1">El sistema ejecutara funcion que comprobara que el rut es valido</text:span></text:p>
          </table:table-cell>
          <table:covered-table-cell/>
          <table:table-cell table:style-name="Tabla4.D2" office:value-type="float" office:value="9">
            <text:p text:style-name="P3"><text:span text:style-name="T1">9</text:span></text:p>
          </table:table-cell>
          <table:table-cell table:style-name="Tabla4.A1" table:number-columns-spanned="0" office:value-type="string">
            <text:p text:style-name="P4"><text:span text:style-name="T1"/></text:p>
          </table:table-cell>
        </table:table-row>
        <table:table-row table:style-name="Tabla4.1">
          <table:table-cell table:style-name="Tabla4.D2" office:value-type="float" office:value="5">
            <text:p text:style-name="P3"><text:span text:style-name="T1">5</text:span></text:p>
          </table:table-cell>
          <table:table-cell table:style-name="Tabla4.A1" table:number-columns-spanned="2" office:value-type="string">
            <text:p text:style-name="P4">El sistema ejecutara funcion que valida si el rut existe en la base de datos y sí la contraseña coincide</text:p>
          </table:table-cell>
          <table:covered-table-cell/>
          <table:table-cell table:style-name="Tabla4.A1" office:value-type="string">
            <text:p text:style-name="P4"/>
          </table:table-cell>
          <table:table-cell table:style-name="Tabla4.A1" table:number-columns-spanned="0" office:value-type="string">
            <text:p text:style-name="P4"/>
          </table:table-cell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3"><text:span text:style-name="T1">3a</text:span></text:p>
          </table:table-cell>
          <table:table-cell table:style-name="Tabla5.A1" office:value-type="string">
            <text:p text:style-name="P3"><text:span text:style-name="T1">El usuario no ingresa sus datos y salta mensaje que informa lo ocurrido. No lo deja continuar</text:span></text:p>
          </table:table-cell>
        </table:table-row>
        <table:table-row table:style-name="Tabla5.1">
          <table:table-cell table:style-name="Tabla5.A1" office:value-type="string">
            <text:p text:style-name="P3"><text:span text:style-name="T1">4a</text:span></text:p>
          </table:table-cell>
          <table:table-cell table:style-name="Tabla5.A1" office:value-type="string">
            <text:p text:style-name="P3"><text:span text:style-name="T1">El usuario ingresa datos no correspondientes al formato rut y salta mensaje que informa lo ocurrido. No lo deja continuar.</text:span></text:p>
          </table:table-cell>
        </table:table-row>
        <table:table-row table:style-name="Tabla5.4">
          <table:table-cell table:style-name="Tabla5.A1" office:value-type="string">
            <text:p text:style-name="P3"><text:span text:style-name="T1">5a</text:span></text:p>
          </table:table-cell>
          <table:table-cell table:style-name="Tabla5.A1" office:value-type="string">
            <text:p text:style-name="P3"><text:span text:style-name="T1">El usuario ingresa <text:s/>rut valido, pero contraseña y rut no existen en la base de datos, salta mensaje que informa lo ocurrido y no deja continuar. </text:span></text:p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6.1">
          <table:table-cell table:style-name="Tabla6.A1" office:value-type="string">
            <text:p text:style-name="P3"><text:span text:style-name="T1">Frecuencia de uso</text:span></text:p>
          </table:table-cell>
          <table:table-cell table:style-name="Tabla6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6.A1" office:value-type="string">
            <text:p text:style-name="P3"><text:span text:style-name="T1">Importancia</text:span></text:p>
          </table:table-cell>
          <table:table-cell table:style-name="Tabla6.A1" table:number-columns-spanned="0" office:value-type="string">
            <text:p text:style-name="P3"><text:span text:style-name="T1">Alta</text:span></text:p>
          </table:table-cell>
        </table:table-row>
        <table:table-row table:style-name="Tabla6.1">
          <table:table-cell table:style-name="Tabla6.A1" office:value-type="string">
            <text:p text:style-name="P3"><text:span text:style-name="T1">Urgencia</text:span></text:p>
          </table:table-cell>
          <table:table-cell table:style-name="Tabla6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6.A1" office:value-type="string">
            <text:p text:style-name="P4"/>
          </table:table-cell>
          <table:table-cell table:style-name="Tabla6.A1" table:number-columns-spanned="0" office:value-type="string">
            <text:p text:style-name="P4"/>
          </table:table-cell>
        </table:table-row>
      </table:table>
      <text:p text:style-name="P1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3"><text:span text:style-name="T1">Caso de uso</text:span></text:p>
          </table:table-cell>
          <table:table-cell table:style-name="Tabla7.A1" table:number-columns-spanned="2" office:value-type="string">
            <text:p text:style-name="P3"><text:span text:style-name="T1">Carga de Menu.</text:span></text:p>
          </table:table-cell>
          <table:covered-table-cell/>
          <table:table-cell table:style-name="Tabla7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</table:table-row>
        <table:table-row table:style-name="Tabla7.2">
          <table:table-cell table:style-name="Tabla7.A1" office:value-type="string">
            <text:p text:style-name="P3"><text:span text:style-name="T1">Actores</text:span></text:p>
          </table:table-cell>
          <table:table-cell table:style-name="Tabla7.A1" table:number-columns-spanned="2" office:value-type="string">
            <text:p text:style-name="P3"><text:span text:style-name="T1">Usuario autorizado, sistema</text:span>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"><text:span text:style-name="T1">Tipo</text:span></text:p>
          </table:table-cell>
          <table:table-cell table:style-name="Tabla7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"><text:span text:style-name="T1">Referencias</text:span></text:p>
          </table:table-cell>
          <table:table-cell table:style-name="Tabla7.A1" table:number-columns-spanned="4" office:value-type="string">
            <text:p text:style-name="P3"><text:span text:style-name="T1"/></text:p>
          </table:table-cell>
          <table:covered-table-cell/>
          <table:covered-table-cell/>
          <table:covered-table-cell/>
          <table:table-cell table:style-name="Tabla7.A1" table:number-columns-spanned="2" office:value-type="string">
            <text:p text:style-name="P4"/>
          </table:table-cell>
          <table:covered-table-cell/>
        </table:table-row>
        <table:table-row table:style-name="Tabla7.2">
          <table:table-cell table:style-name="Tabla7.A1" office:value-type="string">
            <text:p text:style-name="P3"><text:span text:style-name="T1">Precondición</text:span></text:p>
          </table:table-cell>
          <table:table-cell table:style-name="Tabla7.A1" table:number-columns-spanned="2" office:value-type="string">
            <text:p text:style-name="P4">Estar logeado(LOGIN)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"><text:span text:style-name="T1">Postcondición</text:span></text:p>
          </table:table-cell>
          <table:table-cell table:style-name="Tabla7.A1" table:number-columns-spanned="2" office:value-type="string">
            <text:p text:style-name="P3"><text:span text:style-name="T1">Mostrar menu</text:span></text:p>
          </table:table-cell>
          <table:covered-table-cell/>
        </table:table-row>
        <table:table-row table:style-name="Tabla7.2">
          <table:table-cell table:style-name="Tabla7.A1" office:value-type="string">
            <text:p text:style-name="P3"><text:span text:style-name="T1">Autor </text:span></text:p>
          </table:table-cell>
          <table:table-cell table:style-name="Tabla7.A1" office:value-type="string">
            <text:p text:style-name="P3"><text:span text:style-name="T1">Sebastian Vargas</text:span></text:p>
          </table:table-cell>
          <table:table-cell table:style-name="Tabla7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7.A1" table:number-columns-spanned="2" office:value-type="string">
            <text:p text:style-name="P4"/>
          </table:table-cell>
          <table:covered-table-cell/>
          <table:table-cell table:style-name="Tabla7.A1" office:value-type="string">
            <text:p text:style-name="P3"><text:span text:style-name="T1">versión</text:span></text:p>
          </table:table-cell>
          <table:table-cell table:style-name="Tabla7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><text:span text:style-name="T1">Propósito</text:span></text:p>
          </table:table-cell>
        </table:table-row>
        <table:table-row table:style-name="Tabla8.1">
          <table:table-cell table:style-name="Tabla8.A1" office:value-type="string">
            <text:p text:style-name="P3"><text:span text:style-name="T1">Cargar opciones del menu dependiendo que rango tiene el usuario.</text:span>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><text:span text:style-name="T1">Resumen</text:span></text:p>
          </table:table-cell>
        </table:table-row>
        <table:table-row table:style-name="Tabla9.1">
          <table:table-cell table:style-name="Tabla9.A1" office:value-type="string">
            <text:p text:style-name="P4">Luego que el usuario se identefique en el sistema, dependiendo el rango del usuario esté tendrá acceso a diferentes opciones dentro de la aplicacion, en este caso la aplicacion reconoce el rango del usuario y desactiva opciones dependiendo el rango que tiene.</text:p>
          </table:table-cell>
        </table:table-row>
      </table:table>
      <text:p text:style-name="P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A"/>
        <table:table-row table:style-name="Tabla10.1">
          <table:table-cell table:style-name="Tabla10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3"><text:span text:style-name="T1">1</text:span></text:p>
          </table:table-cell>
          <table:table-cell table:style-name="Tabla10.A1" table:number-columns-spanned="2" office:value-type="string">
            <text:p text:style-name="P3"><text:span text:style-name="T1">El sistema obtiene el rango del usuario mediante metodos getter.</text:span></text:p>
          </table:table-cell>
          <table:covered-table-cell/>
          <table:table-cell table:style-name="Tabla10.D2" office:value-type="float" office:value="6">
            <text:p text:style-name="P4">6</text:p>
          </table:table-cell>
          <table:table-cell table:style-name="Tabla10.A1" table:number-columns-spanned="0" office:value-type="string">
            <text:p text:style-name="P4"/>
          </table:table-cell>
        </table:table-row>
        <table:table-row table:style-name="Tabla10.1">
          <table:table-cell table:style-name="Tabla10.A1" office:value-type="string">
            <text:p text:style-name="P3"><text:span text:style-name="T1">2</text:span></text:p>
          </table:table-cell>
          <table:table-cell table:style-name="Tabla10.A1" table:number-columns-spanned="2" office:value-type="string">
            <text:p text:style-name="P3"><text:span text:style-name="T1">El sistema dependiendo el rango que tenga el usuario mostrara las opciones disponibles en el menú.</text:span></text:p>
          </table:table-cell>
          <table:covered-table-cell/>
          <table:table-cell table:style-name="Tabla10.D2" office:value-type="float" office:value="7">
            <text:p text:style-name="P3"><text:span text:style-name="T1">7</text:span></text:p>
          </table:table-cell>
          <table:table-cell table:style-name="Tabla10.A1" table:number-columns-spanned="0" office:value-type="string">
            <text:p text:style-name="P3"><text:span text:style-name="T1"/></text:p>
          </table:table-cell>
        </table:table-row>
        <table:table-row table:style-name="Tabla10.1">
          <table:table-cell table:style-name="Tabla10.D2" office:value-type="float" office:value="3">
            <text:p text:style-name="P3"><text:span text:style-name="T1">3</text:span></text:p>
          </table:table-cell>
          <table:table-cell table:style-name="Tabla10.A1" table:number-columns-spanned="2" office:value-type="string">
            <text:p text:style-name="P3"><text:span text:style-name="T1"/></text:p>
          </table:table-cell>
          <table:covered-table-cell/>
          <table:table-cell table:style-name="Tabla10.D2" office:value-type="float" office:value="8">
            <text:p text:style-name="P3"><text:span text:style-name="T1">8</text:span></text:p>
          </table:table-cell>
          <table:table-cell table:style-name="Tabla10.A1" table:number-columns-spanned="0" office:value-type="string">
            <text:p text:style-name="P3"><text:span text:style-name="T1"/></text:p>
          </table:table-cell>
        </table:table-row>
        <table:table-row table:style-name="Tabla10.1">
          <table:table-cell table:style-name="Tabla10.D2" office:value-type="float" office:value="4">
            <text:p text:style-name="P3"><text:span text:style-name="T1">4</text:span></text:p>
          </table:table-cell>
          <table:table-cell table:style-name="Tabla10.A1" table:number-columns-spanned="2" office:value-type="string">
            <text:p text:style-name="P3"><text:span text:style-name="T1"/></text:p>
          </table:table-cell>
          <table:covered-table-cell/>
          <table:table-cell table:style-name="Tabla10.D2" office:value-type="float" office:value="9">
            <text:p text:style-name="P3"><text:span text:style-name="T1">9</text:span></text:p>
          </table:table-cell>
          <table:table-cell table:style-name="Tabla10.A1" table:number-columns-spanned="0" office:value-type="string">
            <text:p text:style-name="P4"><text:span text:style-name="T1"/></text:p>
          </table:table-cell>
        </table:table-row>
        <table:table-row table:style-name="Tabla10.1">
          <table:table-cell table:style-name="Tabla10.D2" office:value-type="float" office:value="5">
            <text:p text:style-name="P3"><text:span text:style-name="T1">5</text:span></text:p>
          </table:table-cell>
          <table:table-cell table:style-name="Tabla10.A1" table:number-columns-spanned="2" office:value-type="string">
            <text:p text:style-name="P4"/>
          </table:table-cell>
          <table:covered-table-cell/>
          <table:table-cell table:style-name="Tabla10.A1" office:value-type="string">
            <text:p text:style-name="P4"/>
          </table:table-cell>
          <table:table-cell table:style-name="Tabla10.A1" table:number-columns-spanned="0" office:value-type="string">
            <text:p text:style-name="P4"/>
          </table:table-cell>
        </table:table-row>
      </table:table>
      <text:p text:style-name="P2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11.1">
          <table:table-cell table:style-name="Tabla11.A1" office:value-type="string">
            <text:p text:style-name="P3"><text:span text:style-name="T1"/></text:p>
          </table:table-cell>
          <table:table-cell table:style-name="Tabla11.A1" office:value-type="string">
            <text:p text:style-name="P3"><text:span text:style-name="T1"/></text:p>
          </table:table-cell>
        </table:table-row>
        <table:table-row table:style-name="Tabla11.1">
          <table:table-cell table:style-name="Tabla11.A1" office:value-type="string">
            <text:p text:style-name="P3"><text:span text:style-name="T1"/></text:p>
          </table:table-cell>
          <table:table-cell table:style-name="Tabla11.A1" office:value-type="string">
            <text:p text:style-name="P3"><text:span text:style-name="T1"/></text:p>
          </table:table-cell>
        </table:table-row>
        <table:table-row table:style-name="Tabla11.4">
          <table:table-cell table:style-name="Tabla11.A1" office:value-type="string">
            <text:p text:style-name="P3"><text:span text:style-name="T1"/></text:p>
          </table:table-cell>
          <table:table-cell table:style-name="Tabla11.A1" office:value-type="string">
            <text:p text:style-name="P3"><text:span text:style-name="T1"/></text:p>
          </table:table-cell>
        </table:table-row>
      </table:table>
      <text:p text:style-name="P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12.1">
          <table:table-cell table:style-name="Tabla12.A1" office:value-type="string">
            <text:p text:style-name="P3"><text:span text:style-name="T1">Frecuencia de uso</text:span></text:p>
          </table:table-cell>
          <table:table-cell table:style-name="Tabla12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12.A1" office:value-type="string">
            <text:p text:style-name="P3"><text:span text:style-name="T1">Importancia</text:span></text:p>
          </table:table-cell>
          <table:table-cell table:style-name="Tabla12.A1" table:number-columns-spanned="0" office:value-type="string">
            <text:p text:style-name="P3"><text:span text:style-name="T1">Alta</text:span></text:p>
          </table:table-cell>
        </table:table-row>
        <table:table-row table:style-name="Tabla12.1">
          <table:table-cell table:style-name="Tabla12.A1" office:value-type="string">
            <text:p text:style-name="P3"><text:span text:style-name="T1">Urgencia</text:span></text:p>
          </table:table-cell>
          <table:table-cell table:style-name="Tabla12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12.A1" office:value-type="string">
            <text:p text:style-name="P4"/>
          </table:table-cell>
          <table:table-cell table:style-name="Tabla12.A1" table:number-columns-spanned="0" office:value-type="string">
            <text:p text:style-name="P4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p text:style-name="P3"><text:span text:style-name="T1">Caso de uso</text:span></text:p>
          </table:table-cell>
          <table:table-cell table:style-name="Tabla13.A1" table:number-columns-spanned="2" office:value-type="string">
            <text:p text:style-name="P3"><text:span text:style-name="T1">CRUD Usuarios.</text:span></text:p>
          </table:table-cell>
          <table:covered-table-cell/>
          <table:table-cell table:style-name="Tabla13.A1" table:number-columns-spanned="4" office:value-type="string">
            <text:p text:style-name="P3"><text:span text:style-name="T1">CRUDUSERS</text:span></text:p>
          </table:table-cell>
          <table:covered-table-cell/>
          <table:covered-table-cell/>
          <table:covered-table-cell/>
        </table:table-row>
        <table:table-row table:style-name="Tabla13.2">
          <table:table-cell table:style-name="Tabla13.A1" office:value-type="string">
            <text:p text:style-name="P3"><text:span text:style-name="T1">Actores</text:span></text:p>
          </table:table-cell>
          <table:table-cell table:style-name="Tabla13.A1" table:number-columns-spanned="2" office:value-type="string">
            <text:p text:style-name="P3"><text:span text:style-name="T1">Jefe de zona, Adminsitrador general, Sistema</text:span>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3"><text:span text:style-name="T1">Tipo</text:span></text:p>
          </table:table-cell>
          <table:table-cell table:style-name="Tabla13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3"><text:span text:style-name="T1">Referencias</text:span></text:p>
          </table:table-cell>
          <table:table-cell table:style-name="Tabla13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13.A1" table:number-columns-spanned="2" office:value-type="string">
            <text:p text:style-name="P4"/>
          </table:table-cell>
          <table:covered-table-cell/>
        </table:table-row>
        <table:table-row table:style-name="Tabla13.2">
          <table:table-cell table:style-name="Tabla13.A1" office:value-type="string">
            <text:p text:style-name="P3"><text:span text:style-name="T1">Precondición</text:span></text:p>
          </table:table-cell>
          <table:table-cell table:style-name="Tabla13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3"><text:span text:style-name="T1">Postcondición</text:span></text:p>
          </table:table-cell>
          <table:table-cell table:style-name="Tabla13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3"><text:span text:style-name="T1">Autor </text:span></text:p>
          </table:table-cell>
          <table:table-cell table:style-name="Tabla13.A1" office:value-type="string">
            <text:p text:style-name="P3"><text:span text:style-name="T1">Sebastian Vargas</text:span></text:p>
          </table:table-cell>
          <table:table-cell table:style-name="Tabla13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13.A1" table:number-columns-spanned="2" office:value-type="string">
            <text:p text:style-name="P4"/>
          </table:table-cell>
          <table:covered-table-cell/>
          <table:table-cell table:style-name="Tabla13.A1" office:value-type="string">
            <text:p text:style-name="P3"><text:span text:style-name="T1">versión</text:span></text:p>
          </table:table-cell>
          <table:table-cell table:style-name="Tabla13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<text:span text:style-name="T1">Propósito</text:span></text:p>
          </table:table-cell>
        </table:table-row>
        <table:table-row table:style-name="Tabla14.1">
          <table:table-cell table:style-name="Tabla14.A1" office:value-type="string">
            <text:p text:style-name="P3"><text:span text:style-name="T1">CRUD Ver, editar, eliminar y crear usuarios</text:span></text:p>
          </table:table-cell>
        </table:table-row>
      </table:table>
      <text:p text:style-name="P2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"><text:span text:style-name="T1">Resumen</text:span></text:p>
          </table:table-cell>
        </table:table-row>
        <table:table-row table:style-name="Tabla15.1">
          <table:table-cell table:style-name="Tabla15.A1" office:value-type="string">
            <text:p text:style-name="P4">Cargar interfaz e interactuar con ella con la finalidad de crear, editar, eliminar y ver los usuario que hay en el sistema</text:p>
          </table:table-cell>
        </table:table-row>
      </table:table>
      <text:p text:style-name="P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16.1">
          <table:table-cell table:style-name="Tabla16.A1" office:value-type="string">
            <text:p text:style-name="P3"><text:span text:style-name="T1">1</text:span></text:p>
          </table:table-cell>
          <table:table-cell table:style-name="Tabla16.A1" table:number-columns-spanned="2" office:value-type="string">
            <text:p text:style-name="P3"><text:span text:style-name="T1">El Jefe de zona o Administrador General debe hacer click en la opcion del menu Usuarios</text:span></text:p>
          </table:table-cell>
          <table:covered-table-cell/>
          <table:table-cell table:style-name="Tabla16.D2" office:value-type="float" office:value="6">
            <text:p text:style-name="P4">6</text:p>
          </table:table-cell>
          <table:table-cell table:style-name="Tabla16.A1" table:number-columns-spanned="0" office:value-type="string">
            <text:p text:style-name="P4"><text:span text:style-name="T1">El sistema comprueba que el rut existe en la base de datos.</text:span></text:p>
          </table:table-cell>
        </table:table-row>
        <table:table-row table:style-name="Tabla16.1">
          <table:table-cell table:style-name="Tabla16.A1" office:value-type="string">
            <text:p text:style-name="P3"><text:span text:style-name="T1">2</text:span></text:p>
          </table:table-cell>
          <table:table-cell table:style-name="Tabla16.A1" table:number-columns-spanned="2" office:value-type="string">
            <text:p text:style-name="P3"><text:span text:style-name="T1">El sistema muestra el crud, con los campos necesarios para crear un usuario, pero solo está habilitado el campo “rut” y el boton comprobar</text:span></text:p>
          </table:table-cell>
          <table:covered-table-cell/>
          <table:table-cell table:style-name="Tabla16.D2" office:value-type="float" office:value="7">
            <text:p text:style-name="P3"><text:span text:style-name="T1">7</text:span></text:p>
          </table:table-cell>
          <table:table-cell table:style-name="Tabla16.A1" table:number-columns-spanned="0" office:value-type="string">
            <text:p text:style-name="P4">El sistema muestra en la pantalla los datos del usuario encontrado mediante el rut.</text:p>
          </table:table-cell>
        </table:table-row>
        <table:table-row table:style-name="Tabla16.1">
          <table:table-cell table:style-name="Tabla16.D2" office:value-type="float" office:value="3">
            <text:p text:style-name="P3"><text:span text:style-name="T1">3</text:span></text:p>
          </table:table-cell>
          <table:table-cell table:style-name="Tabla16.A1" table:number-columns-spanned="2" office:value-type="string">
            <text:p text:style-name="P3"><text:span text:style-name="T1">El usuario ingresa un rut y apreta el boton comprobar.</text:span></text:p>
          </table:table-cell>
          <table:covered-table-cell/>
          <table:table-cell table:style-name="Tabla16.D2" office:value-type="float" office:value="8">
            <text:p text:style-name="P3"><text:span text:style-name="T1">8</text:span></text:p>
          </table:table-cell>
          <table:table-cell table:style-name="Tabla16.A1" table:number-columns-spanned="0" office:value-type="string">
            <text:p text:style-name="P4"><text:span text:style-name="T1">El sistema habilita las opciones editar y eliminar.</text:span></text:p>
          </table:table-cell>
        </table:table-row>
        <table:table-row table:style-name="Tabla16.1">
          <table:table-cell table:style-name="Tabla16.D2" office:value-type="float" office:value="4">
            <text:p text:style-name="P3"><text:span text:style-name="T1">4</text:span></text:p>
          </table:table-cell>
          <table:table-cell table:style-name="Tabla16.A1" table:number-columns-spanned="2" office:value-type="string">
            <text:p text:style-name="P3"><text:span text:style-name="T1">El sistema comprueba si es valido.</text:span></text:p>
          </table:table-cell>
          <table:covered-table-cell/>
          <table:table-cell table:style-name="Tabla16.D2" office:value-type="float" office:value="9">
            <text:p text:style-name="P3"><text:span text:style-name="T1">9</text:span></text:p>
          </table:table-cell>
          <table:table-cell table:style-name="Tabla16.A1" table:number-columns-spanned="0" office:value-type="string">
            <text:p text:style-name="P4">El usuario presiona el boton editar.</text:p>
          </table:table-cell>
        </table:table-row>
        <table:table-row table:style-name="Tabla16.1">
          <table:table-cell table:style-name="Tabla16.D2" office:value-type="float" office:value="5">
            <text:p text:style-name="P3"><text:span text:style-name="T1">5</text:span></text:p>
          </table:table-cell>
          <table:table-cell table:style-name="Tabla16.A1" table:number-columns-spanned="2" office:value-type="string">
            <text:p text:style-name="P4">El sistema comprueba si el usuario tiene los permisos suficientes para editar el usuario.</text:p>
          </table:table-cell>
          <table:covered-table-cell/>
          <table:table-cell table:style-name="Tabla16.D2" office:value-type="float" office:value="10">
            <text:p text:style-name="P4">10</text:p>
          </table:table-cell>
          <table:table-cell table:style-name="Tabla16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16.1">
          <table:table-cell table:style-name="Tabla16.A7">
            <text:p text:style-name="P3"/>
          </table:table-cell>
          <table:table-cell table:style-name="Tabla16.B7" table:number-columns-spanned="2" office:value-type="string">
            <text:p text:style-name="P4"/>
          </table:table-cell>
          <table:covered-table-cell/>
          <table:table-cell table:style-name="Tabla16.A7" office:value-type="float" office:value="11">
            <text:p text:style-name="P4">11</text:p>
          </table:table-cell>
          <table:table-cell table:style-name="Tabla16.B7" table:number-columns-spanned="0" office:value-type="string">
            <text:p text:style-name="P4"><text:s/>El sistema actualiza los datos.</text:p>
          </table:table-cell>
        </table:table-row>
      </table:table>
      <text:p text:style-name="P2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3"><text:span text:style-name="T1">4a</text:span></text:p>
          </table:table-cell>
          <table:table-cell table:style-name="Tabla17.A1" office:value-type="string">
            <text:p text:style-name="P3"><text:span text:style-name="T1">El rut no es valido y lanza mensaje pidiendo volver a ingresar un rut valido</text:span></text:p>
          </table:table-cell>
        </table:table-row>
        <table:table-row table:style-name="Tabla17.1">
          <table:table-cell table:style-name="Tabla17.A1" office:value-type="string">
            <text:p text:style-name="P3"><text:span text:style-name="T1">5a</text:span></text:p>
          </table:table-cell>
          <table:table-cell table:style-name="Tabla17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17.4">
          <table:table-cell table:style-name="Tabla17.A1" office:value-type="string">
            <text:p text:style-name="P3"><text:span text:style-name="T1">6a</text:span></text:p>
          </table:table-cell>
          <table:table-cell table:style-name="Tabla17.A1" office:value-type="string">
            <text:p text:style-name="P3"><text:span text:style-name="T1">El usuario no ingresa un rut registrado y pide al usuario que lo cree</text:span></text:p>
          </table:table-cell>
        </table:table-row>
        <table:table-row table:style-name="Tabla17.5">
          <table:table-cell table:style-name="Tabla17.A5" office:value-type="string">
            <text:p text:style-name="P3">3a</text:p>
          </table:table-cell>
          <table:table-cell table:style-name="Tabla17.A5" office:value-type="string">
            <text:p text:style-name="P3">El usaurio apreta boton mostrar usuario y el sistema le muestra una tabla con todos los usuarios</text:p>
          </table:table-cell>
        </table:table-row>
        <table:table-row table:style-name="Tabla17.6">
          <table:table-cell table:style-name="Tabla17.A5" office:value-type="string">
            <text:p text:style-name="P3">10a</text:p>
          </table:table-cell>
          <table:table-cell table:style-name="Tabla17.A5" office:value-type="string">
            <text:p text:style-name="P3">El usuario no completo todos los datos y el sistema no lo deja continuar</text:p>
          </table:table-cell>
        </table:table-row>
        <table:table-row table:style-name="Tabla17.6">
          <table:table-cell table:style-name="Tabla17.A5" office:value-type="string">
            <text:p text:style-name="P3">9a</text:p>
          </table:table-cell>
          <table:table-cell table:style-name="Tabla17.A5" office:value-type="string">
            <text:p text:style-name="P3">El usuario presiona boton eliminar y el sistema elimina usuario</text:p>
          </table:table-cell>
        </table:table-row>
      </table:table>
      <text:p text:style-name="P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18.1">
          <table:table-cell table:style-name="Tabla18.A1" office:value-type="string">
            <text:p text:style-name="P3"><text:span text:style-name="T1">Frecuencia de uso</text:span></text:p>
          </table:table-cell>
          <table:table-cell table:style-name="Tabla18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18.A1" office:value-type="string">
            <text:p text:style-name="P3"><text:span text:style-name="T1">Importancia</text:span></text:p>
          </table:table-cell>
          <table:table-cell table:style-name="Tabla18.A1" table:number-columns-spanned="0" office:value-type="string">
            <text:p text:style-name="P3"><text:span text:style-name="T1">Alta</text:span></text:p>
          </table:table-cell>
        </table:table-row>
        <table:table-row table:style-name="Tabla18.1">
          <table:table-cell table:style-name="Tabla18.A1" office:value-type="string">
            <text:p text:style-name="P3"><text:span text:style-name="T1">Urgencia</text:span></text:p>
          </table:table-cell>
          <table:table-cell table:style-name="Tabla18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18.A1" office:value-type="string">
            <text:p text:style-name="P4"/>
          </table:table-cell>
          <table:table-cell table:style-name="Tabla18.A1" table:number-columns-spanned="0" office:value-type="string">
            <text:p text:style-name="P4"/>
          </table:table-cell>
        </table:table-row>
      </table:table>
      <text:p text:style-name="P1"/>
      <text:p text:style-name="P1"><text:soft-page-break/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p text:style-name="P3"><text:span text:style-name="T1">Caso de uso</text:span></text:p>
          </table:table-cell>
          <table:table-cell table:style-name="Tabla19.A1" table:number-columns-spanned="2" office:value-type="string">
            <text:p text:style-name="P3"><text:span text:style-name="T1">CRUD Instituciones.</text:span></text:p>
          </table:table-cell>
          <table:covered-table-cell/>
          <table:table-cell table:style-name="Tabla19.A1" table:number-columns-spanned="4" office:value-type="string">
            <text:p text:style-name="P3"><text:span text:style-name="T1">CRUDINSTITUCIONES</text:span>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1" office:value-type="string">
            <text:p text:style-name="P3"><text:span text:style-name="T1">Actores</text:span></text:p>
          </table:table-cell>
          <table:table-cell table:style-name="Tabla19.A1" table:number-columns-spanned="2" office:value-type="string">
            <text:p text:style-name="P3"><text:span text:style-name="T1">Jefe de zona, Adminsitrador general, Sistema</text:span></text:p>
          </table:table-cell>
          <table:covered-table-cell/>
        </table:table-row>
        <table:table-row table:style-name="Tabla19.2">
          <table:table-cell table:style-name="Tabla19.A1" office:value-type="string">
            <text:p text:style-name="P3"><text:span text:style-name="T1">Tipo</text:span></text:p>
          </table:table-cell>
          <table:table-cell table:style-name="Tabla19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19.2">
          <table:table-cell table:style-name="Tabla19.A1" office:value-type="string">
            <text:p text:style-name="P3"><text:span text:style-name="T1">Referencias</text:span></text:p>
          </table:table-cell>
          <table:table-cell table:style-name="Tabla19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19.A1" table:number-columns-spanned="2" office:value-type="string">
            <text:p text:style-name="P4"/>
          </table:table-cell>
          <table:covered-table-cell/>
        </table:table-row>
        <table:table-row table:style-name="Tabla19.2">
          <table:table-cell table:style-name="Tabla19.A1" office:value-type="string">
            <text:p text:style-name="P3"><text:span text:style-name="T1">Precondición</text:span></text:p>
          </table:table-cell>
          <table:table-cell table:style-name="Tabla19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19.2">
          <table:table-cell table:style-name="Tabla19.A1" office:value-type="string">
            <text:p text:style-name="P3"><text:span text:style-name="T1">Postcondición</text:span></text:p>
          </table:table-cell>
          <table:table-cell table:style-name="Tabla19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19.2">
          <table:table-cell table:style-name="Tabla19.A1" office:value-type="string">
            <text:p text:style-name="P3"><text:span text:style-name="T1">Autor </text:span></text:p>
          </table:table-cell>
          <table:table-cell table:style-name="Tabla19.A1" office:value-type="string">
            <text:p text:style-name="P3"><text:span text:style-name="T1">Sebastian Vargas</text:span></text:p>
          </table:table-cell>
          <table:table-cell table:style-name="Tabla19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19.A1" table:number-columns-spanned="2" office:value-type="string">
            <text:p text:style-name="P4"/>
          </table:table-cell>
          <table:covered-table-cell/>
          <table:table-cell table:style-name="Tabla19.A1" office:value-type="string">
            <text:p text:style-name="P3"><text:span text:style-name="T1">versión</text:span></text:p>
          </table:table-cell>
          <table:table-cell table:style-name="Tabla19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"><text:span text:style-name="T1">Propósito</text:span></text:p>
          </table:table-cell>
        </table:table-row>
        <table:table-row table:style-name="Tabla20.1">
          <table:table-cell table:style-name="Tabla20.A1" office:value-type="string">
            <text:p text:style-name="P3"><text:span text:style-name="T1">CRUD Ver, editar, eliminar y crear instituciones</text:span></text:p>
          </table:table-cell>
        </table:table-row>
      </table:table>
      <text:p text:style-name="P2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"><text:span text:style-name="T1">Resumen</text:span></text:p>
          </table:table-cell>
        </table:table-row>
        <table:table-row table:style-name="Tabla21.1">
          <table:table-cell table:style-name="Tabla21.A1" office:value-type="string">
            <text:p text:style-name="P4">Cargar interfaz e interactuar con ella con la finalidad de crear, editar, eliminar y ver las instituciones que hay en el sistema</text:p>
          </table:table-cell>
        </table:table-row>
      </table:table>
      <text:p text:style-name="P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22.1">
          <table:table-cell table:style-name="Tabla22.A1" office:value-type="string">
            <text:p text:style-name="P3"><text:span text:style-name="T1">1</text:span></text:p>
          </table:table-cell>
          <table:table-cell table:style-name="Tabla22.A1" table:number-columns-spanned="2" office:value-type="string">
            <text:p text:style-name="P3"><text:span text:style-name="T1">El Jefe de zona o Administrador General debe hacer click en la opcion del menu instituciones</text:span></text:p>
          </table:table-cell>
          <table:covered-table-cell/>
          <table:table-cell table:style-name="Tabla22.D2" office:value-type="float" office:value="6">
            <text:p text:style-name="P4">6</text:p>
          </table:table-cell>
          <table:table-cell table:style-name="Tabla22.A1" table:number-columns-spanned="0" office:value-type="string">
            <text:p text:style-name="P4">El sistema muestra en la pantalla los datos de la institucion encontrada mediante el codigo.</text:p>
          </table:table-cell>
        </table:table-row>
        <table:table-row table:style-name="Tabla22.1">
          <table:table-cell table:style-name="Tabla22.A1" office:value-type="string">
            <text:p text:style-name="P3"><text:span text:style-name="T1">2</text:span></text:p>
          </table:table-cell>
          <table:table-cell table:style-name="Tabla22.A1" table:number-columns-spanned="2" office:value-type="string">
            <text:p text:style-name="P3"><text:span text:style-name="T1">El sistema muestra el crud, con los campos necesarios para crear una institucion, pero solo está habilitado el campo “codigo” y el boton comprobar</text:span></text:p>
          </table:table-cell>
          <table:covered-table-cell/>
          <table:table-cell table:style-name="Tabla22.D2" office:value-type="float" office:value="7">
            <text:p text:style-name="P3"><text:span text:style-name="T1">7</text:span></text:p>
          </table:table-cell>
          <table:table-cell table:style-name="Tabla22.A1" table:number-columns-spanned="0" office:value-type="string">
            <text:p text:style-name="P4">El sistema habilita las opciones editar , eliminar y los campos a rellenar.</text:p>
          </table:table-cell>
        </table:table-row>
        <table:table-row table:style-name="Tabla22.1">
          <table:table-cell table:style-name="Tabla22.D2" office:value-type="float" office:value="3">
            <text:p text:style-name="P3"><text:span text:style-name="T1">3</text:span></text:p>
          </table:table-cell>
          <table:table-cell table:style-name="Tabla22.A1" table:number-columns-spanned="2" office:value-type="string">
            <text:p text:style-name="P3"><text:span text:style-name="T1">El usuario ingresa un codigo y apreta el boton comprobar.</text:span></text:p>
          </table:table-cell>
          <table:covered-table-cell/>
          <table:table-cell table:style-name="Tabla22.D2" office:value-type="float" office:value="8">
            <text:p text:style-name="P3"><text:span text:style-name="T1">8</text:span></text:p>
          </table:table-cell>
          <table:table-cell table:style-name="Tabla22.A1" table:number-columns-spanned="0" office:value-type="string">
            <text:p text:style-name="P4">El usuario presiona el boton editar.</text:p>
          </table:table-cell>
        </table:table-row>
        <table:table-row table:style-name="Tabla22.5">
          <table:table-cell table:style-name="Tabla22.D2" office:value-type="float" office:value="4">
            <text:p text:style-name="P3"><text:span text:style-name="T1">4</text:span></text:p>
          </table:table-cell>
          <table:table-cell table:style-name="Tabla22.A1" table:number-columns-spanned="2" office:value-type="string">
            <text:p text:style-name="P4"><text:span text:style-name="T1">El sistema comprueba si el usuario tiene los permisos suficientes para editar la institucion.</text:span></text:p>
          </table:table-cell>
          <table:covered-table-cell/>
          <table:table-cell table:style-name="Tabla22.D2" office:value-type="float" office:value="9">
            <text:p text:style-name="P3"><text:span text:style-name="T1">9</text:span></text:p>
          </table:table-cell>
          <table:table-cell table:style-name="Tabla22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22.1">
          <table:table-cell table:style-name="Tabla22.D2" office:value-type="float" office:value="5">
            <text:p text:style-name="P3"><text:span text:style-name="T1">5</text:span></text:p>
          </table:table-cell>
          <table:table-cell table:style-name="Tabla22.A1" table:number-columns-spanned="2" office:value-type="string">
            <text:p text:style-name="P4">El sistema comprueba que la institucion exista en la base de datos.</text:p>
          </table:table-cell>
          <table:covered-table-cell/>
          <table:table-cell table:style-name="Tabla22.D2" office:value-type="float" office:value="10">
            <text:p text:style-name="P4">10</text:p>
          </table:table-cell>
          <table:table-cell table:style-name="Tabla22.A1" table:number-columns-spanned="0" office:value-type="string">
            <text:p text:style-name="P4">El sistema actualiza los datos.</text:p>
          </table:table-cell>
        </table:table-row>
      </table:table>
      <text:p text:style-name="P2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3"><text:span text:style-name="T1">3a</text:span></text:p>
          </table:table-cell>
          <table:table-cell table:style-name="Tabla23.A1" office:value-type="string">
            <text:p text:style-name="P3"><text:span text:style-name="T1">El usuario no teclea un codigo y lanza mensaje pidiendo volver a ingresar un codigo valido.</text:span></text:p>
          </table:table-cell>
        </table:table-row>
        <table:table-row table:style-name="Tabla23.1">
          <table:table-cell table:style-name="Tabla23.A1" office:value-type="string">
            <text:p text:style-name="P3"><text:span text:style-name="T1">4a</text:span></text:p>
          </table:table-cell>
          <table:table-cell table:style-name="Tabla23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23.4">
          <table:table-cell table:style-name="Tabla23.A1" office:value-type="string">
            <text:p text:style-name="P3"><text:span text:style-name="T1">5a</text:span></text:p>
          </table:table-cell>
          <table:table-cell table:style-name="Tabla23.A1" office:value-type="string">
            <text:p text:style-name="P3"><text:span text:style-name="T1">El usuario no ingresa un codigo no registrado y pide al usuario que lo cree</text:span></text:p>
          </table:table-cell>
        </table:table-row>
        <table:table-row table:style-name="Tabla23.5">
          <table:table-cell table:style-name="Tabla23.A5" office:value-type="string">
            <text:p text:style-name="P3">3a</text:p>
          </table:table-cell>
          <table:table-cell table:style-name="Tabla23.A5" office:value-type="string">
            <text:p text:style-name="P3">El usaurio apreta boton mostrar instituciones <text:s/>y el sistema le muestra una tabla con todos los institucioes</text:p>
          </table:table-cell>
        </table:table-row>
        <table:table-row table:style-name="Tabla23.6">
          <table:table-cell table:style-name="Tabla23.A5" office:value-type="string">
            <text:p text:style-name="P3">9a</text:p>
          </table:table-cell>
          <table:table-cell table:style-name="Tabla23.A5" office:value-type="string">
            <text:p text:style-name="P3">El usuario no completo todos los datos y el sistema no lo deja continuar</text:p>
          </table:table-cell>
        </table:table-row>
        <table:table-row table:style-name="Tabla23.6">
          <table:table-cell table:style-name="Tabla23.A5" office:value-type="string">
            <text:p text:style-name="P3">8a</text:p>
          </table:table-cell>
          <table:table-cell table:style-name="Tabla23.A5" office:value-type="string">
            <text:p text:style-name="P3">El usuario presiona boton eliminar y el sistema elimina la institucion</text:p>
          </table:table-cell>
        </table:table-row>
      </table:table>
      <text:p text:style-name="P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24.1">
          <table:table-cell table:style-name="Tabla24.A1" office:value-type="string">
            <text:p text:style-name="P3"><text:span text:style-name="T1">Frecuencia de uso</text:span></text:p>
          </table:table-cell>
          <table:table-cell table:style-name="Tabla24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24.A1" office:value-type="string">
            <text:p text:style-name="P3"><text:span text:style-name="T1">Importancia</text:span></text:p>
          </table:table-cell>
          <table:table-cell table:style-name="Tabla24.A1" table:number-columns-spanned="0" office:value-type="string">
            <text:p text:style-name="P3"><text:span text:style-name="T1">Alta</text:span></text:p>
          </table:table-cell>
        </table:table-row>
        <table:table-row table:style-name="Tabla24.1">
          <table:table-cell table:style-name="Tabla24.A1" office:value-type="string">
            <text:p text:style-name="P3"><text:span text:style-name="T1">Urgencia</text:span></text:p>
          </table:table-cell>
          <table:table-cell table:style-name="Tabla24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24.A1" office:value-type="string">
            <text:p text:style-name="P4"/>
          </table:table-cell>
          <table:table-cell table:style-name="Tabla24.A1" table:number-columns-spanned="0" office:value-type="string">
            <text:p text:style-name="P4"/>
          </table:table-cell>
        </table:table-row>
      </table:table>
      <text:p text:style-name="P1"><text:soft-page-break/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 table:style-name="Tabla25.1">
          <table:table-cell table:style-name="Tabla25.A1" office:value-type="string">
            <text:p text:style-name="P3"><text:span text:style-name="T1">Caso de uso</text:span></text:p>
          </table:table-cell>
          <table:table-cell table:style-name="Tabla25.A1" table:number-columns-spanned="2" office:value-type="string">
            <text:p text:style-name="P3"><text:span text:style-name="T1">CRUD comunas.</text:span></text:p>
          </table:table-cell>
          <table:covered-table-cell/>
          <table:table-cell table:style-name="Tabla25.A1" table:number-columns-spanned="4" office:value-type="string">
            <text:p text:style-name="P3"><text:span text:style-name="T1">CRUDCOMUNAS</text:span>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1" office:value-type="string">
            <text:p text:style-name="P3"><text:span text:style-name="T1">Actores</text:span></text:p>
          </table:table-cell>
          <table:table-cell table:style-name="Tabla25.A1" table:number-columns-spanned="2" office:value-type="string">
            <text:p text:style-name="P3"><text:span text:style-name="T1">Jefe de zona, Adminsitrador general, Sistema</text:span>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3"><text:span text:style-name="T1">Tipo</text:span></text:p>
          </table:table-cell>
          <table:table-cell table:style-name="Tabla25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3"><text:span text:style-name="T1">Referencias</text:span></text:p>
          </table:table-cell>
          <table:table-cell table:style-name="Tabla25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25.A1" table:number-columns-spanned="2" office:value-type="string">
            <text:p text:style-name="P4"/>
          </table:table-cell>
          <table:covered-table-cell/>
        </table:table-row>
        <table:table-row table:style-name="Tabla25.2">
          <table:table-cell table:style-name="Tabla25.A1" office:value-type="string">
            <text:p text:style-name="P3"><text:span text:style-name="T1">Precondición</text:span></text:p>
          </table:table-cell>
          <table:table-cell table:style-name="Tabla25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3"><text:span text:style-name="T1">Postcondición</text:span></text:p>
          </table:table-cell>
          <table:table-cell table:style-name="Tabla25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3"><text:span text:style-name="T1">Autor </text:span></text:p>
          </table:table-cell>
          <table:table-cell table:style-name="Tabla25.A1" office:value-type="string">
            <text:p text:style-name="P3"><text:span text:style-name="T1">Sebastian Vargas</text:span></text:p>
          </table:table-cell>
          <table:table-cell table:style-name="Tabla25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25.A1" table:number-columns-spanned="2" office:value-type="string">
            <text:p text:style-name="P4"/>
          </table:table-cell>
          <table:covered-table-cell/>
          <table:table-cell table:style-name="Tabla25.A1" office:value-type="string">
            <text:p text:style-name="P3"><text:span text:style-name="T1">versión</text:span></text:p>
          </table:table-cell>
          <table:table-cell table:style-name="Tabla25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3"><text:span text:style-name="T1">Propósito</text:span></text:p>
          </table:table-cell>
        </table:table-row>
        <table:table-row table:style-name="Tabla26.1">
          <table:table-cell table:style-name="Tabla26.A1" office:value-type="string">
            <text:p text:style-name="P3"><text:span text:style-name="T1">CRUD Ver, editar, eliminar y crear <text:s/>comunas</text:span></text:p>
          </table:table-cell>
        </table:table-row>
      </table:table>
      <text:p text:style-name="P2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3"><text:span text:style-name="T1">Resumen</text:span></text:p>
          </table:table-cell>
        </table:table-row>
        <table:table-row table:style-name="Tabla27.1">
          <table:table-cell table:style-name="Tabla27.A1" office:value-type="string">
            <text:p text:style-name="P4">Cargar interfaz e interactuar con ella con la finalidad de crear, editar, eliminar y ver las comunas que hay en el sistema</text:p>
          </table:table-cell>
        </table:table-row>
      </table:table>
      <text:p text:style-name="P2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 table:style-name="Tabla28.1">
          <table:table-cell table:style-name="Tabla28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28.1">
          <table:table-cell table:style-name="Tabla28.A1" office:value-type="string">
            <text:p text:style-name="P3"><text:span text:style-name="T1">1</text:span></text:p>
          </table:table-cell>
          <table:table-cell table:style-name="Tabla28.A1" table:number-columns-spanned="2" office:value-type="string">
            <text:p text:style-name="P3"><text:span text:style-name="T1">El Jefe de zona o Administrador General debe hacer click en la opcion del menu <text:s/>comunas</text:span></text:p>
          </table:table-cell>
          <table:covered-table-cell/>
          <table:table-cell table:style-name="Tabla28.D2" office:value-type="float" office:value="6">
            <text:p text:style-name="P4">6</text:p>
          </table:table-cell>
          <table:table-cell table:style-name="Tabla28.A1" table:number-columns-spanned="0" office:value-type="string">
            <text:p text:style-name="P4">El sistema muestra en la pantalla los datos de la comuna encontrada mediante el codigo.</text:p>
          </table:table-cell>
        </table:table-row>
        <table:table-row table:style-name="Tabla28.1">
          <table:table-cell table:style-name="Tabla28.A1" office:value-type="string">
            <text:p text:style-name="P3"><text:span text:style-name="T1">2</text:span></text:p>
          </table:table-cell>
          <table:table-cell table:style-name="Tabla28.A1" table:number-columns-spanned="2" office:value-type="string">
            <text:p text:style-name="P3"><text:span text:style-name="T1">El sistema muestra el crud, con los campos necesarios para crear una comuna, pero solo está habilitado el campo “codigo” y el boton comprobar</text:span></text:p>
          </table:table-cell>
          <table:covered-table-cell/>
          <table:table-cell table:style-name="Tabla28.D2" office:value-type="float" office:value="7">
            <text:p text:style-name="P3"><text:span text:style-name="T1">7</text:span></text:p>
          </table:table-cell>
          <table:table-cell table:style-name="Tabla28.A1" table:number-columns-spanned="0" office:value-type="string">
            <text:p text:style-name="P4">El sistema habilita las opciones editar , eliminar y los campos a rellenar.</text:p>
          </table:table-cell>
        </table:table-row>
        <table:table-row table:style-name="Tabla28.1">
          <table:table-cell table:style-name="Tabla28.D2" office:value-type="float" office:value="3">
            <text:p text:style-name="P3"><text:span text:style-name="T1">3</text:span></text:p>
          </table:table-cell>
          <table:table-cell table:style-name="Tabla28.A1" table:number-columns-spanned="2" office:value-type="string">
            <text:p text:style-name="P3"><text:span text:style-name="T1">El usuario ingresa un codigo y apreta el boton comprobar.</text:span></text:p>
          </table:table-cell>
          <table:covered-table-cell/>
          <table:table-cell table:style-name="Tabla28.D2" office:value-type="float" office:value="8">
            <text:p text:style-name="P3"><text:span text:style-name="T1">8</text:span></text:p>
          </table:table-cell>
          <table:table-cell table:style-name="Tabla28.A1" table:number-columns-spanned="0" office:value-type="string">
            <text:p text:style-name="P4">El usuario presiona el boton editar.</text:p>
          </table:table-cell>
        </table:table-row>
        <table:table-row table:style-name="Tabla28.5">
          <table:table-cell table:style-name="Tabla28.D2" office:value-type="float" office:value="4">
            <text:p text:style-name="P3"><text:span text:style-name="T1">4</text:span></text:p>
          </table:table-cell>
          <table:table-cell table:style-name="Tabla28.A1" table:number-columns-spanned="2" office:value-type="string">
            <text:p text:style-name="P4">El sistema comprueba si el usuario tiene los permisos suficientes para editar la comuna.</text:p>
          </table:table-cell>
          <table:covered-table-cell/>
          <table:table-cell table:style-name="Tabla28.D2" office:value-type="float" office:value="9">
            <text:p text:style-name="P3"><text:span text:style-name="T1">9</text:span></text:p>
          </table:table-cell>
          <table:table-cell table:style-name="Tabla28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28.1">
          <table:table-cell table:style-name="Tabla28.D2" office:value-type="float" office:value="5">
            <text:p text:style-name="P3"><text:span text:style-name="T1">5</text:span></text:p>
          </table:table-cell>
          <table:table-cell table:style-name="Tabla28.A1" table:number-columns-spanned="2" office:value-type="string">
            <text:p text:style-name="P4">El sistema comprueba que la comuna exista en la base de datos.</text:p>
          </table:table-cell>
          <table:covered-table-cell/>
          <table:table-cell table:style-name="Tabla28.D2" office:value-type="float" office:value="10">
            <text:p text:style-name="P4">10</text:p>
          </table:table-cell>
          <table:table-cell table:style-name="Tabla28.A1" table:number-columns-spanned="0" office:value-type="string">
            <text:p text:style-name="P4">El sistema actualiza los datos.</text:p>
          </table:table-cell>
        </table:table-row>
      </table:table>
      <text:p text:style-name="P2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29.1">
          <table:table-cell table:style-name="Tabla29.A1" office:value-type="string">
            <text:p text:style-name="P3"><text:span text:style-name="T1">3a</text:span></text:p>
          </table:table-cell>
          <table:table-cell table:style-name="Tabla29.A1" office:value-type="string">
            <text:p text:style-name="P3"><text:span text:style-name="T1">El usuario no teclea un codigo y lanza mensaje pidiendo volver a ingresar un codigo valido.</text:span></text:p>
          </table:table-cell>
        </table:table-row>
        <table:table-row table:style-name="Tabla29.1">
          <table:table-cell table:style-name="Tabla29.A1" office:value-type="string">
            <text:p text:style-name="P3"><text:span text:style-name="T1">4a</text:span></text:p>
          </table:table-cell>
          <table:table-cell table:style-name="Tabla29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29.4">
          <table:table-cell table:style-name="Tabla29.A1" office:value-type="string">
            <text:p text:style-name="P3"><text:span text:style-name="T1">5a</text:span></text:p>
          </table:table-cell>
          <table:table-cell table:style-name="Tabla29.A1" office:value-type="string">
            <text:p text:style-name="P3"><text:span text:style-name="T1">El usuario no ingresa un codigo no registrado y pide al usuario que lo cree</text:span></text:p>
          </table:table-cell>
        </table:table-row>
        <table:table-row table:style-name="Tabla29.5">
          <table:table-cell table:style-name="Tabla29.A5" office:value-type="string">
            <text:p text:style-name="P3">3a</text:p>
          </table:table-cell>
          <table:table-cell table:style-name="Tabla29.A5" office:value-type="string">
            <text:p text:style-name="P3">El usaurio apreta boton mostrar <text:span text:style-name="T1">comunas</text:span> <text:s/>y el sistema le muestra una tabla con todos las <text:s/><text:span text:style-name="T1">comunas</text:span></text:p>
          </table:table-cell>
        </table:table-row>
        <table:table-row table:style-name="Tabla29.6">
          <table:table-cell table:style-name="Tabla29.A5" office:value-type="string">
            <text:p text:style-name="P3">9a</text:p>
          </table:table-cell>
          <table:table-cell table:style-name="Tabla29.A5" office:value-type="string">
            <text:p text:style-name="P3">El usuario no completo todos los datos y el sistema no lo deja continuar</text:p>
          </table:table-cell>
        </table:table-row>
        <table:table-row table:style-name="Tabla29.6">
          <table:table-cell table:style-name="Tabla29.A5" office:value-type="string">
            <text:p text:style-name="P3">8a</text:p>
          </table:table-cell>
          <table:table-cell table:style-name="Tabla29.A5" office:value-type="string">
            <text:p text:style-name="P3">El usuario presiona boton eliminar y el sistema elimina comuna</text:p>
          </table:table-cell>
        </table:table-row>
      </table:table>
      <text:p text:style-name="P2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3"><text:span text:style-name="T1">Frecuencia de uso</text:span></text:p>
          </table:table-cell>
          <table:table-cell table:style-name="Tabla30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30.A1" office:value-type="string">
            <text:p text:style-name="P3"><text:span text:style-name="T1">Importancia</text:span></text:p>
          </table:table-cell>
          <table:table-cell table:style-name="Tabla30.A1" table:number-columns-spanned="0" office:value-type="string">
            <text:p text:style-name="P3"><text:span text:style-name="T1">Alta</text:span></text:p>
          </table:table-cell>
        </table:table-row>
        <table:table-row table:style-name="Tabla30.1">
          <table:table-cell table:style-name="Tabla30.A1" office:value-type="string">
            <text:p text:style-name="P3"><text:span text:style-name="T1">Urgencia</text:span></text:p>
          </table:table-cell>
          <table:table-cell table:style-name="Tabla30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30.A1" office:value-type="string">
            <text:p text:style-name="P4"/>
          </table:table-cell>
          <table:table-cell table:style-name="Tabla30.A1" table:number-columns-spanned="0" office:value-type="string">
            <text:p text:style-name="P4"/>
          </table:table-cell>
        </table:table-row>
      </table:table>
      <text:p text:style-name="P1"><text:soft-page-break/>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p text:style-name="P3"><text:span text:style-name="T1">Caso de uso</text:span></text:p>
          </table:table-cell>
          <table:table-cell table:style-name="Tabla31.A1" table:number-columns-spanned="2" office:value-type="string">
            <text:p text:style-name="P3"><text:span text:style-name="T1">CRUD zonas.</text:span></text:p>
          </table:table-cell>
          <table:covered-table-cell/>
          <table:table-cell table:style-name="Tabla31.A1" table:number-columns-spanned="4" office:value-type="string">
            <text:p text:style-name="P3"><text:span text:style-name="T1">CRUDZONAS</text:span></text:p>
          </table:table-cell>
          <table:covered-table-cell/>
          <table:covered-table-cell/>
          <table:covered-table-cell/>
        </table:table-row>
        <table:table-row table:style-name="Tabla31.2">
          <table:table-cell table:style-name="Tabla31.A1" office:value-type="string">
            <text:p text:style-name="P3"><text:span text:style-name="T1">Actores</text:span></text:p>
          </table:table-cell>
          <table:table-cell table:style-name="Tabla31.A1" table:number-columns-spanned="2" office:value-type="string">
            <text:p text:style-name="P3"><text:span text:style-name="T1">Jefe de zona, Adminsitrador general, Sistema</text:span></text:p>
          </table:table-cell>
          <table:covered-table-cell/>
        </table:table-row>
        <table:table-row table:style-name="Tabla31.2">
          <table:table-cell table:style-name="Tabla31.A1" office:value-type="string">
            <text:p text:style-name="P3"><text:span text:style-name="T1">Tipo</text:span></text:p>
          </table:table-cell>
          <table:table-cell table:style-name="Tabla31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31.2">
          <table:table-cell table:style-name="Tabla31.A1" office:value-type="string">
            <text:p text:style-name="P3"><text:span text:style-name="T1">Referencias</text:span></text:p>
          </table:table-cell>
          <table:table-cell table:style-name="Tabla31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31.A1" table:number-columns-spanned="2" office:value-type="string">
            <text:p text:style-name="P4"/>
          </table:table-cell>
          <table:covered-table-cell/>
        </table:table-row>
        <table:table-row table:style-name="Tabla31.2">
          <table:table-cell table:style-name="Tabla31.A1" office:value-type="string">
            <text:p text:style-name="P3"><text:span text:style-name="T1">Precondición</text:span></text:p>
          </table:table-cell>
          <table:table-cell table:style-name="Tabla31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31.2">
          <table:table-cell table:style-name="Tabla31.A1" office:value-type="string">
            <text:p text:style-name="P3"><text:span text:style-name="T1">Postcondición</text:span></text:p>
          </table:table-cell>
          <table:table-cell table:style-name="Tabla31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31.2">
          <table:table-cell table:style-name="Tabla31.A1" office:value-type="string">
            <text:p text:style-name="P3"><text:span text:style-name="T1">Autor </text:span></text:p>
          </table:table-cell>
          <table:table-cell table:style-name="Tabla31.A1" office:value-type="string">
            <text:p text:style-name="P3"><text:span text:style-name="T1">Sebastian Vargas</text:span></text:p>
          </table:table-cell>
          <table:table-cell table:style-name="Tabla31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31.A1" table:number-columns-spanned="2" office:value-type="string">
            <text:p text:style-name="P4"/>
          </table:table-cell>
          <table:covered-table-cell/>
          <table:table-cell table:style-name="Tabla31.A1" office:value-type="string">
            <text:p text:style-name="P3"><text:span text:style-name="T1">versión</text:span></text:p>
          </table:table-cell>
          <table:table-cell table:style-name="Tabla31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3"><text:span text:style-name="T1">Propósito</text:span></text:p>
          </table:table-cell>
        </table:table-row>
        <table:table-row table:style-name="Tabla32.1">
          <table:table-cell table:style-name="Tabla32.A1" office:value-type="string">
            <text:p text:style-name="P3"><text:span text:style-name="T1">CRUD Ver, editar, eliminar y crear zonas</text:span></text:p>
          </table:table-cell>
        </table:table-row>
      </table:table>
      <text:p text:style-name="P2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3"><text:span text:style-name="T1">Resumen</text:span></text:p>
          </table:table-cell>
        </table:table-row>
        <table:table-row table:style-name="Tabla33.1">
          <table:table-cell table:style-name="Tabla33.A1" office:value-type="string">
            <text:p text:style-name="P4">Cargar interfaz e interactuar con ella con la finalidad de crear, editar, eliminar y ver las zonas que hay en el sistema</text:p>
          </table:table-cell>
        </table:table-row>
      </table:table>
      <text:p text:style-name="P2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34.1">
          <table:table-cell table:style-name="Tabla34.A1" office:value-type="string">
            <text:p text:style-name="P3"><text:span text:style-name="T1">1</text:span></text:p>
          </table:table-cell>
          <table:table-cell table:style-name="Tabla34.A1" table:number-columns-spanned="2" office:value-type="string">
            <text:p text:style-name="P3"><text:span text:style-name="T1">El Jefe de zona o Administrador General debe hacer click en la opcion del menu zona</text:span></text:p>
          </table:table-cell>
          <table:covered-table-cell/>
          <table:table-cell table:style-name="Tabla34.D2" office:value-type="float" office:value="6">
            <text:p text:style-name="P4">6</text:p>
          </table:table-cell>
          <table:table-cell table:style-name="Tabla34.A1" table:number-columns-spanned="0" office:value-type="string">
            <text:p text:style-name="P4">El sistema muestra en la pantalla los datos de la zona encontrada mediante el codigo.</text:p>
          </table:table-cell>
        </table:table-row>
        <table:table-row table:style-name="Tabla34.1">
          <table:table-cell table:style-name="Tabla34.A1" office:value-type="string">
            <text:p text:style-name="P3"><text:span text:style-name="T1">2</text:span></text:p>
          </table:table-cell>
          <table:table-cell table:style-name="Tabla34.A1" table:number-columns-spanned="2" office:value-type="string">
            <text:p text:style-name="P3"><text:span text:style-name="T1">El sistema muestra el crud, con los campos necesarios para crear una zonas, pero solo está habilitado el campo “codigo” y el boton comprobar</text:span></text:p>
          </table:table-cell>
          <table:covered-table-cell/>
          <table:table-cell table:style-name="Tabla34.D2" office:value-type="float" office:value="7">
            <text:p text:style-name="P3"><text:span text:style-name="T1">7</text:span></text:p>
          </table:table-cell>
          <table:table-cell table:style-name="Tabla34.A1" table:number-columns-spanned="0" office:value-type="string">
            <text:p text:style-name="P4">El sistema habilita las opciones editar , eliminar y los campos a rellenar.</text:p>
          </table:table-cell>
        </table:table-row>
        <table:table-row table:style-name="Tabla34.1">
          <table:table-cell table:style-name="Tabla34.D2" office:value-type="float" office:value="3">
            <text:p text:style-name="P3"><text:span text:style-name="T1">3</text:span></text:p>
          </table:table-cell>
          <table:table-cell table:style-name="Tabla34.A1" table:number-columns-spanned="2" office:value-type="string">
            <text:p text:style-name="P3"><text:span text:style-name="T1">El usuario ingresa un codigo y apreta el boton comprobar.</text:span></text:p>
          </table:table-cell>
          <table:covered-table-cell/>
          <table:table-cell table:style-name="Tabla34.D2" office:value-type="float" office:value="8">
            <text:p text:style-name="P3"><text:span text:style-name="T1">8</text:span></text:p>
          </table:table-cell>
          <table:table-cell table:style-name="Tabla34.A1" table:number-columns-spanned="0" office:value-type="string">
            <text:p text:style-name="P4">El usuario presiona el boton editar.</text:p>
          </table:table-cell>
        </table:table-row>
        <table:table-row table:style-name="Tabla34.5">
          <table:table-cell table:style-name="Tabla34.D2" office:value-type="float" office:value="4">
            <text:p text:style-name="P3"><text:span text:style-name="T1">4</text:span></text:p>
          </table:table-cell>
          <table:table-cell table:style-name="Tabla34.A1" table:number-columns-spanned="2" office:value-type="string">
            <text:p text:style-name="P4">El sistema comprueba si el usuario tiene los permisos suficientes para editar la zona.</text:p>
          </table:table-cell>
          <table:covered-table-cell/>
          <table:table-cell table:style-name="Tabla34.D2" office:value-type="float" office:value="9">
            <text:p text:style-name="P3"><text:span text:style-name="T1">9</text:span></text:p>
          </table:table-cell>
          <table:table-cell table:style-name="Tabla34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34.1">
          <table:table-cell table:style-name="Tabla34.D2" office:value-type="float" office:value="5">
            <text:p text:style-name="P3"><text:span text:style-name="T1">5</text:span></text:p>
          </table:table-cell>
          <table:table-cell table:style-name="Tabla34.A1" table:number-columns-spanned="2" office:value-type="string">
            <text:p text:style-name="P4">El sistema comprueba que la zona exista en la base de datos.</text:p>
          </table:table-cell>
          <table:covered-table-cell/>
          <table:table-cell table:style-name="Tabla34.D2" office:value-type="float" office:value="10">
            <text:p text:style-name="P4">10</text:p>
          </table:table-cell>
          <table:table-cell table:style-name="Tabla34.A1" table:number-columns-spanned="0" office:value-type="string">
            <text:p text:style-name="P4">El sistema actualiza los datos.</text:p>
          </table:table-cell>
        </table:table-row>
      </table:table>
      <text:p text:style-name="P2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3"><text:span text:style-name="T1">3a</text:span></text:p>
          </table:table-cell>
          <table:table-cell table:style-name="Tabla35.A1" office:value-type="string">
            <text:p text:style-name="P3"><text:span text:style-name="T1">El usuario no teclea un codigo y lanza mensaje pidiendo volver a ingresar un codigo valido.</text:span></text:p>
          </table:table-cell>
        </table:table-row>
        <table:table-row table:style-name="Tabla35.1">
          <table:table-cell table:style-name="Tabla35.A1" office:value-type="string">
            <text:p text:style-name="P3"><text:span text:style-name="T1">4a</text:span></text:p>
          </table:table-cell>
          <table:table-cell table:style-name="Tabla35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35.4">
          <table:table-cell table:style-name="Tabla35.A1" office:value-type="string">
            <text:p text:style-name="P3"><text:span text:style-name="T1">5a</text:span></text:p>
          </table:table-cell>
          <table:table-cell table:style-name="Tabla35.A1" office:value-type="string">
            <text:p text:style-name="P3"><text:span text:style-name="T1">El usuario no ingresa un codigo no registrado y pide al usuario que lo cree</text:span></text:p>
          </table:table-cell>
        </table:table-row>
        <table:table-row table:style-name="Tabla35.5">
          <table:table-cell table:style-name="Tabla35.A5" office:value-type="string">
            <text:p text:style-name="P3">3a</text:p>
          </table:table-cell>
          <table:table-cell table:style-name="Tabla35.A5" office:value-type="string">
            <text:p text:style-name="P3">El usaurio apreta boton mostrar zonas <text:s/>y el sistema le muestra una tabla con todos las zonas</text:p>
          </table:table-cell>
        </table:table-row>
        <table:table-row table:style-name="Tabla35.6">
          <table:table-cell table:style-name="Tabla35.A5" office:value-type="string">
            <text:p text:style-name="P3">9a</text:p>
          </table:table-cell>
          <table:table-cell table:style-name="Tabla35.A5" office:value-type="string">
            <text:p text:style-name="P3">El usuario no completo todos los datos y el sistema no lo deja continuar</text:p>
          </table:table-cell>
        </table:table-row>
        <table:table-row table:style-name="Tabla35.6">
          <table:table-cell table:style-name="Tabla35.A5" office:value-type="string">
            <text:p text:style-name="P3">8a</text:p>
          </table:table-cell>
          <table:table-cell table:style-name="Tabla35.A5" office:value-type="string">
            <text:p text:style-name="P3">El usuario presiona boton eliminar y el sistema elimina zona</text:p>
          </table:table-cell>
        </table:table-row>
      </table:table>
      <text:p text:style-name="P2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36.1">
          <table:table-cell table:style-name="Tabla36.A1" office:value-type="string">
            <text:p text:style-name="P3"><text:span text:style-name="T1">Frecuencia de uso</text:span></text:p>
          </table:table-cell>
          <table:table-cell table:style-name="Tabla36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36.A1" office:value-type="string">
            <text:p text:style-name="P3"><text:span text:style-name="T1">Importancia</text:span></text:p>
          </table:table-cell>
          <table:table-cell table:style-name="Tabla36.A1" table:number-columns-spanned="0" office:value-type="string">
            <text:p text:style-name="P3"><text:span text:style-name="T1">Alta</text:span></text:p>
          </table:table-cell>
        </table:table-row>
        <table:table-row table:style-name="Tabla36.1">
          <table:table-cell table:style-name="Tabla36.A1" office:value-type="string">
            <text:p text:style-name="P3"><text:span text:style-name="T1">Urgencia</text:span></text:p>
          </table:table-cell>
          <table:table-cell table:style-name="Tabla36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36.A1" office:value-type="string">
            <text:p text:style-name="P4"/>
          </table:table-cell>
          <table:table-cell table:style-name="Tabla36.A1" table:number-columns-spanned="0" office:value-type="string">
            <text:p text:style-name="P4"/>
          </table:table-cell>
        </table:table-row>
      </table:table>
      <text:p text:style-name="P1"><text:soft-page-break/></text:p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p text:style-name="P3"><text:span text:style-name="T1">Caso de uso</text:span></text:p>
          </table:table-cell>
          <table:table-cell table:style-name="Tabla37.A1" table:number-columns-spanned="2" office:value-type="string">
            <text:p text:style-name="P3"><text:span text:style-name="T1">CRUD Delincuentes.</text:span></text:p>
          </table:table-cell>
          <table:covered-table-cell/>
          <table:table-cell table:style-name="Tabla37.A1" table:number-columns-spanned="4" office:value-type="string">
            <text:p text:style-name="P3"><text:span text:style-name="T1">CRUDDELINCUENTES</text:span></text:p>
          </table:table-cell>
          <table:covered-table-cell/>
          <table:covered-table-cell/>
          <table:covered-table-cell/>
        </table:table-row>
        <table:table-row table:style-name="Tabla37.2">
          <table:table-cell table:style-name="Tabla37.A1" office:value-type="string">
            <text:p text:style-name="P3"><text:span text:style-name="T1">Actores</text:span></text:p>
          </table:table-cell>
          <table:table-cell table:style-name="Tabla37.A1" table:number-columns-spanned="2" office:value-type="string">
            <text:p text:style-name="P3"><text:span text:style-name="T1">Jefe de zona, Adminsitrador general, Sistema</text:span></text:p>
          </table:table-cell>
          <table:covered-table-cell/>
        </table:table-row>
        <table:table-row table:style-name="Tabla37.2">
          <table:table-cell table:style-name="Tabla37.A1" office:value-type="string">
            <text:p text:style-name="P3"><text:span text:style-name="T1">Tipo</text:span></text:p>
          </table:table-cell>
          <table:table-cell table:style-name="Tabla37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37.2">
          <table:table-cell table:style-name="Tabla37.A1" office:value-type="string">
            <text:p text:style-name="P3"><text:span text:style-name="T1">Referencias</text:span></text:p>
          </table:table-cell>
          <table:table-cell table:style-name="Tabla37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37.A1" table:number-columns-spanned="2" office:value-type="string">
            <text:p text:style-name="P4"/>
          </table:table-cell>
          <table:covered-table-cell/>
        </table:table-row>
        <table:table-row table:style-name="Tabla37.2">
          <table:table-cell table:style-name="Tabla37.A1" office:value-type="string">
            <text:p text:style-name="P3"><text:span text:style-name="T1">Precondición</text:span></text:p>
          </table:table-cell>
          <table:table-cell table:style-name="Tabla37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37.2">
          <table:table-cell table:style-name="Tabla37.A1" office:value-type="string">
            <text:p text:style-name="P3"><text:span text:style-name="T1">Postcondición</text:span></text:p>
          </table:table-cell>
          <table:table-cell table:style-name="Tabla37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37.2">
          <table:table-cell table:style-name="Tabla37.A1" office:value-type="string">
            <text:p text:style-name="P3"><text:span text:style-name="T1">Autor </text:span></text:p>
          </table:table-cell>
          <table:table-cell table:style-name="Tabla37.A1" office:value-type="string">
            <text:p text:style-name="P3"><text:span text:style-name="T1">Sebastian Vargas</text:span></text:p>
          </table:table-cell>
          <table:table-cell table:style-name="Tabla37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37.A1" table:number-columns-spanned="2" office:value-type="string">
            <text:p text:style-name="P4"/>
          </table:table-cell>
          <table:covered-table-cell/>
          <table:table-cell table:style-name="Tabla37.A1" office:value-type="string">
            <text:p text:style-name="P3"><text:span text:style-name="T1">versión</text:span></text:p>
          </table:table-cell>
          <table:table-cell table:style-name="Tabla37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3"><text:span text:style-name="T1">Propósito</text:span></text:p>
          </table:table-cell>
        </table:table-row>
        <table:table-row table:style-name="Tabla38.1">
          <table:table-cell table:style-name="Tabla38.A1" office:value-type="string">
            <text:p text:style-name="P3"><text:span text:style-name="T1">CRUD Ver, editar, eliminar y crear delincuentes</text:span></text:p>
          </table:table-cell>
        </table:table-row>
      </table:table>
      <text:p text:style-name="P2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3"><text:span text:style-name="T1">Resumen</text:span></text:p>
          </table:table-cell>
        </table:table-row>
        <table:table-row table:style-name="Tabla39.1">
          <table:table-cell table:style-name="Tabla39.A1" office:value-type="string">
            <text:p text:style-name="P4">Cargar interfaz e interactuar con ella con la finalidad de crear, editar, eliminar y ver los delincuentes que hay en el sistema</text:p>
          </table:table-cell>
        </table:table-row>
      </table:table>
      <text:p text:style-name="P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 table:style-name="Tabla40.1">
          <table:table-cell table:style-name="Tabla40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40.1">
          <table:table-cell table:style-name="Tabla40.A1" office:value-type="string">
            <text:p text:style-name="P3"><text:span text:style-name="T1">1</text:span></text:p>
          </table:table-cell>
          <table:table-cell table:style-name="Tabla40.A1" table:number-columns-spanned="2" office:value-type="string">
            <text:p text:style-name="P3"><text:span text:style-name="T1">El usaurio debe hacer click en la opcion del menu delincuentes</text:span></text:p>
          </table:table-cell>
          <table:covered-table-cell/>
          <table:table-cell table:style-name="Tabla40.D2" office:value-type="float" office:value="6">
            <text:p text:style-name="P4">6</text:p>
          </table:table-cell>
          <table:table-cell table:style-name="Tabla40.A1" table:number-columns-spanned="0" office:value-type="string">
            <text:p text:style-name="P4">El sistema comprueba que el rut existe en la base de datos.</text:p>
          </table:table-cell>
        </table:table-row>
        <table:table-row table:style-name="Tabla40.1">
          <table:table-cell table:style-name="Tabla40.A1" office:value-type="string">
            <text:p text:style-name="P3"><text:span text:style-name="T1">2</text:span></text:p>
          </table:table-cell>
          <table:table-cell table:style-name="Tabla40.A1" table:number-columns-spanned="2" office:value-type="string">
            <text:p text:style-name="P3"><text:span text:style-name="T1">El sistema muestra el crud, con los campos necesarios para crear un delincuentes, pero solo está habilitado el campo “rut” y el boton comprobar</text:span></text:p>
          </table:table-cell>
          <table:covered-table-cell/>
          <table:table-cell table:style-name="Tabla40.D2" office:value-type="float" office:value="7">
            <text:p text:style-name="P3"><text:span text:style-name="T1">7</text:span></text:p>
          </table:table-cell>
          <table:table-cell table:style-name="Tabla40.A1" table:number-columns-spanned="0" office:value-type="string">
            <text:p text:style-name="P4">El sistema muestra en la pantalla los datos del delincuente encontrado mediante el rut.</text:p>
          </table:table-cell>
        </table:table-row>
        <table:table-row table:style-name="Tabla40.1">
          <table:table-cell table:style-name="Tabla40.D2" office:value-type="float" office:value="3">
            <text:p text:style-name="P3"><text:span text:style-name="T1">3</text:span></text:p>
          </table:table-cell>
          <table:table-cell table:style-name="Tabla40.A1" table:number-columns-spanned="2" office:value-type="string">
            <text:p text:style-name="P3"><text:span text:style-name="T1">El usuario ingresa un rut y apreta el boton comprobar.</text:span></text:p>
          </table:table-cell>
          <table:covered-table-cell/>
          <table:table-cell table:style-name="Tabla40.D2" office:value-type="float" office:value="8">
            <text:p text:style-name="P3"><text:span text:style-name="T1">8</text:span></text:p>
          </table:table-cell>
          <table:table-cell table:style-name="Tabla40.A1" table:number-columns-spanned="0" office:value-type="string">
            <text:p text:style-name="P4">El sistema habilita las opciones editar y eliminar.</text:p>
          </table:table-cell>
        </table:table-row>
        <table:table-row table:style-name="Tabla40.1">
          <table:table-cell table:style-name="Tabla40.D2" office:value-type="float" office:value="4">
            <text:p text:style-name="P3"><text:span text:style-name="T1">4</text:span></text:p>
          </table:table-cell>
          <table:table-cell table:style-name="Tabla40.A1" table:number-columns-spanned="2" office:value-type="string">
            <text:p text:style-name="P3"><text:span text:style-name="T1">El sistema comprueba si el rut es valido.</text:span></text:p>
          </table:table-cell>
          <table:covered-table-cell/>
          <table:table-cell table:style-name="Tabla40.D2" office:value-type="float" office:value="9">
            <text:p text:style-name="P3"><text:span text:style-name="T1">9</text:span></text:p>
          </table:table-cell>
          <table:table-cell table:style-name="Tabla40.A1" table:number-columns-spanned="0" office:value-type="string">
            <text:p text:style-name="P4">El usuario presiona el boton editar.</text:p>
          </table:table-cell>
        </table:table-row>
        <table:table-row table:style-name="Tabla40.1">
          <table:table-cell table:style-name="Tabla40.D2" office:value-type="float" office:value="5">
            <text:p text:style-name="P3"><text:span text:style-name="T1">5</text:span></text:p>
          </table:table-cell>
          <table:table-cell table:style-name="Tabla40.A1" table:number-columns-spanned="2" office:value-type="string">
            <text:p text:style-name="P4">El sistema comprueba si el usuario tiene los permisos suficientes para editar el delincuente.</text:p>
          </table:table-cell>
          <table:covered-table-cell/>
          <table:table-cell table:style-name="Tabla40.D2" office:value-type="float" office:value="10">
            <text:p text:style-name="P4">10</text:p>
          </table:table-cell>
          <table:table-cell table:style-name="Tabla40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40.1">
          <table:table-cell table:style-name="Tabla40.A7">
            <text:p text:style-name="P3"/>
          </table:table-cell>
          <table:table-cell table:style-name="Tabla40.B7" table:number-columns-spanned="2" office:value-type="string">
            <text:p text:style-name="P4"/>
          </table:table-cell>
          <table:covered-table-cell/>
          <table:table-cell table:style-name="Tabla40.A7" office:value-type="float" office:value="11">
            <text:p text:style-name="P4">11</text:p>
          </table:table-cell>
          <table:table-cell table:style-name="Tabla40.B7" table:number-columns-spanned="0" office:value-type="string">
            <text:p text:style-name="P4"><text:s/>El sistema actualiza los datos.</text:p>
          </table:table-cell>
        </table:table-row>
      </table:table>
      <text:p text:style-name="P2"/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41.1">
          <table:table-cell table:style-name="Tabla41.A1" office:value-type="string">
            <text:p text:style-name="P3"><text:span text:style-name="T1">4a</text:span></text:p>
          </table:table-cell>
          <table:table-cell table:style-name="Tabla41.A1" office:value-type="string">
            <text:p text:style-name="P3"><text:span text:style-name="T1">El rut no es valido y lanza mensaje pidiendo volver a ingresar un rut valido</text:span></text:p>
          </table:table-cell>
        </table:table-row>
        <table:table-row table:style-name="Tabla41.1">
          <table:table-cell table:style-name="Tabla41.A1" office:value-type="string">
            <text:p text:style-name="P3"><text:span text:style-name="T1">5a</text:span></text:p>
          </table:table-cell>
          <table:table-cell table:style-name="Tabla41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41.4">
          <table:table-cell table:style-name="Tabla41.A1" office:value-type="string">
            <text:p text:style-name="P3"><text:span text:style-name="T1">6a</text:span></text:p>
          </table:table-cell>
          <table:table-cell table:style-name="Tabla41.A1" office:value-type="string">
            <text:p text:style-name="P3"><text:span text:style-name="T1">El usuario no ingresa un rut registrado y pide al usuario que lo cree</text:span></text:p>
          </table:table-cell>
        </table:table-row>
        <table:table-row table:style-name="Tabla41.5">
          <table:table-cell table:style-name="Tabla41.A5" office:value-type="string">
            <text:p text:style-name="P3">3a</text:p>
          </table:table-cell>
          <table:table-cell table:style-name="Tabla41.A5" office:value-type="string">
            <text:p text:style-name="P3">El usaurio apreta boton mostrar usuario y el sistema le muestra una tabla con todos los usuarios</text:p>
          </table:table-cell>
        </table:table-row>
        <table:table-row table:style-name="Tabla41.6">
          <table:table-cell table:style-name="Tabla41.A5" office:value-type="string">
            <text:p text:style-name="P3">10a</text:p>
          </table:table-cell>
          <table:table-cell table:style-name="Tabla41.A5" office:value-type="string">
            <text:p text:style-name="P3">El usuario no completo todos los datos y el sistema no lo deja continuar</text:p>
          </table:table-cell>
        </table:table-row>
        <table:table-row table:style-name="Tabla41.6">
          <table:table-cell table:style-name="Tabla41.A5" office:value-type="string">
            <text:p text:style-name="P3">9a</text:p>
          </table:table-cell>
          <table:table-cell table:style-name="Tabla41.A5" office:value-type="string">
            <text:p text:style-name="P3">El usuario presiona boton eliminar y el sistema elimina usuario</text:p>
          </table:table-cell>
        </table:table-row>
      </table:table>
      <text:p text:style-name="P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42.1">
          <table:table-cell table:style-name="Tabla42.A1" office:value-type="string">
            <text:p text:style-name="P3"><text:span text:style-name="T1">Frecuencia de uso</text:span></text:p>
          </table:table-cell>
          <table:table-cell table:style-name="Tabla42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42.A1" office:value-type="string">
            <text:p text:style-name="P3"><text:span text:style-name="T1">Importancia</text:span></text:p>
          </table:table-cell>
          <table:table-cell table:style-name="Tabla42.A1" table:number-columns-spanned="0" office:value-type="string">
            <text:p text:style-name="P3"><text:span text:style-name="T1">Alta</text:span></text:p>
          </table:table-cell>
        </table:table-row>
        <table:table-row table:style-name="Tabla42.1">
          <table:table-cell table:style-name="Tabla42.A1" office:value-type="string">
            <text:p text:style-name="P3"><text:span text:style-name="T1">Urgencia</text:span></text:p>
          </table:table-cell>
          <table:table-cell table:style-name="Tabla42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42.A1" office:value-type="string">
            <text:p text:style-name="P4"/>
          </table:table-cell>
          <table:table-cell table:style-name="Tabla42.A1" table:number-columns-spanned="0" office:value-type="string">
            <text:p text:style-name="P4"/>
          </table:table-cell>
        </table:table-row>
      </table:table>
      <text:p text:style-name="P1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ext:soft-page-break/>
        <table:table-row table:style-name="Tabla43.1">
          <table:table-cell table:style-name="Tabla43.A1" office:value-type="string">
            <text:p text:style-name="P3"><text:span text:style-name="T1">Caso de uso</text:span></text:p>
          </table:table-cell>
          <table:table-cell table:style-name="Tabla43.A1" table:number-columns-spanned="2" office:value-type="string">
            <text:p text:style-name="P3"><text:span text:style-name="T1">CRUD parentesco.</text:span></text:p>
          </table:table-cell>
          <table:covered-table-cell/>
          <table:table-cell table:style-name="Tabla43.A1" table:number-columns-spanned="4" office:value-type="string">
            <text:p text:style-name="P3"><text:span text:style-name="T1">CRUDPARENTESCO</text:span></text:p>
          </table:table-cell>
          <table:covered-table-cell/>
          <table:covered-table-cell/>
          <table:covered-table-cell/>
        </table:table-row>
        <table:table-row table:style-name="Tabla43.2">
          <table:table-cell table:style-name="Tabla43.A1" office:value-type="string">
            <text:p text:style-name="P3"><text:span text:style-name="T1">Actores</text:span></text:p>
          </table:table-cell>
          <table:table-cell table:style-name="Tabla43.A1" table:number-columns-spanned="2" office:value-type="string">
            <text:p text:style-name="P3"><text:span text:style-name="T1">Jefe de zona, Adminsitrador general, operador, Sistema</text:span>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3"><text:span text:style-name="T1">Tipo</text:span></text:p>
          </table:table-cell>
          <table:table-cell table:style-name="Tabla43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3"><text:span text:style-name="T1">Referencias</text:span></text:p>
          </table:table-cell>
          <table:table-cell table:style-name="Tabla43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43.A1" table:number-columns-spanned="2" office:value-type="string">
            <text:p text:style-name="P4"/>
          </table:table-cell>
          <table:covered-table-cell/>
        </table:table-row>
        <table:table-row table:style-name="Tabla43.2">
          <table:table-cell table:style-name="Tabla43.A1" office:value-type="string">
            <text:p text:style-name="P3"><text:span text:style-name="T1">Precondición</text:span></text:p>
          </table:table-cell>
          <table:table-cell table:style-name="Tabla43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3"><text:span text:style-name="T1">Postcondición</text:span></text:p>
          </table:table-cell>
          <table:table-cell table:style-name="Tabla43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3"><text:span text:style-name="T1">Autor </text:span></text:p>
          </table:table-cell>
          <table:table-cell table:style-name="Tabla43.A1" office:value-type="string">
            <text:p text:style-name="P3"><text:span text:style-name="T1">Sebastian Vargas</text:span></text:p>
          </table:table-cell>
          <table:table-cell table:style-name="Tabla43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43.A1" table:number-columns-spanned="2" office:value-type="string">
            <text:p text:style-name="P4"/>
          </table:table-cell>
          <table:covered-table-cell/>
          <table:table-cell table:style-name="Tabla43.A1" office:value-type="string">
            <text:p text:style-name="P3"><text:span text:style-name="T1">versión</text:span></text:p>
          </table:table-cell>
          <table:table-cell table:style-name="Tabla43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3"><text:span text:style-name="T1">Propósito</text:span></text:p>
          </table:table-cell>
        </table:table-row>
        <table:table-row table:style-name="Tabla44.1">
          <table:table-cell table:style-name="Tabla44.A1" office:value-type="string">
            <text:p text:style-name="P3"><text:span text:style-name="T1">CRUD Ver, editar, eliminar y crear <text:s/>parentesco</text:span></text:p>
          </table:table-cell>
        </table:table-row>
      </table:table>
      <text:p text:style-name="P2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3"><text:span text:style-name="T1">Resumen</text:span></text:p>
          </table:table-cell>
        </table:table-row>
        <table:table-row table:style-name="Tabla45.1">
          <table:table-cell table:style-name="Tabla45.A1" office:value-type="string">
            <text:p text:style-name="P4">Cargar interfaz e interactuar con ella con la finalidad de crear, editar, eliminar y ver los parentescos entre delincuentes que hay en el sistema</text:p>
          </table:table-cell>
        </table:table-row>
      </table:table>
      <text:p text:style-name="P2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46.1">
          <table:table-cell table:style-name="Tabla46.A1" office:value-type="string">
            <text:p text:style-name="P3"><text:span text:style-name="T1">1</text:span></text:p>
          </table:table-cell>
          <table:table-cell table:style-name="Tabla46.A1" table:number-columns-spanned="2" office:value-type="string">
            <text:p text:style-name="P3"><text:span text:style-name="T1">El usuario debe hacer click en la opcion del menu delincuente</text:span></text:p>
          </table:table-cell>
          <table:covered-table-cell/>
          <table:table-cell table:style-name="Tabla46.D2" office:value-type="float" office:value="6">
            <text:p text:style-name="P4">6</text:p>
          </table:table-cell>
          <table:table-cell table:style-name="Tabla46.A1" table:number-columns-spanned="0" office:value-type="string">
            <text:p text:style-name="P4">El sistema muestra en la pantalla los datos del parentesco encontrado mediante el codigo.</text:p>
          </table:table-cell>
        </table:table-row>
        <table:table-row table:style-name="Tabla46.1">
          <table:table-cell table:style-name="Tabla46.A1" office:value-type="string">
            <text:p text:style-name="P3"><text:span text:style-name="T1">2</text:span></text:p>
          </table:table-cell>
          <table:table-cell table:style-name="Tabla46.A1" table:number-columns-spanned="2" office:value-type="string">
            <text:p text:style-name="P3"><text:span text:style-name="T1">El sistema muestra el crud, con los campos necesarios para crear un parentesco, pero solo está habilitado el campo “codigo” y el boton comprobar</text:span></text:p>
          </table:table-cell>
          <table:covered-table-cell/>
          <table:table-cell table:style-name="Tabla46.D2" office:value-type="float" office:value="7">
            <text:p text:style-name="P3"><text:span text:style-name="T1">7</text:span></text:p>
          </table:table-cell>
          <table:table-cell table:style-name="Tabla46.A1" table:number-columns-spanned="0" office:value-type="string">
            <text:p text:style-name="P4">El sistema habilita las opciones editar , eliminar y los campos a rellenar.</text:p>
          </table:table-cell>
        </table:table-row>
        <table:table-row table:style-name="Tabla46.1">
          <table:table-cell table:style-name="Tabla46.D2" office:value-type="float" office:value="3">
            <text:p text:style-name="P3"><text:span text:style-name="T1">3</text:span></text:p>
          </table:table-cell>
          <table:table-cell table:style-name="Tabla46.A1" table:number-columns-spanned="2" office:value-type="string">
            <text:p text:style-name="P3"><text:span text:style-name="T1">El usuario ingresa un codigo y apreta el boton comprobar.</text:span></text:p>
          </table:table-cell>
          <table:covered-table-cell/>
          <table:table-cell table:style-name="Tabla46.D2" office:value-type="float" office:value="8">
            <text:p text:style-name="P3"><text:span text:style-name="T1">8</text:span></text:p>
          </table:table-cell>
          <table:table-cell table:style-name="Tabla46.A1" table:number-columns-spanned="0" office:value-type="string">
            <text:p text:style-name="P4">El usuario presiona el boton editar.</text:p>
          </table:table-cell>
        </table:table-row>
        <table:table-row table:style-name="Tabla46.5">
          <table:table-cell table:style-name="Tabla46.D2" office:value-type="float" office:value="4">
            <text:p text:style-name="P3"><text:span text:style-name="T1">4</text:span></text:p>
          </table:table-cell>
          <table:table-cell table:style-name="Tabla46.A1" table:number-columns-spanned="2" office:value-type="string">
            <text:p text:style-name="P4">El sistema comprueba si el usuario tiene los permisos suficientes para editar el <text:s/>parentesco.</text:p>
          </table:table-cell>
          <table:covered-table-cell/>
          <table:table-cell table:style-name="Tabla46.D2" office:value-type="float" office:value="9">
            <text:p text:style-name="P3"><text:span text:style-name="T1">9</text:span></text:p>
          </table:table-cell>
          <table:table-cell table:style-name="Tabla46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46.1">
          <table:table-cell table:style-name="Tabla46.D2" office:value-type="float" office:value="5">
            <text:p text:style-name="P3"><text:span text:style-name="T1">5</text:span></text:p>
          </table:table-cell>
          <table:table-cell table:style-name="Tabla46.A1" table:number-columns-spanned="2" office:value-type="string">
            <text:p text:style-name="P4">El sistema comprueba que el parentesco exista en la base de datos.</text:p>
          </table:table-cell>
          <table:covered-table-cell/>
          <table:table-cell table:style-name="Tabla46.D2" office:value-type="float" office:value="10">
            <text:p text:style-name="P4">10</text:p>
          </table:table-cell>
          <table:table-cell table:style-name="Tabla46.A1" table:number-columns-spanned="0" office:value-type="string">
            <text:p text:style-name="P4">El sistema actualiza los datos.</text:p>
          </table:table-cell>
        </table:table-row>
      </table:table>
      <text:p text:style-name="P2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47.1">
          <table:table-cell table:style-name="Tabla47.A1" office:value-type="string">
            <text:p text:style-name="P3"><text:span text:style-name="T1">3a</text:span></text:p>
          </table:table-cell>
          <table:table-cell table:style-name="Tabla47.A1" office:value-type="string">
            <text:p text:style-name="P3"><text:span text:style-name="T1">El usuario no teclea un codigo y lanza mensaje pidiendo volver a ingresar un codigo valido.</text:span></text:p>
          </table:table-cell>
        </table:table-row>
        <table:table-row table:style-name="Tabla47.1">
          <table:table-cell table:style-name="Tabla47.A1" office:value-type="string">
            <text:p text:style-name="P3"><text:span text:style-name="T1">4a</text:span></text:p>
          </table:table-cell>
          <table:table-cell table:style-name="Tabla47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47.4">
          <table:table-cell table:style-name="Tabla47.A1" office:value-type="string">
            <text:p text:style-name="P3"><text:span text:style-name="T1">5a</text:span></text:p>
          </table:table-cell>
          <table:table-cell table:style-name="Tabla47.A1" office:value-type="string">
            <text:p text:style-name="P3"><text:span text:style-name="T1">El usuario no ingresa un codigo no registrado y pide al usuario que lo cree</text:span></text:p>
          </table:table-cell>
        </table:table-row>
        <table:table-row table:style-name="Tabla47.5">
          <table:table-cell table:style-name="Tabla47.A5" office:value-type="string">
            <text:p text:style-name="P3">3a</text:p>
          </table:table-cell>
          <table:table-cell table:style-name="Tabla47.A5" office:value-type="string">
            <text:p text:style-name="P3">El usaurio apreta boton mostrar <text:span text:style-name="T1">parentescos</text:span> <text:s/>y el sistema le muestra una tabla con todos los <text:s/><text:span text:style-name="T1">parentescos</text:span></text:p>
          </table:table-cell>
        </table:table-row>
        <table:table-row table:style-name="Tabla47.6">
          <table:table-cell table:style-name="Tabla47.A5" office:value-type="string">
            <text:p text:style-name="P3">9a</text:p>
          </table:table-cell>
          <table:table-cell table:style-name="Tabla47.A5" office:value-type="string">
            <text:p text:style-name="P3">El usuario no completo todos los datos y el sistema no lo deja continuar</text:p>
          </table:table-cell>
        </table:table-row>
        <table:table-row table:style-name="Tabla47.6">
          <table:table-cell table:style-name="Tabla47.A5" office:value-type="string">
            <text:p text:style-name="P3">8a</text:p>
          </table:table-cell>
          <table:table-cell table:style-name="Tabla47.A5" office:value-type="string">
            <text:p text:style-name="P3">El usuario presiona boton eliminar y el sistema elimina <text:s/>el <text:span text:style-name="T1">parentesco</text:span></text:p>
          </table:table-cell>
        </table:table-row>
      </table:table>
      <text:p text:style-name="P2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48.1">
          <table:table-cell table:style-name="Tabla48.A1" office:value-type="string">
            <text:p text:style-name="P3"><text:span text:style-name="T1">Frecuencia de uso</text:span></text:p>
          </table:table-cell>
          <table:table-cell table:style-name="Tabla48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48.A1" office:value-type="string">
            <text:p text:style-name="P3"><text:span text:style-name="T1">Importancia</text:span></text:p>
          </table:table-cell>
          <table:table-cell table:style-name="Tabla48.A1" table:number-columns-spanned="0" office:value-type="string">
            <text:p text:style-name="P3"><text:span text:style-name="T1">Alta</text:span></text:p>
          </table:table-cell>
        </table:table-row>
        <table:table-row table:style-name="Tabla48.1">
          <table:table-cell table:style-name="Tabla48.A1" office:value-type="string">
            <text:p text:style-name="P3"><text:span text:style-name="T1">Urgencia</text:span></text:p>
          </table:table-cell>
          <table:table-cell table:style-name="Tabla48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48.A1" office:value-type="string">
            <text:p text:style-name="P4"/>
          </table:table-cell>
          <table:table-cell table:style-name="Tabla48.A1" table:number-columns-spanned="0" office:value-type="string">
            <text:p text:style-name="P4"/>
          </table:table-cell>
        </table:table-row>
      </table:table>
      <text:p text:style-name="P1"/>
      <text:p text:style-name="P1"><text:soft-page-break/></text:p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row table:style-name="Tabla49.1">
          <table:table-cell table:style-name="Tabla49.A1" office:value-type="string">
            <text:p text:style-name="P3"><text:span text:style-name="T1">Caso de uso</text:span></text:p>
          </table:table-cell>
          <table:table-cell table:style-name="Tabla49.A1" table:number-columns-spanned="2" office:value-type="string">
            <text:p text:style-name="P3"><text:span text:style-name="T1">CRUD delitos.</text:span></text:p>
          </table:table-cell>
          <table:covered-table-cell/>
          <table:table-cell table:style-name="Tabla49.A1" table:number-columns-spanned="4" office:value-type="string">
            <text:p text:style-name="P3"><text:span text:style-name="T1">CRUDDELITOS</text:span></text:p>
          </table:table-cell>
          <table:covered-table-cell/>
          <table:covered-table-cell/>
          <table:covered-table-cell/>
        </table:table-row>
        <table:table-row table:style-name="Tabla49.2">
          <table:table-cell table:style-name="Tabla49.A1" office:value-type="string">
            <text:p text:style-name="P3"><text:span text:style-name="T1">Actores</text:span></text:p>
          </table:table-cell>
          <table:table-cell table:style-name="Tabla49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49.2">
          <table:table-cell table:style-name="Tabla49.A1" office:value-type="string">
            <text:p text:style-name="P3"><text:span text:style-name="T1">Tipo</text:span></text:p>
          </table:table-cell>
          <table:table-cell table:style-name="Tabla49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49.2">
          <table:table-cell table:style-name="Tabla49.A1" office:value-type="string">
            <text:p text:style-name="P3"><text:span text:style-name="T1">Referencias</text:span></text:p>
          </table:table-cell>
          <table:table-cell table:style-name="Tabla49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49.A1" table:number-columns-spanned="2" office:value-type="string">
            <text:p text:style-name="P4"/>
          </table:table-cell>
          <table:covered-table-cell/>
        </table:table-row>
        <table:table-row table:style-name="Tabla49.2">
          <table:table-cell table:style-name="Tabla49.A1" office:value-type="string">
            <text:p text:style-name="P3"><text:span text:style-name="T1">Precondición</text:span></text:p>
          </table:table-cell>
          <table:table-cell table:style-name="Tabla49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49.2">
          <table:table-cell table:style-name="Tabla49.A1" office:value-type="string">
            <text:p text:style-name="P3"><text:span text:style-name="T1">Postcondición</text:span></text:p>
          </table:table-cell>
          <table:table-cell table:style-name="Tabla49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49.2">
          <table:table-cell table:style-name="Tabla49.A1" office:value-type="string">
            <text:p text:style-name="P3"><text:span text:style-name="T1">Autor </text:span></text:p>
          </table:table-cell>
          <table:table-cell table:style-name="Tabla49.A1" office:value-type="string">
            <text:p text:style-name="P3"><text:span text:style-name="T1">Sebastian Vargas</text:span></text:p>
          </table:table-cell>
          <table:table-cell table:style-name="Tabla49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49.A1" table:number-columns-spanned="2" office:value-type="string">
            <text:p text:style-name="P4"/>
          </table:table-cell>
          <table:covered-table-cell/>
          <table:table-cell table:style-name="Tabla49.A1" office:value-type="string">
            <text:p text:style-name="P3"><text:span text:style-name="T1">versión</text:span></text:p>
          </table:table-cell>
          <table:table-cell table:style-name="Tabla49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3"><text:span text:style-name="T1">Propósito</text:span></text:p>
          </table:table-cell>
        </table:table-row>
        <table:table-row table:style-name="Tabla50.1">
          <table:table-cell table:style-name="Tabla50.A1" office:value-type="string">
            <text:p text:style-name="P3"><text:span text:style-name="T1">CRUD Ver, editar, eliminar y crear <text:s/>delitos</text:span></text:p>
          </table:table-cell>
        </table:table-row>
      </table:table>
      <text:p text:style-name="P2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3"><text:span text:style-name="T1">Resumen</text:span></text:p>
          </table:table-cell>
        </table:table-row>
        <table:table-row table:style-name="Tabla51.1">
          <table:table-cell table:style-name="Tabla51.A1" office:value-type="string">
            <text:p text:style-name="P4">Cargar interfaz e interactuar con ella con la finalidad de crear, editar, eliminar y ver los delitos que hay en el sistema</text:p>
          </table:table-cell>
        </table:table-row>
      </table:table>
      <text:p text:style-name="P2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 table:style-name="Tabla52.1">
          <table:table-cell table:style-name="Tabla52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52.1">
          <table:table-cell table:style-name="Tabla52.A1" office:value-type="string">
            <text:p text:style-name="P3"><text:span text:style-name="T1">1</text:span></text:p>
          </table:table-cell>
          <table:table-cell table:style-name="Tabla52.A1" table:number-columns-spanned="2" office:value-type="string">
            <text:p text:style-name="P3"><text:span text:style-name="T1">El usuario debe hacer click en la opcion del menu zona</text:span></text:p>
          </table:table-cell>
          <table:covered-table-cell/>
          <table:table-cell table:style-name="Tabla52.D2" office:value-type="float" office:value="6">
            <text:p text:style-name="P4">6</text:p>
          </table:table-cell>
          <table:table-cell table:style-name="Tabla52.A1" table:number-columns-spanned="0" office:value-type="string">
            <text:p text:style-name="P4">El sistema muestra en la pantalla los datos del delito encontrada mediante el codigo.</text:p>
          </table:table-cell>
        </table:table-row>
        <table:table-row table:style-name="Tabla52.1">
          <table:table-cell table:style-name="Tabla52.A1" office:value-type="string">
            <text:p text:style-name="P3"><text:span text:style-name="T1">2</text:span></text:p>
          </table:table-cell>
          <table:table-cell table:style-name="Tabla52.A1" table:number-columns-spanned="2" office:value-type="string">
            <text:p text:style-name="P3"><text:span text:style-name="T1">El sistema muestra el crud, con los campos necesarios para crear un delito, pero solo está habilitado el campo “codigo” y el boton comprobar</text:span></text:p>
          </table:table-cell>
          <table:covered-table-cell/>
          <table:table-cell table:style-name="Tabla52.D2" office:value-type="float" office:value="7">
            <text:p text:style-name="P3"><text:span text:style-name="T1">7</text:span></text:p>
          </table:table-cell>
          <table:table-cell table:style-name="Tabla52.A1" table:number-columns-spanned="0" office:value-type="string">
            <text:p text:style-name="P4">El sistema habilita las opciones editar , eliminar y los campos a rellenar.</text:p>
          </table:table-cell>
        </table:table-row>
        <table:table-row table:style-name="Tabla52.1">
          <table:table-cell table:style-name="Tabla52.D2" office:value-type="float" office:value="3">
            <text:p text:style-name="P3"><text:span text:style-name="T1">3</text:span></text:p>
          </table:table-cell>
          <table:table-cell table:style-name="Tabla52.A1" table:number-columns-spanned="2" office:value-type="string">
            <text:p text:style-name="P3"><text:span text:style-name="T1">El usuario ingresa un codigo y apreta el boton comprobar.</text:span></text:p>
          </table:table-cell>
          <table:covered-table-cell/>
          <table:table-cell table:style-name="Tabla52.D2" office:value-type="float" office:value="8">
            <text:p text:style-name="P3"><text:span text:style-name="T1">8</text:span></text:p>
          </table:table-cell>
          <table:table-cell table:style-name="Tabla52.A1" table:number-columns-spanned="0" office:value-type="string">
            <text:p text:style-name="P4">El usuario presiona el boton editar.</text:p>
          </table:table-cell>
        </table:table-row>
        <table:table-row table:style-name="Tabla52.5">
          <table:table-cell table:style-name="Tabla52.D2" office:value-type="float" office:value="4">
            <text:p text:style-name="P3"><text:span text:style-name="T1">4</text:span></text:p>
          </table:table-cell>
          <table:table-cell table:style-name="Tabla52.A1" table:number-columns-spanned="2" office:value-type="string">
            <text:p text:style-name="P4">El sistema comprueba si el usuario tiene los permisos suficientes para editar el delito.</text:p>
          </table:table-cell>
          <table:covered-table-cell/>
          <table:table-cell table:style-name="Tabla52.D2" office:value-type="float" office:value="9">
            <text:p text:style-name="P3"><text:span text:style-name="T1">9</text:span></text:p>
          </table:table-cell>
          <table:table-cell table:style-name="Tabla52.A1" table:number-columns-spanned="0" office:value-type="string">
            <text:p text:style-name="P4">El sistema comprueba que todos los campos estan completados .</text:p>
          </table:table-cell>
        </table:table-row>
        <table:table-row table:style-name="Tabla52.1">
          <table:table-cell table:style-name="Tabla52.D2" office:value-type="float" office:value="5">
            <text:p text:style-name="P3"><text:span text:style-name="T1">5</text:span></text:p>
          </table:table-cell>
          <table:table-cell table:style-name="Tabla52.A1" table:number-columns-spanned="2" office:value-type="string">
            <text:p text:style-name="P4">El sistema comprueba que el delito exista en la base de datos.</text:p>
          </table:table-cell>
          <table:covered-table-cell/>
          <table:table-cell table:style-name="Tabla52.D2" office:value-type="float" office:value="10">
            <text:p text:style-name="P4">10</text:p>
          </table:table-cell>
          <table:table-cell table:style-name="Tabla52.A1" table:number-columns-spanned="0" office:value-type="string">
            <text:p text:style-name="P4">El sistema actualiza los datos.</text:p>
          </table:table-cell>
        </table:table-row>
      </table:table>
      <text:p text:style-name="P2"/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53.1">
          <table:table-cell table:style-name="Tabla53.A1" office:value-type="string">
            <text:p text:style-name="P3"><text:span text:style-name="T1">3a</text:span></text:p>
          </table:table-cell>
          <table:table-cell table:style-name="Tabla53.A1" office:value-type="string">
            <text:p text:style-name="P3"><text:span text:style-name="T1">El usuario no teclea un codigo y lanza mensaje pidiendo volver a ingresar un codigo valido.</text:span></text:p>
          </table:table-cell>
        </table:table-row>
        <table:table-row table:style-name="Tabla53.1">
          <table:table-cell table:style-name="Tabla53.A1" office:value-type="string">
            <text:p text:style-name="P3"><text:span text:style-name="T1">4a</text:span></text:p>
          </table:table-cell>
          <table:table-cell table:style-name="Tabla53.A1" office:value-type="string">
            <text:p text:style-name="P3"><text:span text:style-name="T1">El usuario no tiene los permisos y lanza un mensaje pidiendo que no tiene permisos y no lo deja continuar</text:span></text:p>
          </table:table-cell>
        </table:table-row>
        <table:table-row table:style-name="Tabla53.4">
          <table:table-cell table:style-name="Tabla53.A1" office:value-type="string">
            <text:p text:style-name="P3"><text:span text:style-name="T1">5a</text:span></text:p>
          </table:table-cell>
          <table:table-cell table:style-name="Tabla53.A1" office:value-type="string">
            <text:p text:style-name="P3"><text:span text:style-name="T1">El usuario no ingresa un codigo no registrado y pide al usuario que lo cree</text:span></text:p>
          </table:table-cell>
        </table:table-row>
        <table:table-row table:style-name="Tabla53.5">
          <table:table-cell table:style-name="Tabla53.A5" office:value-type="string">
            <text:p text:style-name="P3">3a</text:p>
          </table:table-cell>
          <table:table-cell table:style-name="Tabla53.A5" office:value-type="string">
            <text:p text:style-name="P3">El usuario apreta boton mostrar <text:span text:style-name="T1">delitos</text:span> <text:s/>y el sistema le muestra una tabla con todos los <text:s/><text:span text:style-name="T1">delitos</text:span></text:p>
          </table:table-cell>
        </table:table-row>
        <table:table-row table:style-name="Tabla53.6">
          <table:table-cell table:style-name="Tabla53.A5" office:value-type="string">
            <text:p text:style-name="P3">9a</text:p>
          </table:table-cell>
          <table:table-cell table:style-name="Tabla53.A5" office:value-type="string">
            <text:p text:style-name="P3">El usuario no completo todos los datos y el sistema no lo deja continuar</text:p>
          </table:table-cell>
        </table:table-row>
        <table:table-row table:style-name="Tabla53.6">
          <table:table-cell table:style-name="Tabla53.A5" office:value-type="string">
            <text:p text:style-name="P3">8a</text:p>
          </table:table-cell>
          <table:table-cell table:style-name="Tabla53.A5" office:value-type="string">
            <text:p text:style-name="P3">El usuario presiona boton eliminar y el sistema elimina <text:s/>el <text:span text:style-name="T1">delito</text:span></text:p>
          </table:table-cell>
        </table:table-row>
      </table:table>
      <text:p text:style-name="P2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54.1">
          <table:table-cell table:style-name="Tabla54.A1" office:value-type="string">
            <text:p text:style-name="P3"><text:span text:style-name="T1">Frecuencia de uso</text:span></text:p>
          </table:table-cell>
          <table:table-cell table:style-name="Tabla54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54.A1" office:value-type="string">
            <text:p text:style-name="P3"><text:span text:style-name="T1">Importancia</text:span></text:p>
          </table:table-cell>
          <table:table-cell table:style-name="Tabla54.A1" table:number-columns-spanned="0" office:value-type="string">
            <text:p text:style-name="P3"><text:span text:style-name="T1">Alta</text:span></text:p>
          </table:table-cell>
        </table:table-row>
        <table:table-row table:style-name="Tabla54.1">
          <table:table-cell table:style-name="Tabla54.A1" office:value-type="string">
            <text:p text:style-name="P3"><text:span text:style-name="T1">Urgencia</text:span></text:p>
          </table:table-cell>
          <table:table-cell table:style-name="Tabla54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54.A1" office:value-type="string">
            <text:p text:style-name="P4"/>
          </table:table-cell>
          <table:table-cell table:style-name="Tabla54.A1" table:number-columns-spanned="0" office:value-type="string">
            <text:p text:style-name="P4"/>
          </table:table-cell>
        </table:table-row>
      </table:table>
      <text:p text:style-name="P1"><text:soft-page-break/></text:p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 table:style-name="Tabla55.1">
          <table:table-cell table:style-name="Tabla55.A1" office:value-type="string">
            <text:p text:style-name="P3"><text:span text:style-name="T1">Caso de uso</text:span></text:p>
          </table:table-cell>
          <table:table-cell table:style-name="Tabla55.A1" table:number-columns-spanned="2" office:value-type="string">
            <text:p text:style-name="P3"><text:span text:style-name="T1">Generar reporte “Mostrar delincuentes orden alfabetico”.</text:span></text:p>
          </table:table-cell>
          <table:covered-table-cell/>
          <table:table-cell table:style-name="Tabla55.A1" table:number-columns-spanned="4" office:value-type="string">
            <text:p text:style-name="P3"><text:span text:style-name="T1">REPORTE_1</text:span></text:p>
          </table:table-cell>
          <table:covered-table-cell/>
          <table:covered-table-cell/>
          <table:covered-table-cell/>
        </table:table-row>
        <table:table-row table:style-name="Tabla55.2">
          <table:table-cell table:style-name="Tabla55.A1" office:value-type="string">
            <text:p text:style-name="P3"><text:span text:style-name="T1">Actores</text:span></text:p>
          </table:table-cell>
          <table:table-cell table:style-name="Tabla55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55.2">
          <table:table-cell table:style-name="Tabla55.A1" office:value-type="string">
            <text:p text:style-name="P3"><text:span text:style-name="T1">Tipo</text:span></text:p>
          </table:table-cell>
          <table:table-cell table:style-name="Tabla55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55.2">
          <table:table-cell table:style-name="Tabla55.A1" office:value-type="string">
            <text:p text:style-name="P3"><text:span text:style-name="T1">Referencias</text:span></text:p>
          </table:table-cell>
          <table:table-cell table:style-name="Tabla55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55.A1" table:number-columns-spanned="2" office:value-type="string">
            <text:p text:style-name="P4"/>
          </table:table-cell>
          <table:covered-table-cell/>
        </table:table-row>
        <table:table-row table:style-name="Tabla55.2">
          <table:table-cell table:style-name="Tabla55.A1" office:value-type="string">
            <text:p text:style-name="P3"><text:span text:style-name="T1">Precondición</text:span></text:p>
          </table:table-cell>
          <table:table-cell table:style-name="Tabla55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55.2">
          <table:table-cell table:style-name="Tabla55.A1" office:value-type="string">
            <text:p text:style-name="P3"><text:span text:style-name="T1">Postcondición</text:span></text:p>
          </table:table-cell>
          <table:table-cell table:style-name="Tabla55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55.2">
          <table:table-cell table:style-name="Tabla55.A1" office:value-type="string">
            <text:p text:style-name="P3"><text:span text:style-name="T1">Autor </text:span></text:p>
          </table:table-cell>
          <table:table-cell table:style-name="Tabla55.A1" office:value-type="string">
            <text:p text:style-name="P3"><text:span text:style-name="T1">Sebastian Vargas</text:span></text:p>
          </table:table-cell>
          <table:table-cell table:style-name="Tabla55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55.A1" table:number-columns-spanned="2" office:value-type="string">
            <text:p text:style-name="P4"/>
          </table:table-cell>
          <table:covered-table-cell/>
          <table:table-cell table:style-name="Tabla55.A1" office:value-type="string">
            <text:p text:style-name="P3"><text:span text:style-name="T1">versión</text:span></text:p>
          </table:table-cell>
          <table:table-cell table:style-name="Tabla55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3"><text:span text:style-name="T1">Propósito</text:span></text:p>
          </table:table-cell>
        </table:table-row>
        <table:table-row table:style-name="Tabla56.1">
          <table:table-cell table:style-name="Tabla56.A1" office:value-type="string">
            <text:p text:style-name="P3"><text:span text:style-name="T1">Crear un archivo excel con la lista de delincuentes ordenados por ordel alfabetico</text:span></text:p>
          </table:table-cell>
        </table:table-row>
      </table:table>
      <text:p text:style-name="P2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3"><text:span text:style-name="T1">Resumen</text:span></text:p>
          </table:table-cell>
        </table:table-row>
        <table:table-row table:style-name="Tabla57.1">
          <table:table-cell table:style-name="Tabla57.A1" office:value-type="string">
            <text:p text:style-name="P4">Al hacer click en el boton “Mostrar delincuentes orden alfabetico” pide seleccionar ruta donde guardar y guarda los datos en un archivo excel</text:p>
          </table:table-cell>
        </table:table-row>
      </table:table>
      <text:p text:style-name="P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 table:style-name="Tabla58.1">
          <table:table-cell table:style-name="Tabla58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58.1">
          <table:table-cell table:style-name="Tabla58.A1" office:value-type="string">
            <text:p text:style-name="P3"><text:span text:style-name="T1">1</text:span></text:p>
          </table:table-cell>
          <table:table-cell table:style-name="Tabla58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58.D2" office:value-type="float" office:value="6">
            <text:p text:style-name="P4">6</text:p>
          </table:table-cell>
          <table:table-cell table:style-name="Tabla58.A1" table:number-columns-spanned="0" office:value-type="string">
            <text:p text:style-name="P4"/>
          </table:table-cell>
        </table:table-row>
        <table:table-row table:style-name="Tabla58.1">
          <table:table-cell table:style-name="Tabla58.A1" office:value-type="string">
            <text:p text:style-name="P3"><text:span text:style-name="T1">2</text:span></text:p>
          </table:table-cell>
          <table:table-cell table:style-name="Tabla58.A1" table:number-columns-spanned="2" office:value-type="string">
            <text:p text:style-name="P3"><text:span text:style-name="T1">El usuario hacer click en el boton”Mostrar delincuentes orden alfabetico”</text:span></text:p>
          </table:table-cell>
          <table:covered-table-cell/>
          <table:table-cell table:style-name="Tabla58.D2" office:value-type="float" office:value="7">
            <text:p text:style-name="P3"><text:span text:style-name="T1">7</text:span></text:p>
          </table:table-cell>
          <table:table-cell table:style-name="Tabla58.A1" table:number-columns-spanned="0" office:value-type="string">
            <text:p text:style-name="P4"/>
          </table:table-cell>
        </table:table-row>
        <table:table-row table:style-name="Tabla58.1">
          <table:table-cell table:style-name="Tabla58.D2" office:value-type="float" office:value="3">
            <text:p text:style-name="P3"><text:span text:style-name="T1">3</text:span></text:p>
          </table:table-cell>
          <table:table-cell table:style-name="Tabla58.A1" table:number-columns-spanned="2" office:value-type="string">
            <text:p text:style-name="P3"><text:span text:style-name="T1">El sistema muestra en pantalla un explorador de archivos </text:span></text:p>
          </table:table-cell>
          <table:covered-table-cell/>
          <table:table-cell table:style-name="Tabla58.D2" office:value-type="float" office:value="8">
            <text:p text:style-name="P3"><text:span text:style-name="T1">8</text:span></text:p>
          </table:table-cell>
          <table:table-cell table:style-name="Tabla58.A1" table:number-columns-spanned="0" office:value-type="string">
            <text:p text:style-name="P4"/>
          </table:table-cell>
        </table:table-row>
        <table:table-row table:style-name="Tabla58.5">
          <table:table-cell table:style-name="Tabla58.D2" office:value-type="float" office:value="4">
            <text:p text:style-name="P3"><text:span text:style-name="T1">4</text:span></text:p>
          </table:table-cell>
          <table:table-cell table:style-name="Tabla58.A1" table:number-columns-spanned="2" office:value-type="string">
            <text:p text:style-name="P4">El usuario seleccion la ruta y el nombre del archivo </text:p>
          </table:table-cell>
          <table:covered-table-cell/>
          <table:table-cell table:style-name="Tabla58.D2" office:value-type="float" office:value="9">
            <text:p text:style-name="P3"><text:span text:style-name="T1">9</text:span></text:p>
          </table:table-cell>
          <table:table-cell table:style-name="Tabla58.A1" table:number-columns-spanned="0" office:value-type="string">
            <text:p text:style-name="P4"/>
          </table:table-cell>
        </table:table-row>
        <table:table-row table:style-name="Tabla58.1">
          <table:table-cell table:style-name="Tabla58.D2" office:value-type="float" office:value="5">
            <text:p text:style-name="P3"><text:span text:style-name="T1">5</text:span></text:p>
          </table:table-cell>
          <table:table-cell table:style-name="Tabla58.A1" table:number-columns-spanned="2" office:value-type="string">
            <text:p text:style-name="P4">El sistema genera un archivo excel en la ruta elegida por el usuario con los datos ordenados por orden alfabetico</text:p>
          </table:table-cell>
          <table:covered-table-cell/>
          <table:table-cell table:style-name="Tabla58.D2" office:value-type="float" office:value="10">
            <text:p text:style-name="P4">10</text:p>
          </table:table-cell>
          <table:table-cell table:style-name="Tabla58.A1" table:number-columns-spanned="0" office:value-type="string">
            <text:p text:style-name="P4"/>
          </table:table-cell>
        </table:table-row>
      </table:table>
      <text:p text:style-name="P2"/>
      <table:table table:name="Tabla59" table:style-name="Tabla59">
        <table:table-column table:style-name="Tabla59.A"/>
        <table:table-column table:style-name="Tabla59.B"/>
        <table:table-row table:style-name="Tabla59.1">
          <table:table-cell table:style-name="Tabla59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59.1">
          <table:table-cell table:style-name="Tabla59.A1" office:value-type="string">
            <text:p text:style-name="P3"><text:span text:style-name="T1">4a</text:span></text:p>
          </table:table-cell>
          <table:table-cell table:style-name="Tabla59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59.1">
          <table:table-cell table:style-name="Tabla59.A1" office:value-type="string">
            <text:p text:style-name="P3"><text:span text:style-name="T1"/></text:p>
          </table:table-cell>
          <table:table-cell table:style-name="Tabla59.A1" office:value-type="string">
            <text:p text:style-name="P3"><text:span text:style-name="T1"/></text:p>
          </table:table-cell>
        </table:table-row>
      </table:table>
      <text:p text:style-name="P2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60.1">
          <table:table-cell table:style-name="Tabla60.A1" office:value-type="string">
            <text:p text:style-name="P3"><text:span text:style-name="T1">Frecuencia de uso</text:span></text:p>
          </table:table-cell>
          <table:table-cell table:style-name="Tabla60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60.A1" office:value-type="string">
            <text:p text:style-name="P3"><text:span text:style-name="T1">Importancia</text:span></text:p>
          </table:table-cell>
          <table:table-cell table:style-name="Tabla60.A1" table:number-columns-spanned="0" office:value-type="string">
            <text:p text:style-name="P3"><text:span text:style-name="T1">Alta</text:span></text:p>
          </table:table-cell>
        </table:table-row>
        <table:table-row table:style-name="Tabla60.1">
          <table:table-cell table:style-name="Tabla60.A1" office:value-type="string">
            <text:p text:style-name="P3"><text:span text:style-name="T1">Urgencia</text:span></text:p>
          </table:table-cell>
          <table:table-cell table:style-name="Tabla60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60.A1" office:value-type="string">
            <text:p text:style-name="P4"/>
          </table:table-cell>
          <table:table-cell table:style-name="Tabla60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row table:style-name="Tabla61.1">
          <table:table-cell table:style-name="Tabla61.A1" office:value-type="string">
            <text:p text:style-name="P3"><text:span text:style-name="T1">Caso de uso</text:span></text:p>
          </table:table-cell>
          <table:table-cell table:style-name="Tabla61.A1" table:number-columns-spanned="2" office:value-type="string">
            <text:p text:style-name="P3"><text:span text:style-name="T1">Generar reporte “Listado de delincuentes agrupados por delito cometido”.</text:span></text:p>
          </table:table-cell>
          <table:covered-table-cell/>
          <table:table-cell table:style-name="Tabla61.A1" table:number-columns-spanned="4" office:value-type="string">
            <text:p text:style-name="P3"><text:span text:style-name="T1">REPORTE_2</text:span></text:p>
          </table:table-cell>
          <table:covered-table-cell/>
          <table:covered-table-cell/>
          <table:covered-table-cell/>
        </table:table-row>
        <table:table-row table:style-name="Tabla61.2">
          <table:table-cell table:style-name="Tabla61.A1" office:value-type="string">
            <text:p text:style-name="P3"><text:span text:style-name="T1">Actores</text:span></text:p>
          </table:table-cell>
          <table:table-cell table:style-name="Tabla61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61.3">
          <table:table-cell table:style-name="Tabla61.A1" office:value-type="string">
            <text:p text:style-name="P3"><text:span text:style-name="T1">Tipo</text:span></text:p>
          </table:table-cell>
          <table:table-cell table:style-name="Tabla61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61.2">
          <table:table-cell table:style-name="Tabla61.A1" office:value-type="string">
            <text:p text:style-name="P3"><text:span text:style-name="T1">Referencias</text:span></text:p>
          </table:table-cell>
          <table:table-cell table:style-name="Tabla61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61.A1" table:number-columns-spanned="2" office:value-type="string">
            <text:p text:style-name="P4"/>
          </table:table-cell>
          <table:covered-table-cell/>
        </table:table-row>
        <table:table-row table:style-name="Tabla61.2">
          <table:table-cell table:style-name="Tabla61.A1" office:value-type="string">
            <text:p text:style-name="P3"><text:span text:style-name="T1">Precondición</text:span></text:p>
          </table:table-cell>
          <table:table-cell table:style-name="Tabla61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61.2">
          <table:table-cell table:style-name="Tabla61.A1" office:value-type="string">
            <text:p text:style-name="P3"><text:span text:style-name="T1">Postcondición</text:span></text:p>
          </table:table-cell>
          <table:table-cell table:style-name="Tabla61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61.2">
          <table:table-cell table:style-name="Tabla61.A1" office:value-type="string">
            <text:p text:style-name="P3"><text:span text:style-name="T1">Autor </text:span></text:p>
          </table:table-cell>
          <table:table-cell table:style-name="Tabla61.A1" office:value-type="string">
            <text:p text:style-name="P3"><text:span text:style-name="T1">Sebastian Vargas</text:span></text:p>
          </table:table-cell>
          <table:table-cell table:style-name="Tabla61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61.A1" table:number-columns-spanned="2" office:value-type="string">
            <text:p text:style-name="P4"/>
          </table:table-cell>
          <table:covered-table-cell/>
          <table:table-cell table:style-name="Tabla61.A1" office:value-type="string">
            <text:p text:style-name="P3"><text:span text:style-name="T1">versión</text:span></text:p>
          </table:table-cell>
          <table:table-cell table:style-name="Tabla61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3"><text:span text:style-name="T1">Propósito</text:span></text:p>
          </table:table-cell>
        </table:table-row>
        <table:table-row table:style-name="Tabla62.1">
          <table:table-cell table:style-name="Tabla62.A1" office:value-type="string">
            <text:p text:style-name="P3"><text:span text:style-name="T1">Crear un archivo excel con la lista de delincuentes agrupados por delito</text:span></text:p>
          </table:table-cell>
        </table:table-row>
      </table:table>
      <text:p text:style-name="P2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3"><text:span text:style-name="T1">Resumen</text:span></text:p>
          </table:table-cell>
        </table:table-row>
        <table:table-row table:style-name="Tabla63.1">
          <table:table-cell table:style-name="Tabla63.A1" office:value-type="string">
            <text:p text:style-name="P4">Al hacer click en el boton “Listado de delincuentes agrupados por delito cometido” pide seleccionar ruta donde guardar y guarda los datos en un archivo excel</text:p>
          </table:table-cell>
        </table:table-row>
      </table:table>
      <text:p text:style-name="P2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 table:style-name="Tabla64.1">
          <table:table-cell table:style-name="Tabla64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64.1">
          <table:table-cell table:style-name="Tabla64.A1" office:value-type="string">
            <text:p text:style-name="P3"><text:span text:style-name="T1">1</text:span></text:p>
          </table:table-cell>
          <table:table-cell table:style-name="Tabla64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64.D2" office:value-type="float" office:value="6">
            <text:p text:style-name="P4">6</text:p>
          </table:table-cell>
          <table:table-cell table:style-name="Tabla64.A1" table:number-columns-spanned="0" office:value-type="string">
            <text:p text:style-name="P4">El sistema muestra en pantalla un explorador de archivos</text:p>
          </table:table-cell>
        </table:table-row>
        <table:table-row table:style-name="Tabla64.1">
          <table:table-cell table:style-name="Tabla64.A1" office:value-type="string">
            <text:p text:style-name="P3"><text:span text:style-name="T1">2</text:span></text:p>
          </table:table-cell>
          <table:table-cell table:style-name="Tabla64.A1" table:number-columns-spanned="2" office:value-type="string">
            <text:p text:style-name="P3"><text:span text:style-name="T1">El usuario hacer click en el boton”Listado de delincuentes agrupados por delito cometido”</text:span></text:p>
          </table:table-cell>
          <table:covered-table-cell/>
          <table:table-cell table:style-name="Tabla64.D2" office:value-type="float" office:value="7">
            <text:p text:style-name="P3"><text:span text:style-name="T1">7</text:span></text:p>
          </table:table-cell>
          <table:table-cell table:style-name="Tabla64.A1" table:number-columns-spanned="0" office:value-type="string">
            <text:p text:style-name="P4">El usuario seleccion la ruta y el nombre del archivo</text:p>
          </table:table-cell>
        </table:table-row>
        <table:table-row table:style-name="Tabla64.1">
          <table:table-cell table:style-name="Tabla64.D2" office:value-type="float" office:value="3">
            <text:p text:style-name="P3"><text:span text:style-name="T1">3</text:span></text:p>
          </table:table-cell>
          <table:table-cell table:style-name="Tabla64.A1" table:number-columns-spanned="2" office:value-type="string">
            <text:p text:style-name="P3"><text:span text:style-name="T1">El sistema le pregunta que delito desea buscar</text:span></text:p>
          </table:table-cell>
          <table:covered-table-cell/>
          <table:table-cell table:style-name="Tabla64.D2" office:value-type="float" office:value="8">
            <text:p text:style-name="P3"><text:span text:style-name="T1">8</text:span></text:p>
          </table:table-cell>
          <table:table-cell table:style-name="Tabla64.A1" table:number-columns-spanned="0" office:value-type="string">
            <text:p text:style-name="P4">El sistema genera un archivo excel en la ruta elegida por el usuario </text:p>
          </table:table-cell>
        </table:table-row>
        <table:table-row table:style-name="Tabla64.5">
          <table:table-cell table:style-name="Tabla64.D2" office:value-type="float" office:value="4">
            <text:p text:style-name="P3"><text:span text:style-name="T1">4</text:span></text:p>
          </table:table-cell>
          <table:table-cell table:style-name="Tabla64.A1" table:number-columns-spanned="2" office:value-type="string">
            <text:p text:style-name="P4"><text:s/>El usuario ingresa descripcion de delito</text:p>
          </table:table-cell>
          <table:covered-table-cell/>
          <table:table-cell table:style-name="Tabla64.D2" office:value-type="float" office:value="9">
            <text:p text:style-name="P3"><text:span text:style-name="T1">9</text:span></text:p>
          </table:table-cell>
          <table:table-cell table:style-name="Tabla64.A1" table:number-columns-spanned="0" office:value-type="string">
            <text:p text:style-name="P4"><text:s/></text:p>
          </table:table-cell>
        </table:table-row>
        <table:table-row table:style-name="Tabla64.1">
          <table:table-cell table:style-name="Tabla64.D2" office:value-type="float" office:value="5">
            <text:p text:style-name="P3"><text:span text:style-name="T1">5</text:span></text:p>
          </table:table-cell>
          <table:table-cell table:style-name="Tabla64.A1" table:number-columns-spanned="2" office:value-type="string">
            <text:p text:style-name="P4">El sistema comprueba si completo campos</text:p>
          </table:table-cell>
          <table:covered-table-cell/>
          <table:table-cell table:style-name="Tabla64.D2" office:value-type="float" office:value="10">
            <text:p text:style-name="P4">10</text:p>
          </table:table-cell>
          <table:table-cell table:style-name="Tabla64.A1" table:number-columns-spanned="0" office:value-type="string">
            <text:p text:style-name="P4"/>
          </table:table-cell>
        </table:table-row>
      </table:table>
      <text:p text:style-name="P2"/>
      <table:table table:name="Tabla65" table:style-name="Tabla65">
        <table:table-column table:style-name="Tabla65.A"/>
        <table:table-column table:style-name="Tabla65.B"/>
        <table:table-row table:style-name="Tabla65.1">
          <table:table-cell table:style-name="Tabla65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65.1">
          <table:table-cell table:style-name="Tabla65.A1" office:value-type="string">
            <text:p text:style-name="P3"><text:span text:style-name="T1">6a</text:span></text:p>
          </table:table-cell>
          <table:table-cell table:style-name="Tabla65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65.1">
          <table:table-cell table:style-name="Tabla65.A1" office:value-type="string">
            <text:p text:style-name="P3"><text:span text:style-name="T1">5a </text:span></text:p>
          </table:table-cell>
          <table:table-cell table:style-name="Tabla65.A1" office:value-type="string">
            <text:p text:style-name="P3"><text:span text:style-name="T1">El usuario deja el campo vacio y sistema no lo deja continuar</text:span></text:p>
          </table:table-cell>
        </table:table-row>
      </table:table>
      <text:p text:style-name="P2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66.1">
          <table:table-cell table:style-name="Tabla66.A1" office:value-type="string">
            <text:p text:style-name="P3"><text:span text:style-name="T1">Frecuencia de uso</text:span></text:p>
          </table:table-cell>
          <table:table-cell table:style-name="Tabla66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66.A1" office:value-type="string">
            <text:p text:style-name="P3"><text:span text:style-name="T1">Importancia</text:span></text:p>
          </table:table-cell>
          <table:table-cell table:style-name="Tabla66.A1" table:number-columns-spanned="0" office:value-type="string">
            <text:p text:style-name="P3"><text:span text:style-name="T1">Alta</text:span></text:p>
          </table:table-cell>
        </table:table-row>
        <table:table-row table:style-name="Tabla66.1">
          <table:table-cell table:style-name="Tabla66.A1" office:value-type="string">
            <text:p text:style-name="P3"><text:span text:style-name="T1">Urgencia</text:span></text:p>
          </table:table-cell>
          <table:table-cell table:style-name="Tabla66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66.A1" office:value-type="string">
            <text:p text:style-name="P4"/>
          </table:table-cell>
          <table:table-cell table:style-name="Tabla66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column table:style-name="Tabla67.E"/>
        <table:table-column table:style-name="Tabla67.F"/>
        <table:table-column table:style-name="Tabla67.G"/>
        <table:table-row table:style-name="Tabla67.1">
          <table:table-cell table:style-name="Tabla67.A1" office:value-type="string">
            <text:p text:style-name="P3"><text:span text:style-name="T1">Caso de uso</text:span></text:p>
          </table:table-cell>
          <table:table-cell table:style-name="Tabla67.A1" table:number-columns-spanned="2" office:value-type="string">
            <text:p text:style-name="P3"><text:span text:style-name="T1">Generar reporte “Mostrar delincuentes por comuna de residencia”.</text:span></text:p>
          </table:table-cell>
          <table:covered-table-cell/>
          <table:table-cell table:style-name="Tabla67.A1" table:number-columns-spanned="4" office:value-type="string">
            <text:p text:style-name="P3"><text:span text:style-name="T1">REPORTE_3</text:span></text:p>
          </table:table-cell>
          <table:covered-table-cell/>
          <table:covered-table-cell/>
          <table:covered-table-cell/>
        </table:table-row>
        <table:table-row table:style-name="Tabla67.2">
          <table:table-cell table:style-name="Tabla67.A1" office:value-type="string">
            <text:p text:style-name="P3"><text:span text:style-name="T1">Actores</text:span></text:p>
          </table:table-cell>
          <table:table-cell table:style-name="Tabla67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67.3">
          <table:table-cell table:style-name="Tabla67.A1" office:value-type="string">
            <text:p text:style-name="P3"><text:span text:style-name="T1">Tipo</text:span></text:p>
          </table:table-cell>
          <table:table-cell table:style-name="Tabla67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67.2">
          <table:table-cell table:style-name="Tabla67.A1" office:value-type="string">
            <text:p text:style-name="P3"><text:span text:style-name="T1">Referencias</text:span></text:p>
          </table:table-cell>
          <table:table-cell table:style-name="Tabla67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67.A1" table:number-columns-spanned="2" office:value-type="string">
            <text:p text:style-name="P4"/>
          </table:table-cell>
          <table:covered-table-cell/>
        </table:table-row>
        <table:table-row table:style-name="Tabla67.2">
          <table:table-cell table:style-name="Tabla67.A1" office:value-type="string">
            <text:p text:style-name="P3"><text:span text:style-name="T1">Precondición</text:span></text:p>
          </table:table-cell>
          <table:table-cell table:style-name="Tabla67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67.2">
          <table:table-cell table:style-name="Tabla67.A1" office:value-type="string">
            <text:p text:style-name="P3"><text:span text:style-name="T1">Postcondición</text:span></text:p>
          </table:table-cell>
          <table:table-cell table:style-name="Tabla67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67.2">
          <table:table-cell table:style-name="Tabla67.A1" office:value-type="string">
            <text:p text:style-name="P3"><text:span text:style-name="T1">Autor </text:span></text:p>
          </table:table-cell>
          <table:table-cell table:style-name="Tabla67.A1" office:value-type="string">
            <text:p text:style-name="P3"><text:span text:style-name="T1">Sebastian Vargas</text:span></text:p>
          </table:table-cell>
          <table:table-cell table:style-name="Tabla67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67.A1" table:number-columns-spanned="2" office:value-type="string">
            <text:p text:style-name="P4"/>
          </table:table-cell>
          <table:covered-table-cell/>
          <table:table-cell table:style-name="Tabla67.A1" office:value-type="string">
            <text:p text:style-name="P3"><text:span text:style-name="T1">versión</text:span></text:p>
          </table:table-cell>
          <table:table-cell table:style-name="Tabla67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3"><text:span text:style-name="T1">Propósito</text:span></text:p>
          </table:table-cell>
        </table:table-row>
        <table:table-row table:style-name="Tabla68.1">
          <table:table-cell table:style-name="Tabla68.A1" office:value-type="string">
            <text:p text:style-name="P3"><text:span text:style-name="T1">Crear un archivo excel con la lista de delincuentes dependiendo de la comuna de residencia</text:span></text:p>
          </table:table-cell>
        </table:table-row>
      </table:table>
      <text:p text:style-name="P2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3"><text:span text:style-name="T1">Resumen</text:span></text:p>
          </table:table-cell>
        </table:table-row>
        <table:table-row table:style-name="Tabla69.1">
          <table:table-cell table:style-name="Tabla69.A1" office:value-type="string">
            <text:p text:style-name="P4">Al hacer click en el boton “Mostrar delincuentes por comuna de residencia” pide seleccionar ruta donde guardar y guarda los datos en un archivo excel</text:p>
          </table:table-cell>
        </table:table-row>
      </table:table>
      <text:p text:style-name="P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 table:style-name="Tabla70.1">
          <table:table-cell table:style-name="Tabla70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70.1">
          <table:table-cell table:style-name="Tabla70.A1" office:value-type="string">
            <text:p text:style-name="P3"><text:span text:style-name="T1">1</text:span></text:p>
          </table:table-cell>
          <table:table-cell table:style-name="Tabla70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70.D2" office:value-type="float" office:value="6">
            <text:p text:style-name="P4">6</text:p>
          </table:table-cell>
          <table:table-cell table:style-name="Tabla70.A1" table:number-columns-spanned="0" office:value-type="string">
            <text:p text:style-name="P4">El sistema comprueba si comuna existe</text:p>
          </table:table-cell>
        </table:table-row>
        <table:table-row table:style-name="Tabla70.1">
          <table:table-cell table:style-name="Tabla70.A1" office:value-type="string">
            <text:p text:style-name="P3"><text:span text:style-name="T1">2</text:span></text:p>
          </table:table-cell>
          <table:table-cell table:style-name="Tabla70.A1" table:number-columns-spanned="2" office:value-type="string">
            <text:p text:style-name="P3"><text:span text:style-name="T1">El usuario hacer click en el boton”Mostrar delincuentes por comuna de residencia”</text:span></text:p>
          </table:table-cell>
          <table:covered-table-cell/>
          <table:table-cell table:style-name="Tabla70.D2" office:value-type="float" office:value="7">
            <text:p text:style-name="P3"><text:span text:style-name="T1">7</text:span></text:p>
          </table:table-cell>
          <table:table-cell table:style-name="Tabla70.A1" table:number-columns-spanned="0" office:value-type="string">
            <text:p text:style-name="P4">El sistema muestra en pantalla un explorador de archivos</text:p>
          </table:table-cell>
        </table:table-row>
        <table:table-row table:style-name="Tabla70.1">
          <table:table-cell table:style-name="Tabla70.D2" office:value-type="float" office:value="3">
            <text:p text:style-name="P3"><text:span text:style-name="T1">3</text:span></text:p>
          </table:table-cell>
          <table:table-cell table:style-name="Tabla70.A1" table:number-columns-spanned="2" office:value-type="string">
            <text:p text:style-name="P3"><text:span text:style-name="T1">El sistema le pregunta que comuna desea buscar</text:span></text:p>
          </table:table-cell>
          <table:covered-table-cell/>
          <table:table-cell table:style-name="Tabla70.D2" office:value-type="float" office:value="8">
            <text:p text:style-name="P3"><text:span text:style-name="T1">8</text:span></text:p>
          </table:table-cell>
          <table:table-cell table:style-name="Tabla70.A1" table:number-columns-spanned="0" office:value-type="string">
            <text:p text:style-name="P4">El usuario seleccion la ruta y el nombre del archivo</text:p>
          </table:table-cell>
        </table:table-row>
        <table:table-row table:style-name="Tabla70.5">
          <table:table-cell table:style-name="Tabla70.D2" office:value-type="float" office:value="4">
            <text:p text:style-name="P3"><text:span text:style-name="T1">4</text:span></text:p>
          </table:table-cell>
          <table:table-cell table:style-name="Tabla70.A1" table:number-columns-spanned="2" office:value-type="string">
            <text:p text:style-name="P4"><text:s/>El usuario ingresa comuana</text:p>
          </table:table-cell>
          <table:covered-table-cell/>
          <table:table-cell table:style-name="Tabla70.D2" office:value-type="float" office:value="9">
            <text:p text:style-name="P3"><text:span text:style-name="T1">9</text:span></text:p>
          </table:table-cell>
          <table:table-cell table:style-name="Tabla70.A1" table:number-columns-spanned="0" office:value-type="string">
            <text:p text:style-name="P4"><text:s/>El sistema genera un archivo excel en la ruta elegida por el usuario</text:p>
          </table:table-cell>
        </table:table-row>
        <table:table-row table:style-name="Tabla70.1">
          <table:table-cell table:style-name="Tabla70.D2" office:value-type="float" office:value="5">
            <text:p text:style-name="P3"><text:span text:style-name="T1">5</text:span></text:p>
          </table:table-cell>
          <table:table-cell table:style-name="Tabla70.A1" table:number-columns-spanned="2" office:value-type="string">
            <text:p text:style-name="P4">El sistema comprueba si completo campos</text:p>
          </table:table-cell>
          <table:covered-table-cell/>
          <table:table-cell table:style-name="Tabla70.D2" office:value-type="float" office:value="10">
            <text:p text:style-name="P4">10</text:p>
          </table:table-cell>
          <table:table-cell table:style-name="Tabla70.A1" table:number-columns-spanned="0" office:value-type="string">
            <text:p text:style-name="P4"/>
          </table:table-cell>
        </table:table-row>
      </table:table>
      <text:p text:style-name="P2"/>
      <table:table table:name="Tabla71" table:style-name="Tabla71">
        <table:table-column table:style-name="Tabla71.A"/>
        <table:table-column table:style-name="Tabla71.B"/>
        <table:table-row table:style-name="Tabla71.1">
          <table:table-cell table:style-name="Tabla71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71.1">
          <table:table-cell table:style-name="Tabla71.A1" office:value-type="string">
            <text:p text:style-name="P3"><text:span text:style-name="T1">7a</text:span></text:p>
          </table:table-cell>
          <table:table-cell table:style-name="Tabla71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71.1">
          <table:table-cell table:style-name="Tabla71.A1" office:value-type="string">
            <text:p text:style-name="P3"><text:span text:style-name="T1">5a </text:span></text:p>
          </table:table-cell>
          <table:table-cell table:style-name="Tabla71.A1" office:value-type="string">
            <text:p text:style-name="P3"><text:span text:style-name="T1">El usuario deja el campo vacio y sistema no lo deja continuar</text:span></text:p>
          </table:table-cell>
        </table:table-row>
        <table:table-row table:style-name="Tabla71.1">
          <table:table-cell table:style-name="Tabla71.A4" office:value-type="string">
            <text:p text:style-name="P3">6a</text:p>
          </table:table-cell>
          <table:table-cell table:style-name="Tabla71.A4" office:value-type="string">
            <text:p text:style-name="P3">El usuario ingresa comuna inexiste y sistema no lo deja continuar</text:p>
          </table:table-cell>
        </table:table-row>
      </table:table>
      <text:p text:style-name="P2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 table:style-name="Tabla72.1">
          <table:table-cell table:style-name="Tabla72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72.1">
          <table:table-cell table:style-name="Tabla72.A1" office:value-type="string">
            <text:p text:style-name="P3"><text:span text:style-name="T1">Frecuencia de uso</text:span></text:p>
          </table:table-cell>
          <table:table-cell table:style-name="Tabla72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72.A1" office:value-type="string">
            <text:p text:style-name="P3"><text:span text:style-name="T1">Importancia</text:span></text:p>
          </table:table-cell>
          <table:table-cell table:style-name="Tabla72.A1" table:number-columns-spanned="0" office:value-type="string">
            <text:p text:style-name="P3"><text:span text:style-name="T1">Alta</text:span></text:p>
          </table:table-cell>
        </table:table-row>
        <table:table-row table:style-name="Tabla72.1">
          <table:table-cell table:style-name="Tabla72.A1" office:value-type="string">
            <text:p text:style-name="P3"><text:span text:style-name="T1">Urgencia</text:span></text:p>
          </table:table-cell>
          <table:table-cell table:style-name="Tabla72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72.A1" office:value-type="string">
            <text:p text:style-name="P4"/>
          </table:table-cell>
          <table:table-cell table:style-name="Tabla72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row table:style-name="Tabla73.1">
          <table:table-cell table:style-name="Tabla73.A1" office:value-type="string">
            <text:p text:style-name="P3"><text:span text:style-name="T1">Caso de uso</text:span></text:p>
          </table:table-cell>
          <table:table-cell table:style-name="Tabla73.A1" table:number-columns-spanned="2" office:value-type="string">
            <text:p text:style-name="P3"><text:span text:style-name="T1">Generar reporte “Mostrar delincuentes por ultimo lugar visto”.</text:span></text:p>
          </table:table-cell>
          <table:covered-table-cell/>
          <table:table-cell table:style-name="Tabla73.A1" table:number-columns-spanned="4" office:value-type="string">
            <text:p text:style-name="P3"><text:span text:style-name="T1">REPORTE_4</text:span></text:p>
          </table:table-cell>
          <table:covered-table-cell/>
          <table:covered-table-cell/>
          <table:covered-table-cell/>
        </table:table-row>
        <table:table-row table:style-name="Tabla73.2">
          <table:table-cell table:style-name="Tabla73.A1" office:value-type="string">
            <text:p text:style-name="P3"><text:span text:style-name="T1">Actores</text:span></text:p>
          </table:table-cell>
          <table:table-cell table:style-name="Tabla73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73.3">
          <table:table-cell table:style-name="Tabla73.A1" office:value-type="string">
            <text:p text:style-name="P3"><text:span text:style-name="T1">Tipo</text:span></text:p>
          </table:table-cell>
          <table:table-cell table:style-name="Tabla73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73.2">
          <table:table-cell table:style-name="Tabla73.A1" office:value-type="string">
            <text:p text:style-name="P3"><text:span text:style-name="T1">Referencias</text:span></text:p>
          </table:table-cell>
          <table:table-cell table:style-name="Tabla73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73.A1" table:number-columns-spanned="2" office:value-type="string">
            <text:p text:style-name="P4"/>
          </table:table-cell>
          <table:covered-table-cell/>
        </table:table-row>
        <table:table-row table:style-name="Tabla73.2">
          <table:table-cell table:style-name="Tabla73.A1" office:value-type="string">
            <text:p text:style-name="P3"><text:span text:style-name="T1">Precondición</text:span></text:p>
          </table:table-cell>
          <table:table-cell table:style-name="Tabla73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73.2">
          <table:table-cell table:style-name="Tabla73.A1" office:value-type="string">
            <text:p text:style-name="P3"><text:span text:style-name="T1">Postcondición</text:span></text:p>
          </table:table-cell>
          <table:table-cell table:style-name="Tabla73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73.2">
          <table:table-cell table:style-name="Tabla73.A1" office:value-type="string">
            <text:p text:style-name="P3"><text:span text:style-name="T1">Autor </text:span></text:p>
          </table:table-cell>
          <table:table-cell table:style-name="Tabla73.A1" office:value-type="string">
            <text:p text:style-name="P3"><text:span text:style-name="T1">Sebastian Vargas</text:span></text:p>
          </table:table-cell>
          <table:table-cell table:style-name="Tabla73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73.A1" table:number-columns-spanned="2" office:value-type="string">
            <text:p text:style-name="P4"/>
          </table:table-cell>
          <table:covered-table-cell/>
          <table:table-cell table:style-name="Tabla73.A1" office:value-type="string">
            <text:p text:style-name="P3"><text:span text:style-name="T1">versión</text:span></text:p>
          </table:table-cell>
          <table:table-cell table:style-name="Tabla73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3"><text:span text:style-name="T1">Propósito</text:span></text:p>
          </table:table-cell>
        </table:table-row>
        <table:table-row table:style-name="Tabla74.1">
          <table:table-cell table:style-name="Tabla74.A1" office:value-type="string">
            <text:p text:style-name="P3"><text:span text:style-name="T1">Crear un archivo excel con la lista de delincuentes dependiendo del ultimo lugar visto</text:span></text:p>
          </table:table-cell>
        </table:table-row>
      </table:table>
      <text:p text:style-name="P2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3"><text:span text:style-name="T1">Resumen</text:span></text:p>
          </table:table-cell>
        </table:table-row>
        <table:table-row table:style-name="Tabla75.1">
          <table:table-cell table:style-name="Tabla75.A1" office:value-type="string">
            <text:p text:style-name="P4">Al hacer click en el boton “Mostrar delincuentes por ultimo lugar visto” pide seleccionar ruta donde guardar y guarda los datos en un archivo excel</text:p>
          </table:table-cell>
        </table:table-row>
      </table:table>
      <text:p text:style-name="P2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 table:style-name="Tabla76.1">
          <table:table-cell table:style-name="Tabla76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76.1">
          <table:table-cell table:style-name="Tabla76.A1" office:value-type="string">
            <text:p text:style-name="P3"><text:span text:style-name="T1">1</text:span></text:p>
          </table:table-cell>
          <table:table-cell table:style-name="Tabla76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76.D2" office:value-type="float" office:value="6">
            <text:p text:style-name="P4">6</text:p>
          </table:table-cell>
          <table:table-cell table:style-name="Tabla76.A1" table:number-columns-spanned="0" office:value-type="string">
            <text:p text:style-name="P4">El sistema comprueba si comuna existe</text:p>
          </table:table-cell>
        </table:table-row>
        <table:table-row table:style-name="Tabla76.1">
          <table:table-cell table:style-name="Tabla76.A1" office:value-type="string">
            <text:p text:style-name="P3"><text:span text:style-name="T1">2</text:span></text:p>
          </table:table-cell>
          <table:table-cell table:style-name="Tabla76.A1" table:number-columns-spanned="2" office:value-type="string">
            <text:p text:style-name="P3"><text:span text:style-name="T1">El usuario hacer click en el boton”Mostrar delincuentes por ultimo lugar visto”</text:span></text:p>
          </table:table-cell>
          <table:covered-table-cell/>
          <table:table-cell table:style-name="Tabla76.D2" office:value-type="float" office:value="7">
            <text:p text:style-name="P3"><text:span text:style-name="T1">7</text:span></text:p>
          </table:table-cell>
          <table:table-cell table:style-name="Tabla76.A1" table:number-columns-spanned="0" office:value-type="string">
            <text:p text:style-name="P4">El sistema muestra en pantalla un explorador de archivos</text:p>
          </table:table-cell>
        </table:table-row>
        <table:table-row table:style-name="Tabla76.1">
          <table:table-cell table:style-name="Tabla76.D2" office:value-type="float" office:value="3">
            <text:p text:style-name="P3"><text:span text:style-name="T1">3</text:span></text:p>
          </table:table-cell>
          <table:table-cell table:style-name="Tabla76.A1" table:number-columns-spanned="2" office:value-type="string">
            <text:p text:style-name="P3"><text:span text:style-name="T1">El sistema le pregunta que comuna desea buscar</text:span></text:p>
          </table:table-cell>
          <table:covered-table-cell/>
          <table:table-cell table:style-name="Tabla76.D2" office:value-type="float" office:value="8">
            <text:p text:style-name="P3"><text:span text:style-name="T1">8</text:span></text:p>
          </table:table-cell>
          <table:table-cell table:style-name="Tabla76.A1" table:number-columns-spanned="0" office:value-type="string">
            <text:p text:style-name="P4">El usuario seleccion la ruta y el nombre del archivo</text:p>
          </table:table-cell>
        </table:table-row>
        <table:table-row table:style-name="Tabla76.5">
          <table:table-cell table:style-name="Tabla76.D2" office:value-type="float" office:value="4">
            <text:p text:style-name="P3"><text:span text:style-name="T1">4</text:span></text:p>
          </table:table-cell>
          <table:table-cell table:style-name="Tabla76.A1" table:number-columns-spanned="2" office:value-type="string">
            <text:p text:style-name="P4"><text:s/>El usuario ingresa comuana</text:p>
          </table:table-cell>
          <table:covered-table-cell/>
          <table:table-cell table:style-name="Tabla76.D2" office:value-type="float" office:value="9">
            <text:p text:style-name="P3"><text:span text:style-name="T1">9</text:span></text:p>
          </table:table-cell>
          <table:table-cell table:style-name="Tabla76.A1" table:number-columns-spanned="0" office:value-type="string">
            <text:p text:style-name="P4"><text:s/>El sistema genera un archivo excel en la ruta elegida por el usuario</text:p>
          </table:table-cell>
        </table:table-row>
        <table:table-row table:style-name="Tabla76.1">
          <table:table-cell table:style-name="Tabla76.D2" office:value-type="float" office:value="5">
            <text:p text:style-name="P3"><text:span text:style-name="T1">5</text:span></text:p>
          </table:table-cell>
          <table:table-cell table:style-name="Tabla76.A1" table:number-columns-spanned="2" office:value-type="string">
            <text:p text:style-name="P4">El sistema comprueba si completo campos</text:p>
          </table:table-cell>
          <table:covered-table-cell/>
          <table:table-cell table:style-name="Tabla76.D2" office:value-type="float" office:value="10">
            <text:p text:style-name="P4">10</text:p>
          </table:table-cell>
          <table:table-cell table:style-name="Tabla76.A1" table:number-columns-spanned="0" office:value-type="string">
            <text:p text:style-name="P4"/>
          </table:table-cell>
        </table:table-row>
      </table:table>
      <text:p text:style-name="P2"/>
      <table:table table:name="Tabla77" table:style-name="Tabla77">
        <table:table-column table:style-name="Tabla77.A"/>
        <table:table-column table:style-name="Tabla77.B"/>
        <table:table-row table:style-name="Tabla77.1">
          <table:table-cell table:style-name="Tabla77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77.1">
          <table:table-cell table:style-name="Tabla77.A1" office:value-type="string">
            <text:p text:style-name="P3"><text:span text:style-name="T1">7a</text:span></text:p>
          </table:table-cell>
          <table:table-cell table:style-name="Tabla77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77.1">
          <table:table-cell table:style-name="Tabla77.A1" office:value-type="string">
            <text:p text:style-name="P3"><text:span text:style-name="T1">5a </text:span></text:p>
          </table:table-cell>
          <table:table-cell table:style-name="Tabla77.A1" office:value-type="string">
            <text:p text:style-name="P3"><text:span text:style-name="T1">El usuario deja el campo vacio y sistema no lo deja continuar</text:span></text:p>
          </table:table-cell>
        </table:table-row>
        <table:table-row table:style-name="Tabla77.1">
          <table:table-cell table:style-name="Tabla77.A4" office:value-type="string">
            <text:p text:style-name="P3">6a</text:p>
          </table:table-cell>
          <table:table-cell table:style-name="Tabla77.A4" office:value-type="string">
            <text:p text:style-name="P3">El usuario ingresa comuna inexiste y sistema no lo deja continuar</text:p>
          </table:table-cell>
        </table:table-row>
      </table:table>
      <text:p text:style-name="P2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 table:style-name="Tabla78.1">
          <table:table-cell table:style-name="Tabla78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78.1">
          <table:table-cell table:style-name="Tabla78.A1" office:value-type="string">
            <text:p text:style-name="P3"><text:span text:style-name="T1">Frecuencia de uso</text:span></text:p>
          </table:table-cell>
          <table:table-cell table:style-name="Tabla78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78.A1" office:value-type="string">
            <text:p text:style-name="P3"><text:span text:style-name="T1">Importancia</text:span></text:p>
          </table:table-cell>
          <table:table-cell table:style-name="Tabla78.A1" table:number-columns-spanned="0" office:value-type="string">
            <text:p text:style-name="P3"><text:span text:style-name="T1">Alta</text:span></text:p>
          </table:table-cell>
        </table:table-row>
        <table:table-row table:style-name="Tabla78.1">
          <table:table-cell table:style-name="Tabla78.A1" office:value-type="string">
            <text:p text:style-name="P3"><text:span text:style-name="T1">Urgencia</text:span></text:p>
          </table:table-cell>
          <table:table-cell table:style-name="Tabla78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78.A1" office:value-type="string">
            <text:p text:style-name="P4"/>
          </table:table-cell>
          <table:table-cell table:style-name="Tabla78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row table:style-name="Tabla79.1">
          <table:table-cell table:style-name="Tabla79.A1" office:value-type="string">
            <text:p text:style-name="P3"><text:span text:style-name="T1">Caso de uso</text:span></text:p>
          </table:table-cell>
          <table:table-cell table:style-name="Tabla79.A1" table:number-columns-spanned="2" office:value-type="string">
            <text:p text:style-name="P3"><text:span text:style-name="T1">Generar reporte “Mostrar delincuentes por parentesco entre ellos”.</text:span></text:p>
          </table:table-cell>
          <table:covered-table-cell/>
          <table:table-cell table:style-name="Tabla79.A1" table:number-columns-spanned="4" office:value-type="string">
            <text:p text:style-name="P3"><text:span text:style-name="T1">REPORTE_5</text:span></text:p>
          </table:table-cell>
          <table:covered-table-cell/>
          <table:covered-table-cell/>
          <table:covered-table-cell/>
        </table:table-row>
        <table:table-row table:style-name="Tabla79.2">
          <table:table-cell table:style-name="Tabla79.A1" office:value-type="string">
            <text:p text:style-name="P3"><text:span text:style-name="T1">Actores</text:span></text:p>
          </table:table-cell>
          <table:table-cell table:style-name="Tabla79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79.3">
          <table:table-cell table:style-name="Tabla79.A1" office:value-type="string">
            <text:p text:style-name="P3"><text:span text:style-name="T1">Tipo</text:span></text:p>
          </table:table-cell>
          <table:table-cell table:style-name="Tabla79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79.2">
          <table:table-cell table:style-name="Tabla79.A1" office:value-type="string">
            <text:p text:style-name="P3"><text:span text:style-name="T1">Referencias</text:span></text:p>
          </table:table-cell>
          <table:table-cell table:style-name="Tabla79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79.A1" table:number-columns-spanned="2" office:value-type="string">
            <text:p text:style-name="P4"/>
          </table:table-cell>
          <table:covered-table-cell/>
        </table:table-row>
        <table:table-row table:style-name="Tabla79.2">
          <table:table-cell table:style-name="Tabla79.A1" office:value-type="string">
            <text:p text:style-name="P3"><text:span text:style-name="T1">Precondición</text:span></text:p>
          </table:table-cell>
          <table:table-cell table:style-name="Tabla79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79.2">
          <table:table-cell table:style-name="Tabla79.A1" office:value-type="string">
            <text:p text:style-name="P3"><text:span text:style-name="T1">Postcondición</text:span></text:p>
          </table:table-cell>
          <table:table-cell table:style-name="Tabla79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79.2">
          <table:table-cell table:style-name="Tabla79.A1" office:value-type="string">
            <text:p text:style-name="P3"><text:span text:style-name="T1">Autor </text:span></text:p>
          </table:table-cell>
          <table:table-cell table:style-name="Tabla79.A1" office:value-type="string">
            <text:p text:style-name="P3"><text:span text:style-name="T1">Sebastian Vargas</text:span></text:p>
          </table:table-cell>
          <table:table-cell table:style-name="Tabla79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79.A1" table:number-columns-spanned="2" office:value-type="string">
            <text:p text:style-name="P4"/>
          </table:table-cell>
          <table:covered-table-cell/>
          <table:table-cell table:style-name="Tabla79.A1" office:value-type="string">
            <text:p text:style-name="P3"><text:span text:style-name="T1">versión</text:span></text:p>
          </table:table-cell>
          <table:table-cell table:style-name="Tabla79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80" table:style-name="Tabla80">
        <table:table-column table:style-name="Tabla80.A"/>
        <table:table-row table:style-name="Tabla80.1">
          <table:table-cell table:style-name="Tabla80.A1" office:value-type="string">
            <text:p text:style-name="P3"><text:span text:style-name="T1">Propósito</text:span></text:p>
          </table:table-cell>
        </table:table-row>
        <table:table-row table:style-name="Tabla80.1">
          <table:table-cell table:style-name="Tabla80.A1" office:value-type="string">
            <text:p text:style-name="P3"><text:span text:style-name="T1">Crear un archivo excel con la lista de delincuentes con sus respectivos parentescos</text:span></text:p>
          </table:table-cell>
        </table:table-row>
      </table:table>
      <text:p text:style-name="P2"/>
      <table:table table:name="Tabla81" table:style-name="Tabla81">
        <table:table-column table:style-name="Tabla81.A"/>
        <table:table-row table:style-name="Tabla81.1">
          <table:table-cell table:style-name="Tabla81.A1" office:value-type="string">
            <text:p text:style-name="P3"><text:span text:style-name="T1">Resumen</text:span></text:p>
          </table:table-cell>
        </table:table-row>
        <table:table-row table:style-name="Tabla81.1">
          <table:table-cell table:style-name="Tabla81.A1" office:value-type="string">
            <text:p text:style-name="P4">Al hacer click en el boton “Mostrar delincuentes por parentesco entre ellos” pide seleccionar ruta donde guardar y guarda los datos en un archivo excel</text:p>
          </table:table-cell>
        </table:table-row>
      </table:table>
      <text:p text:style-name="P2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 table:style-name="Tabla82.1">
          <table:table-cell table:style-name="Tabla82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82.1">
          <table:table-cell table:style-name="Tabla82.A1" office:value-type="string">
            <text:p text:style-name="P3"><text:span text:style-name="T1">1</text:span></text:p>
          </table:table-cell>
          <table:table-cell table:style-name="Tabla82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82.D2" office:value-type="float" office:value="6">
            <text:p text:style-name="P4">6</text:p>
          </table:table-cell>
          <table:table-cell table:style-name="Tabla82.A1" table:number-columns-spanned="0" office:value-type="string">
            <text:p text:style-name="P4">El sistema comprueba si es un rut valido</text:p>
          </table:table-cell>
        </table:table-row>
        <table:table-row table:style-name="Tabla82.1">
          <table:table-cell table:style-name="Tabla82.A1" office:value-type="string">
            <text:p text:style-name="P3"><text:span text:style-name="T1">2</text:span></text:p>
          </table:table-cell>
          <table:table-cell table:style-name="Tabla82.A1" table:number-columns-spanned="2" office:value-type="string">
            <text:p text:style-name="P3"><text:span text:style-name="T1">El usuario hacer click en el boton”Mostrar delincuentes por parentesco entre ellos”</text:span></text:p>
          </table:table-cell>
          <table:covered-table-cell/>
          <table:table-cell table:style-name="Tabla82.D2" office:value-type="float" office:value="7">
            <text:p text:style-name="P3"><text:span text:style-name="T1">7</text:span></text:p>
          </table:table-cell>
          <table:table-cell table:style-name="Tabla82.A1" table:number-columns-spanned="0" office:value-type="string">
            <text:p text:style-name="P4">El sistema comprueba si el rut existe en la base de datos</text:p>
          </table:table-cell>
        </table:table-row>
        <table:table-row table:style-name="Tabla82.1">
          <table:table-cell table:style-name="Tabla82.D2" office:value-type="float" office:value="3">
            <text:p text:style-name="P3"><text:span text:style-name="T1">3</text:span></text:p>
          </table:table-cell>
          <table:table-cell table:style-name="Tabla82.A1" table:number-columns-spanned="2" office:value-type="string">
            <text:p text:style-name="P3"><text:span text:style-name="T1">El sistema le pregunta que delincuente desea buscar</text:span></text:p>
          </table:table-cell>
          <table:covered-table-cell/>
          <table:table-cell table:style-name="Tabla82.D2" office:value-type="float" office:value="8">
            <text:p text:style-name="P3"><text:span text:style-name="T1">8</text:span></text:p>
          </table:table-cell>
          <table:table-cell table:style-name="Tabla82.A1" table:number-columns-spanned="0" office:value-type="string">
            <text:p text:style-name="P4">El sistema muestra en pantalla un explorador de archivos</text:p>
          </table:table-cell>
        </table:table-row>
        <table:table-row table:style-name="Tabla82.5">
          <table:table-cell table:style-name="Tabla82.D2" office:value-type="float" office:value="4">
            <text:p text:style-name="P3"><text:span text:style-name="T1">4</text:span></text:p>
          </table:table-cell>
          <table:table-cell table:style-name="Tabla82.A1" table:number-columns-spanned="2" office:value-type="string">
            <text:p text:style-name="P4"><text:s/>El usuario ingresa el rut del delincuente</text:p>
          </table:table-cell>
          <table:covered-table-cell/>
          <table:table-cell table:style-name="Tabla82.D2" office:value-type="float" office:value="9">
            <text:p text:style-name="P3"><text:span text:style-name="T1">9</text:span></text:p>
          </table:table-cell>
          <table:table-cell table:style-name="Tabla82.A1" table:number-columns-spanned="0" office:value-type="string">
            <text:p text:style-name="P4"><text:s/>El usuario seleccion la ruta y el nombre del archivo</text:p>
          </table:table-cell>
        </table:table-row>
        <table:table-row table:style-name="Tabla82.1">
          <table:table-cell table:style-name="Tabla82.D2" office:value-type="float" office:value="5">
            <text:p text:style-name="P3"><text:span text:style-name="T1">5</text:span></text:p>
          </table:table-cell>
          <table:table-cell table:style-name="Tabla82.A1" table:number-columns-spanned="2" office:value-type="string">
            <text:p text:style-name="P4">El sistema comprueba si completo campos</text:p>
          </table:table-cell>
          <table:covered-table-cell/>
          <table:table-cell table:style-name="Tabla82.D2" office:value-type="float" office:value="10">
            <text:p text:style-name="P4">10</text:p>
          </table:table-cell>
          <table:table-cell table:style-name="Tabla82.A1" table:number-columns-spanned="0" office:value-type="string">
            <text:p text:style-name="P4">El sistema genera un archivo excel en la ruta elegida por el usuario</text:p>
          </table:table-cell>
        </table:table-row>
      </table:table>
      <text:p text:style-name="P2"/>
      <table:table table:name="Tabla83" table:style-name="Tabla83">
        <table:table-column table:style-name="Tabla83.A"/>
        <table:table-column table:style-name="Tabla83.B"/>
        <table:table-row table:style-name="Tabla83.1">
          <table:table-cell table:style-name="Tabla83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83.1">
          <table:table-cell table:style-name="Tabla83.A1" office:value-type="string">
            <text:p text:style-name="P3"><text:span text:style-name="T1">8a</text:span></text:p>
          </table:table-cell>
          <table:table-cell table:style-name="Tabla83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83.1">
          <table:table-cell table:style-name="Tabla83.A1" office:value-type="string">
            <text:p text:style-name="P3"><text:span text:style-name="T1">5a </text:span></text:p>
          </table:table-cell>
          <table:table-cell table:style-name="Tabla83.A1" office:value-type="string">
            <text:p text:style-name="P3"><text:span text:style-name="T1">El usuario deja el campo vacio y sistema no lo deja continuar</text:span></text:p>
          </table:table-cell>
        </table:table-row>
        <table:table-row table:style-name="Tabla83.1">
          <table:table-cell table:style-name="Tabla83.A4" office:value-type="string">
            <text:p text:style-name="P3">6a</text:p>
          </table:table-cell>
          <table:table-cell table:style-name="Tabla83.A4" office:value-type="string">
            <text:p text:style-name="P3">El usuario ingresa rut no valido y sistema no lo deja continuar</text:p>
          </table:table-cell>
        </table:table-row>
        <table:table-row table:style-name="Tabla83.1">
          <table:table-cell table:style-name="Tabla83.A4" office:value-type="string">
            <text:p text:style-name="P3">7a</text:p>
          </table:table-cell>
          <table:table-cell table:style-name="Tabla83.A4" office:value-type="string">
            <text:p text:style-name="P3">El usuario ingresa rut no existente y sistema no lo deja continuar</text:p>
          </table:table-cell>
        </table:table-row>
      </table:table>
      <text:p text:style-name="P2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 table:style-name="Tabla84.1">
          <table:table-cell table:style-name="Tabla84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84.1">
          <table:table-cell table:style-name="Tabla84.A1" office:value-type="string">
            <text:p text:style-name="P3"><text:span text:style-name="T1">Frecuencia de uso</text:span></text:p>
          </table:table-cell>
          <table:table-cell table:style-name="Tabla84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84.A1" office:value-type="string">
            <text:p text:style-name="P3"><text:span text:style-name="T1">Importancia</text:span></text:p>
          </table:table-cell>
          <table:table-cell table:style-name="Tabla84.A1" table:number-columns-spanned="0" office:value-type="string">
            <text:p text:style-name="P3"><text:span text:style-name="T1">Alta</text:span></text:p>
          </table:table-cell>
        </table:table-row>
        <table:table-row table:style-name="Tabla84.1">
          <table:table-cell table:style-name="Tabla84.A1" office:value-type="string">
            <text:p text:style-name="P3"><text:span text:style-name="T1">Urgencia</text:span></text:p>
          </table:table-cell>
          <table:table-cell table:style-name="Tabla84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84.A1" office:value-type="string">
            <text:p text:style-name="P4"/>
          </table:table-cell>
          <table:table-cell table:style-name="Tabla84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row table:style-name="Tabla85.1">
          <table:table-cell table:style-name="Tabla85.A1" office:value-type="string">
            <text:p text:style-name="P3"><text:span text:style-name="T1">Caso de uso</text:span></text:p>
          </table:table-cell>
          <table:table-cell table:style-name="Tabla85.A1" table:number-columns-spanned="2" office:value-type="string">
            <text:p text:style-name="P3"><text:span text:style-name="T1">Generar reporte “Listado de delitos ocurridos por comuna o sector, en fechas específicas”.</text:span></text:p>
          </table:table-cell>
          <table:covered-table-cell/>
          <table:table-cell table:style-name="Tabla85.A1" table:number-columns-spanned="4" office:value-type="string">
            <text:p text:style-name="P3"><text:span text:style-name="T1">REPORTE_6</text:span></text:p>
          </table:table-cell>
          <table:covered-table-cell/>
          <table:covered-table-cell/>
          <table:covered-table-cell/>
        </table:table-row>
        <table:table-row table:style-name="Tabla85.2">
          <table:table-cell table:style-name="Tabla85.A1" office:value-type="string">
            <text:p text:style-name="P3"><text:span text:style-name="T1">Actores</text:span></text:p>
          </table:table-cell>
          <table:table-cell table:style-name="Tabla85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85.3">
          <table:table-cell table:style-name="Tabla85.A1" office:value-type="string">
            <text:p text:style-name="P3"><text:span text:style-name="T1">Tipo</text:span></text:p>
          </table:table-cell>
          <table:table-cell table:style-name="Tabla85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85.2">
          <table:table-cell table:style-name="Tabla85.A1" office:value-type="string">
            <text:p text:style-name="P3"><text:span text:style-name="T1">Referencias</text:span></text:p>
          </table:table-cell>
          <table:table-cell table:style-name="Tabla85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85.A1" table:number-columns-spanned="2" office:value-type="string">
            <text:p text:style-name="P4"/>
          </table:table-cell>
          <table:covered-table-cell/>
        </table:table-row>
        <table:table-row table:style-name="Tabla85.2">
          <table:table-cell table:style-name="Tabla85.A1" office:value-type="string">
            <text:p text:style-name="P3"><text:span text:style-name="T1">Precondición</text:span></text:p>
          </table:table-cell>
          <table:table-cell table:style-name="Tabla85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85.2">
          <table:table-cell table:style-name="Tabla85.A1" office:value-type="string">
            <text:p text:style-name="P3"><text:span text:style-name="T1">Postcondición</text:span></text:p>
          </table:table-cell>
          <table:table-cell table:style-name="Tabla85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85.2">
          <table:table-cell table:style-name="Tabla85.A1" office:value-type="string">
            <text:p text:style-name="P3"><text:span text:style-name="T1">Autor </text:span></text:p>
          </table:table-cell>
          <table:table-cell table:style-name="Tabla85.A1" office:value-type="string">
            <text:p text:style-name="P3"><text:span text:style-name="T1">Sebastian Vargas</text:span></text:p>
          </table:table-cell>
          <table:table-cell table:style-name="Tabla85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85.A1" table:number-columns-spanned="2" office:value-type="string">
            <text:p text:style-name="P4"/>
          </table:table-cell>
          <table:covered-table-cell/>
          <table:table-cell table:style-name="Tabla85.A1" office:value-type="string">
            <text:p text:style-name="P3"><text:span text:style-name="T1">versión</text:span></text:p>
          </table:table-cell>
          <table:table-cell table:style-name="Tabla85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3"><text:span text:style-name="T1">Propósito</text:span></text:p>
          </table:table-cell>
        </table:table-row>
        <table:table-row table:style-name="Tabla86.1">
          <table:table-cell table:style-name="Tabla86.A1" office:value-type="string">
            <text:p text:style-name="P3"><text:span text:style-name="T1">Crear un archivo excel con el <text:s text:c="2"/>Listado de delitos ocurridos por comuna o sector, en fechas específicas </text:span></text:p>
          </table:table-cell>
        </table:table-row>
      </table:table>
      <text:p text:style-name="P2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3"><text:span text:style-name="T1">Resumen</text:span></text:p>
          </table:table-cell>
        </table:table-row>
        <table:table-row table:style-name="Tabla87.1">
          <table:table-cell table:style-name="Tabla87.A1" office:value-type="string">
            <text:p text:style-name="P4">Al hacer click en el boton “Listado de delitos ocurridos por comuna o sector, en fechas específicas” pide comuna o sector y rango de fechas , luego seleccionar ruta donde guardar y guarda los datos en un archivo excel</text:p>
          </table:table-cell>
        </table:table-row>
      </table:table>
      <text:p text:style-name="P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 table:style-name="Tabla88.1">
          <table:table-cell table:style-name="Tabla88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88.1">
          <table:table-cell table:style-name="Tabla88.A1" office:value-type="string">
            <text:p text:style-name="P3"><text:span text:style-name="T1">1</text:span></text:p>
          </table:table-cell>
          <table:table-cell table:style-name="Tabla88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88.D2" office:value-type="float" office:value="6">
            <text:p text:style-name="P4">6</text:p>
          </table:table-cell>
          <table:table-cell table:style-name="Tabla88.A1" table:number-columns-spanned="0" office:value-type="string">
            <text:p text:style-name="P4">El sistema comprueba si completo los campos</text:p>
          </table:table-cell>
        </table:table-row>
        <table:table-row table:style-name="Tabla88.1">
          <table:table-cell table:style-name="Tabla88.A1" office:value-type="string">
            <text:p text:style-name="P3"><text:span text:style-name="T1">2</text:span></text:p>
          </table:table-cell>
          <table:table-cell table:style-name="Tabla88.A1" table:number-columns-spanned="2" office:value-type="string">
            <text:p text:style-name="P3"><text:span text:style-name="T1">El usuario hacer click en el boton”Listado de delitos ocurridos por comuna o sector, en fechas específicas”</text:span></text:p>
          </table:table-cell>
          <table:covered-table-cell/>
          <table:table-cell table:style-name="Tabla88.D2" office:value-type="float" office:value="7">
            <text:p text:style-name="P3"><text:span text:style-name="T1">7</text:span></text:p>
          </table:table-cell>
          <table:table-cell table:style-name="Tabla88.A1" table:number-columns-spanned="0" office:value-type="string">
            <text:p text:style-name="P4">El sistema comprueba si la comuna o sector existe</text:p>
          </table:table-cell>
        </table:table-row>
        <table:table-row table:style-name="Tabla88.1">
          <table:table-cell table:style-name="Tabla88.D2" office:value-type="float" office:value="3">
            <text:p text:style-name="P3"><text:span text:style-name="T1">3</text:span></text:p>
          </table:table-cell>
          <table:table-cell table:style-name="Tabla88.A1" table:number-columns-spanned="2" office:value-type="string">
            <text:p text:style-name="P3"><text:span text:style-name="T1">El sistema le pregunta que comuna o sector</text:span></text:p>
          </table:table-cell>
          <table:covered-table-cell/>
          <table:table-cell table:style-name="Tabla88.D2" office:value-type="float" office:value="8">
            <text:p text:style-name="P3"><text:span text:style-name="T1">8</text:span></text:p>
          </table:table-cell>
          <table:table-cell table:style-name="Tabla88.A1" table:number-columns-spanned="0" office:value-type="string">
            <text:p text:style-name="P4">El sistema muestra en pantalla un explorador de archivos</text:p>
          </table:table-cell>
        </table:table-row>
        <table:table-row table:style-name="Tabla88.5">
          <table:table-cell table:style-name="Tabla88.D2" office:value-type="float" office:value="4">
            <text:p text:style-name="P3"><text:span text:style-name="T1">4</text:span></text:p>
          </table:table-cell>
          <table:table-cell table:style-name="Tabla88.A1" table:number-columns-spanned="2" office:value-type="string">
            <text:p text:style-name="P4"><text:s/>El usuario ingresa la comuna o sector</text:p>
          </table:table-cell>
          <table:covered-table-cell/>
          <table:table-cell table:style-name="Tabla88.D2" office:value-type="float" office:value="9">
            <text:p text:style-name="P3"><text:span text:style-name="T1">9</text:span></text:p>
          </table:table-cell>
          <table:table-cell table:style-name="Tabla88.A1" table:number-columns-spanned="0" office:value-type="string">
            <text:p text:style-name="P4"><text:s/>El usuario seleccion la ruta y el nombre del archivo</text:p>
          </table:table-cell>
        </table:table-row>
        <table:table-row table:style-name="Tabla88.1">
          <table:table-cell table:style-name="Tabla88.D2" office:value-type="float" office:value="5">
            <text:p text:style-name="P3"><text:span text:style-name="T1">5</text:span></text:p>
          </table:table-cell>
          <table:table-cell table:style-name="Tabla88.A1" table:number-columns-spanned="2" office:value-type="string">
            <text:p text:style-name="P4">El sistema le pregunta rangos de fecha</text:p>
          </table:table-cell>
          <table:covered-table-cell/>
          <table:table-cell table:style-name="Tabla88.D2" office:value-type="float" office:value="10">
            <text:p text:style-name="P4">10</text:p>
          </table:table-cell>
          <table:table-cell table:style-name="Tabla88.A1" table:number-columns-spanned="0" office:value-type="string">
            <text:p text:style-name="P4">El sistema genera un archivo excel en la ruta elegida por el usuario</text:p>
          </table:table-cell>
        </table:table-row>
      </table:table>
      <text:p text:style-name="P2"/>
      <table:table table:name="Tabla89" table:style-name="Tabla89">
        <table:table-column table:style-name="Tabla89.A"/>
        <table:table-column table:style-name="Tabla89.B"/>
        <table:table-row table:style-name="Tabla89.1">
          <table:table-cell table:style-name="Tabla89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89.1">
          <table:table-cell table:style-name="Tabla89.A1" office:value-type="string">
            <text:p text:style-name="P3"><text:span text:style-name="T1">9a</text:span></text:p>
          </table:table-cell>
          <table:table-cell table:style-name="Tabla89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89.1">
          <table:table-cell table:style-name="Tabla89.A1" office:value-type="string">
            <text:p text:style-name="P3"><text:span text:style-name="T1">6a </text:span></text:p>
          </table:table-cell>
          <table:table-cell table:style-name="Tabla89.A1" office:value-type="string">
            <text:p text:style-name="P3"><text:span text:style-name="T1">El usuario deja un campo vacio y sistema no lo deja continuar</text:span></text:p>
          </table:table-cell>
        </table:table-row>
        <table:table-row table:style-name="Tabla89.1">
          <table:table-cell table:style-name="Tabla89.A4" office:value-type="string">
            <text:p text:style-name="P3">7a</text:p>
          </table:table-cell>
          <table:table-cell table:style-name="Tabla89.A4" office:value-type="string">
            <text:p text:style-name="P3">El usuario ingresa una comuna o sector inexistente y sistema no lo deja continuar</text:p>
          </table:table-cell>
        </table:table-row>
        <table:table-row table:style-name="Tabla89.1">
          <table:table-cell table:style-name="Tabla89.A4" office:value-type="string">
            <text:p text:style-name="P3"/>
          </table:table-cell>
          <table:table-cell table:style-name="Tabla89.A4" office:value-type="string">
            <text:p text:style-name="P3"/>
          </table:table-cell>
        </table:table-row>
      </table:table>
      <text:p text:style-name="P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 table:style-name="Tabla90.1">
          <table:table-cell table:style-name="Tabla90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90.1">
          <table:table-cell table:style-name="Tabla90.A1" office:value-type="string">
            <text:p text:style-name="P3"><text:span text:style-name="T1">Frecuencia de uso</text:span></text:p>
          </table:table-cell>
          <table:table-cell table:style-name="Tabla90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90.A1" office:value-type="string">
            <text:p text:style-name="P3"><text:span text:style-name="T1">Importancia</text:span></text:p>
          </table:table-cell>
          <table:table-cell table:style-name="Tabla90.A1" table:number-columns-spanned="0" office:value-type="string">
            <text:p text:style-name="P3"><text:span text:style-name="T1">Alta</text:span></text:p>
          </table:table-cell>
        </table:table-row>
        <table:table-row table:style-name="Tabla90.1">
          <table:table-cell table:style-name="Tabla90.A1" office:value-type="string">
            <text:p text:style-name="P3"><text:span text:style-name="T1">Urgencia</text:span></text:p>
          </table:table-cell>
          <table:table-cell table:style-name="Tabla90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90.A1" office:value-type="string">
            <text:p text:style-name="P4"/>
          </table:table-cell>
          <table:table-cell table:style-name="Tabla90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column table:style-name="Tabla91.E"/>
        <table:table-column table:style-name="Tabla91.F"/>
        <table:table-column table:style-name="Tabla91.G"/>
        <table:table-row table:style-name="Tabla91.1">
          <table:table-cell table:style-name="Tabla91.A1" office:value-type="string">
            <text:p text:style-name="P3"><text:span text:style-name="T1">Caso de uso</text:span></text:p>
          </table:table-cell>
          <table:table-cell table:style-name="Tabla91.A1" table:number-columns-spanned="2" office:value-type="string">
            <text:p text:style-name="P3"><text:span text:style-name="T1">Generar reporte “Mostrar rankin comunas con mayor cantidad de delitos dentro de un rango de fechas”.</text:span></text:p>
          </table:table-cell>
          <table:covered-table-cell/>
          <table:table-cell table:style-name="Tabla91.A1" table:number-columns-spanned="4" office:value-type="string">
            <text:p text:style-name="P3"><text:span text:style-name="T1">REPORTE_7</text:span></text:p>
          </table:table-cell>
          <table:covered-table-cell/>
          <table:covered-table-cell/>
          <table:covered-table-cell/>
        </table:table-row>
        <table:table-row table:style-name="Tabla91.2">
          <table:table-cell table:style-name="Tabla91.A1" office:value-type="string">
            <text:p text:style-name="P3"><text:span text:style-name="T1">Actores</text:span></text:p>
          </table:table-cell>
          <table:table-cell table:style-name="Tabla91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91.3">
          <table:table-cell table:style-name="Tabla91.A1" office:value-type="string">
            <text:p text:style-name="P3"><text:span text:style-name="T1">Tipo</text:span></text:p>
          </table:table-cell>
          <table:table-cell table:style-name="Tabla91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91.2">
          <table:table-cell table:style-name="Tabla91.A1" office:value-type="string">
            <text:p text:style-name="P3"><text:span text:style-name="T1">Referencias</text:span></text:p>
          </table:table-cell>
          <table:table-cell table:style-name="Tabla91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91.A1" table:number-columns-spanned="2" office:value-type="string">
            <text:p text:style-name="P4"/>
          </table:table-cell>
          <table:covered-table-cell/>
        </table:table-row>
        <table:table-row table:style-name="Tabla91.2">
          <table:table-cell table:style-name="Tabla91.A1" office:value-type="string">
            <text:p text:style-name="P3"><text:span text:style-name="T1">Precondición</text:span></text:p>
          </table:table-cell>
          <table:table-cell table:style-name="Tabla91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91.2">
          <table:table-cell table:style-name="Tabla91.A1" office:value-type="string">
            <text:p text:style-name="P3"><text:span text:style-name="T1">Postcondición</text:span></text:p>
          </table:table-cell>
          <table:table-cell table:style-name="Tabla91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91.2">
          <table:table-cell table:style-name="Tabla91.A1" office:value-type="string">
            <text:p text:style-name="P3"><text:span text:style-name="T1">Autor </text:span></text:p>
          </table:table-cell>
          <table:table-cell table:style-name="Tabla91.A1" office:value-type="string">
            <text:p text:style-name="P3"><text:span text:style-name="T1">Sebastian Vargas</text:span></text:p>
          </table:table-cell>
          <table:table-cell table:style-name="Tabla91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91.A1" table:number-columns-spanned="2" office:value-type="string">
            <text:p text:style-name="P4"/>
          </table:table-cell>
          <table:covered-table-cell/>
          <table:table-cell table:style-name="Tabla91.A1" office:value-type="string">
            <text:p text:style-name="P3"><text:span text:style-name="T1">versión</text:span></text:p>
          </table:table-cell>
          <table:table-cell table:style-name="Tabla91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3"><text:span text:style-name="T1">Propósito</text:span></text:p>
          </table:table-cell>
        </table:table-row>
        <table:table-row table:style-name="Tabla92.1">
          <table:table-cell table:style-name="Tabla92.A1" office:value-type="string">
            <text:p text:style-name="P3"><text:span text:style-name="T1">Crear un archivo excel con el <text:s/>ranking comunas con mayor cantidad de delitos dentro de un rango de fechas.</text:span></text:p>
          </table:table-cell>
        </table:table-row>
      </table:table>
      <text:p text:style-name="P2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3"><text:span text:style-name="T1">Resumen</text:span></text:p>
          </table:table-cell>
        </table:table-row>
        <table:table-row table:style-name="Tabla93.1">
          <table:table-cell table:style-name="Tabla93.A1" office:value-type="string">
            <text:p text:style-name="P4">Al hacer click en el boton “Mostrar rankin comunas con mayor cantidad de delitos dentro de un rango de fechas” pide un rango de fechas , luego seleccionar ruta donde guardar y guarda los datos en un archivo excel</text:p>
          </table:table-cell>
        </table:table-row>
      </table:table>
      <text:p text:style-name="P2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 table:style-name="Tabla94.1">
          <table:table-cell table:style-name="Tabla94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94.1">
          <table:table-cell table:style-name="Tabla94.A1" office:value-type="string">
            <text:p text:style-name="P3"><text:span text:style-name="T1">1</text:span></text:p>
          </table:table-cell>
          <table:table-cell table:style-name="Tabla94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94.D2" office:value-type="float" office:value="6">
            <text:p text:style-name="P4">6</text:p>
          </table:table-cell>
          <table:table-cell table:style-name="Tabla94.A1" table:number-columns-spanned="0" office:value-type="string">
            <text:p text:style-name="P4">El sistema muestra en pantalla un explorador de archivos</text:p>
          </table:table-cell>
        </table:table-row>
        <table:table-row table:style-name="Tabla94.1">
          <table:table-cell table:style-name="Tabla94.A1" office:value-type="string">
            <text:p text:style-name="P3"><text:span text:style-name="T1">2</text:span></text:p>
          </table:table-cell>
          <table:table-cell table:style-name="Tabla94.A1" table:number-columns-spanned="2" office:value-type="string">
            <text:p text:style-name="P3"><text:span text:style-name="T1">El usuario hacer click en el boton”Mostrar rankin comunas con mayor cantidad de delitos dentro de un rango de fechas”</text:span></text:p>
          </table:table-cell>
          <table:covered-table-cell/>
          <table:table-cell table:style-name="Tabla94.D2" office:value-type="float" office:value="7">
            <text:p text:style-name="P3"><text:span text:style-name="T1">7</text:span></text:p>
          </table:table-cell>
          <table:table-cell table:style-name="Tabla94.A1" table:number-columns-spanned="0" office:value-type="string">
            <text:p text:style-name="P4">El usuario seleccion la ruta y el nombre del archivo</text:p>
          </table:table-cell>
        </table:table-row>
        <table:table-row table:style-name="Tabla94.1">
          <table:table-cell table:style-name="Tabla94.D2" office:value-type="float" office:value="3">
            <text:p text:style-name="P3"><text:span text:style-name="T1">3</text:span></text:p>
          </table:table-cell>
          <table:table-cell table:style-name="Tabla94.A1" table:number-columns-spanned="2" office:value-type="string">
            <text:p text:style-name="P3"><text:span text:style-name="T1">El sistema le pregunta al usuario el rango de fechas</text:span></text:p>
          </table:table-cell>
          <table:covered-table-cell/>
          <table:table-cell table:style-name="Tabla94.D2" office:value-type="float" office:value="8">
            <text:p text:style-name="P3"><text:span text:style-name="T1">8</text:span></text:p>
          </table:table-cell>
          <table:table-cell table:style-name="Tabla94.A1" table:number-columns-spanned="0" office:value-type="string">
            <text:p text:style-name="P4">El sistema genera un archivo excel en la ruta elegida por el usuario</text:p>
          </table:table-cell>
        </table:table-row>
        <table:table-row table:style-name="Tabla94.5">
          <table:table-cell table:style-name="Tabla94.D2" office:value-type="float" office:value="4">
            <text:p text:style-name="P3"><text:span text:style-name="T1">4</text:span></text:p>
          </table:table-cell>
          <table:table-cell table:style-name="Tabla94.A1" table:number-columns-spanned="2" office:value-type="string">
            <text:p text:style-name="P4"><text:s/>El usuario ingresa la rango de fechas</text:p>
          </table:table-cell>
          <table:covered-table-cell/>
          <table:table-cell table:style-name="Tabla94.D2" office:value-type="float" office:value="9">
            <text:p text:style-name="P3"><text:span text:style-name="T1">9</text:span></text:p>
          </table:table-cell>
          <table:table-cell table:style-name="Tabla94.A1" table:number-columns-spanned="0" office:value-type="string">
            <text:p text:style-name="P4"><text:s/></text:p>
          </table:table-cell>
        </table:table-row>
        <table:table-row table:style-name="Tabla94.1">
          <table:table-cell table:style-name="Tabla94.D2" office:value-type="float" office:value="5">
            <text:p text:style-name="P3"><text:span text:style-name="T1">5</text:span></text:p>
          </table:table-cell>
          <table:table-cell table:style-name="Tabla94.A1" table:number-columns-spanned="2" office:value-type="string">
            <text:p text:style-name="P4">El sistema comprueba si completo los campos</text:p>
          </table:table-cell>
          <table:covered-table-cell/>
          <table:table-cell table:style-name="Tabla94.D2" office:value-type="float" office:value="10">
            <text:p text:style-name="P4">10</text:p>
          </table:table-cell>
          <table:table-cell table:style-name="Tabla94.A1" table:number-columns-spanned="0" office:value-type="string">
            <text:p text:style-name="P4"/>
          </table:table-cell>
        </table:table-row>
      </table:table>
      <text:p text:style-name="P2"/>
      <table:table table:name="Tabla95" table:style-name="Tabla95">
        <table:table-column table:style-name="Tabla95.A"/>
        <table:table-column table:style-name="Tabla95.B"/>
        <table:table-row table:style-name="Tabla95.1">
          <table:table-cell table:style-name="Tabla95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95.1">
          <table:table-cell table:style-name="Tabla95.A1" office:value-type="string">
            <text:p text:style-name="P3"><text:span text:style-name="T1">7a</text:span></text:p>
          </table:table-cell>
          <table:table-cell table:style-name="Tabla95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95.1">
          <table:table-cell table:style-name="Tabla95.A1" office:value-type="string">
            <text:p text:style-name="P3"><text:span text:style-name="T1">5a </text:span></text:p>
          </table:table-cell>
          <table:table-cell table:style-name="Tabla95.A1" office:value-type="string">
            <text:p text:style-name="P3"><text:span text:style-name="T1">El usuario deja un campo vacio y sistema no lo deja continuar</text:span></text:p>
          </table:table-cell>
        </table:table-row>
        <table:table-row table:style-name="Tabla95.1">
          <table:table-cell table:style-name="Tabla95.A4" office:value-type="string">
            <text:p text:style-name="P3"/>
          </table:table-cell>
          <table:table-cell table:style-name="Tabla95.A4" office:value-type="string">
            <text:p text:style-name="P3"/>
          </table:table-cell>
        </table:table-row>
        <table:table-row table:style-name="Tabla95.1">
          <table:table-cell table:style-name="Tabla95.A4" office:value-type="string">
            <text:p text:style-name="P3"/>
          </table:table-cell>
          <table:table-cell table:style-name="Tabla95.A4" office:value-type="string">
            <text:p text:style-name="P3"/>
          </table:table-cell>
        </table:table-row>
      </table:table>
      <text:p text:style-name="P2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96.1">
          <table:table-cell table:style-name="Tabla96.A1" office:value-type="string">
            <text:p text:style-name="P3"><text:span text:style-name="T1">Frecuencia de uso</text:span></text:p>
          </table:table-cell>
          <table:table-cell table:style-name="Tabla96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96.A1" office:value-type="string">
            <text:p text:style-name="P3"><text:span text:style-name="T1">Importancia</text:span></text:p>
          </table:table-cell>
          <table:table-cell table:style-name="Tabla96.A1" table:number-columns-spanned="0" office:value-type="string">
            <text:p text:style-name="P3"><text:span text:style-name="T1">Alta</text:span></text:p>
          </table:table-cell>
        </table:table-row>
        <table:table-row table:style-name="Tabla96.1">
          <table:table-cell table:style-name="Tabla96.A1" office:value-type="string">
            <text:p text:style-name="P3"><text:span text:style-name="T1">Urgencia</text:span></text:p>
          </table:table-cell>
          <table:table-cell table:style-name="Tabla96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96.A1" office:value-type="string">
            <text:p text:style-name="P4"/>
          </table:table-cell>
          <table:table-cell table:style-name="Tabla96.A1" table:number-columns-spanned="0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column table:style-name="Tabla97.E"/>
        <table:table-column table:style-name="Tabla97.F"/>
        <table:table-column table:style-name="Tabla97.G"/>
        <table:table-row table:style-name="Tabla97.1">
          <table:table-cell table:style-name="Tabla97.A1" office:value-type="string">
            <text:p text:style-name="P3"><text:span text:style-name="T1">Caso de uso</text:span></text:p>
          </table:table-cell>
          <table:table-cell table:style-name="Tabla97.A1" table:number-columns-spanned="2" office:value-type="string">
            <text:p text:style-name="P3"><text:span text:style-name="T1">Generar reporte “Listado histórico de delitos ocurridos por sectores”.</text:span></text:p>
          </table:table-cell>
          <table:covered-table-cell/>
          <table:table-cell table:style-name="Tabla97.A1" table:number-columns-spanned="4" office:value-type="string">
            <text:p text:style-name="P3"><text:span text:style-name="T1">REPORTE_8</text:span></text:p>
          </table:table-cell>
          <table:covered-table-cell/>
          <table:covered-table-cell/>
          <table:covered-table-cell/>
        </table:table-row>
        <table:table-row table:style-name="Tabla97.2">
          <table:table-cell table:style-name="Tabla97.A1" office:value-type="string">
            <text:p text:style-name="P3"><text:span text:style-name="T1">Actores</text:span></text:p>
          </table:table-cell>
          <table:table-cell table:style-name="Tabla97.A1" table:number-columns-spanned="2" office:value-type="string">
            <text:p text:style-name="P3"><text:span text:style-name="T1">Jefe de zona, Adminsitrador general,operador, <text:s/>Sistema</text:span></text:p>
          </table:table-cell>
          <table:covered-table-cell/>
        </table:table-row>
        <table:table-row table:style-name="Tabla97.3">
          <table:table-cell table:style-name="Tabla97.A1" office:value-type="string">
            <text:p text:style-name="P3"><text:span text:style-name="T1">Tipo</text:span></text:p>
          </table:table-cell>
          <table:table-cell table:style-name="Tabla97.A1" table:number-columns-spanned="2" office:value-type="string">
            <text:p text:style-name="P3"><text:span text:style-name="T1">Esencial</text:span></text:p>
          </table:table-cell>
          <table:covered-table-cell/>
        </table:table-row>
        <table:table-row table:style-name="Tabla97.2">
          <table:table-cell table:style-name="Tabla97.A1" office:value-type="string">
            <text:p text:style-name="P3"><text:span text:style-name="T1">Referencias</text:span></text:p>
          </table:table-cell>
          <table:table-cell table:style-name="Tabla97.A1" table:number-columns-spanned="4" office:value-type="string">
            <text:p text:style-name="P3"><text:span text:style-name="T1">CARMEN</text:span></text:p>
          </table:table-cell>
          <table:covered-table-cell/>
          <table:covered-table-cell/>
          <table:covered-table-cell/>
          <table:table-cell table:style-name="Tabla97.A1" table:number-columns-spanned="2" office:value-type="string">
            <text:p text:style-name="P4"/>
          </table:table-cell>
          <table:covered-table-cell/>
        </table:table-row>
        <table:table-row table:style-name="Tabla97.2">
          <table:table-cell table:style-name="Tabla97.A1" office:value-type="string">
            <text:p text:style-name="P3"><text:span text:style-name="T1">Precondición</text:span></text:p>
          </table:table-cell>
          <table:table-cell table:style-name="Tabla97.A1" table:number-columns-spanned="2" office:value-type="string">
            <text:p text:style-name="P4">Haber cargado el menu(CARMEN)</text:p>
          </table:table-cell>
          <table:covered-table-cell/>
        </table:table-row>
        <table:table-row table:style-name="Tabla97.2">
          <table:table-cell table:style-name="Tabla97.A1" office:value-type="string">
            <text:p text:style-name="P3"><text:span text:style-name="T1">Postcondición</text:span></text:p>
          </table:table-cell>
          <table:table-cell table:style-name="Tabla97.A1" table:number-columns-spanned="2" office:value-type="string">
            <text:p text:style-name="P3"><text:span text:style-name="T1">Mostrar crud</text:span></text:p>
          </table:table-cell>
          <table:covered-table-cell/>
        </table:table-row>
        <table:table-row table:style-name="Tabla97.2">
          <table:table-cell table:style-name="Tabla97.A1" office:value-type="string">
            <text:p text:style-name="P3"><text:span text:style-name="T1">Autor </text:span></text:p>
          </table:table-cell>
          <table:table-cell table:style-name="Tabla97.A1" office:value-type="string">
            <text:p text:style-name="P3"><text:span text:style-name="T1">Sebastian Vargas</text:span></text:p>
          </table:table-cell>
          <table:table-cell table:style-name="Tabla97.A1" table:number-columns-spanned="2" office:value-type="string">
            <text:p text:style-name="P3"><text:span text:style-name="T1">fecha</text:span></text:p>
          </table:table-cell>
          <table:covered-table-cell/>
          <table:table-cell table:style-name="Tabla97.A1" table:number-columns-spanned="2" office:value-type="string">
            <text:p text:style-name="P4"/>
          </table:table-cell>
          <table:covered-table-cell/>
          <table:table-cell table:style-name="Tabla97.A1" office:value-type="string">
            <text:p text:style-name="P3"><text:span text:style-name="T1">versión</text:span></text:p>
          </table:table-cell>
          <table:table-cell table:style-name="Tabla97.H7" table:number-columns-spanned="0" office:value-type="float" office:value="1">
            <text:p text:style-name="P3"><text:span text:style-name="T1">1</text:span></text:p>
          </table:table-cell>
        </table:table-row>
      </table:table>
      <text:p text:style-name="P2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3"><text:span text:style-name="T1">Propósito</text:span></text:p>
          </table:table-cell>
        </table:table-row>
        <table:table-row table:style-name="Tabla98.1">
          <table:table-cell table:style-name="Tabla98.A1" office:value-type="string">
            <text:p text:style-name="P3"><text:span text:style-name="T1">Crear un archivo excel con el <text:s/>Listado histórico de delitos ocurridos por sectores.</text:span></text:p>
          </table:table-cell>
        </table:table-row>
      </table:table>
      <text:p text:style-name="P2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3"><text:span text:style-name="T1">Resumen</text:span></text:p>
          </table:table-cell>
        </table:table-row>
        <table:table-row table:style-name="Tabla99.1">
          <table:table-cell table:style-name="Tabla99.A1" office:value-type="string">
            <text:p text:style-name="P4">Al hacer click en el boton “Listado histórico de delitos ocurridos por sectores” <text:s/>, luego el usuario selecciona ruta donde guardar y guarda los datos en un archivo excel</text:p>
          </table:table-cell>
        </table:table-row>
      </table:table>
      <text:p text:style-name="P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 table:style-name="Tabla100.1">
          <table:table-cell table:style-name="Tabla100.A1" table:number-columns-spanned="2" office:value-type="string">
            <text:p text:style-name="P3"><text:span text:style-name="T1">Curso normal de los eventos</text:span></text:p>
          </table:table-cell>
          <table:covered-table-cell/>
        </table:table-row>
        <table:table-row table:style-name="Tabla100.1">
          <table:table-cell table:style-name="Tabla100.A1" office:value-type="string">
            <text:p text:style-name="P3"><text:span text:style-name="T1">1</text:span></text:p>
          </table:table-cell>
          <table:table-cell table:style-name="Tabla100.A1" table:number-columns-spanned="2" office:value-type="string">
            <text:p text:style-name="P3"><text:span text:style-name="T1">El usuario debe hacer click en la opcion del menu reportes</text:span></text:p>
          </table:table-cell>
          <table:covered-table-cell/>
          <table:table-cell table:style-name="Tabla100.D2" office:value-type="float" office:value="6">
            <text:p text:style-name="P4">6</text:p>
          </table:table-cell>
          <table:table-cell table:style-name="Tabla100.A1" table:number-columns-spanned="0" office:value-type="string">
            <text:p text:style-name="P4"/>
          </table:table-cell>
        </table:table-row>
        <table:table-row table:style-name="Tabla100.1">
          <table:table-cell table:style-name="Tabla100.A1" office:value-type="string">
            <text:p text:style-name="P3"><text:span text:style-name="T1">2</text:span></text:p>
          </table:table-cell>
          <table:table-cell table:style-name="Tabla100.A1" table:number-columns-spanned="2" office:value-type="string">
            <text:p text:style-name="P3"><text:span text:style-name="T1">El usuario hacer click en el boton”Listado histórico de delitos ocurridos por sectores”</text:span></text:p>
          </table:table-cell>
          <table:covered-table-cell/>
          <table:table-cell table:style-name="Tabla100.D2" office:value-type="float" office:value="7">
            <text:p text:style-name="P3"><text:span text:style-name="T1">7</text:span></text:p>
          </table:table-cell>
          <table:table-cell table:style-name="Tabla100.A1" table:number-columns-spanned="0" office:value-type="string">
            <text:p text:style-name="P4"/>
          </table:table-cell>
        </table:table-row>
        <table:table-row table:style-name="Tabla100.1">
          <table:table-cell table:style-name="Tabla100.D2" office:value-type="float" office:value="3">
            <text:p text:style-name="P3"><text:span text:style-name="T1">3</text:span></text:p>
          </table:table-cell>
          <table:table-cell table:style-name="Tabla100.A1" table:number-columns-spanned="2" office:value-type="string">
            <text:p text:style-name="P4"><text:span text:style-name="T1">El sistema muestra en pantalla un explorador de archivos</text:span></text:p>
          </table:table-cell>
          <table:covered-table-cell/>
          <table:table-cell table:style-name="Tabla100.D2" office:value-type="float" office:value="8">
            <text:p text:style-name="P3"><text:span text:style-name="T1">8</text:span></text:p>
          </table:table-cell>
          <table:table-cell table:style-name="Tabla100.A1" table:number-columns-spanned="0" office:value-type="string">
            <text:p text:style-name="P4"/>
          </table:table-cell>
        </table:table-row>
        <table:table-row table:style-name="Tabla100.5">
          <table:table-cell table:style-name="Tabla100.D2" office:value-type="float" office:value="4">
            <text:p text:style-name="P3"><text:span text:style-name="T1">4</text:span></text:p>
          </table:table-cell>
          <table:table-cell table:style-name="Tabla100.A1" table:number-columns-spanned="2" office:value-type="string">
            <text:p text:style-name="P4"><text:s/>El usuario seleccion la ruta y el nombre del archivo</text:p>
          </table:table-cell>
          <table:covered-table-cell/>
          <table:table-cell table:style-name="Tabla100.D2" office:value-type="float" office:value="9">
            <text:p text:style-name="P3"><text:span text:style-name="T1">9</text:span></text:p>
          </table:table-cell>
          <table:table-cell table:style-name="Tabla100.A1" table:number-columns-spanned="0" office:value-type="string">
            <text:p text:style-name="P4"><text:s/></text:p>
          </table:table-cell>
        </table:table-row>
        <table:table-row table:style-name="Tabla100.1">
          <table:table-cell table:style-name="Tabla100.D2" office:value-type="float" office:value="5">
            <text:p text:style-name="P3"><text:span text:style-name="T1">5</text:span></text:p>
          </table:table-cell>
          <table:table-cell table:style-name="Tabla100.A1" table:number-columns-spanned="2" office:value-type="string">
            <text:p text:style-name="P4">El sistema genera un archivo excel en la ruta elegida por el usuario</text:p>
          </table:table-cell>
          <table:covered-table-cell/>
          <table:table-cell table:style-name="Tabla100.D2" office:value-type="float" office:value="10">
            <text:p text:style-name="P4">10</text:p>
          </table:table-cell>
          <table:table-cell table:style-name="Tabla100.A1" table:number-columns-spanned="0" office:value-type="string">
            <text:p text:style-name="P4"/>
          </table:table-cell>
        </table:table-row>
      </table:table>
      <text:p text:style-name="P2"/>
      <table:table table:name="Tabla101" table:style-name="Tabla101">
        <table:table-column table:style-name="Tabla101.A"/>
        <table:table-column table:style-name="Tabla101.B"/>
        <table:table-row table:style-name="Tabla101.1">
          <table:table-cell table:style-name="Tabla101.A1" table:number-columns-spanned="2" office:value-type="string">
            <text:p text:style-name="P3"><text:span text:style-name="T1">Cursos alternos</text:span></text:p>
          </table:table-cell>
          <table:covered-table-cell/>
        </table:table-row>
        <table:table-row table:style-name="Tabla101.1">
          <table:table-cell table:style-name="Tabla101.A1" office:value-type="string">
            <text:p text:style-name="P5"><text:span text:style-name="T1">4a</text:span></text:p>
          </table:table-cell>
          <table:table-cell table:style-name="Tabla101.A1" office:value-type="string">
            <text:p text:style-name="P3"><text:span text:style-name="T1">El usuario no ingresa ruta y el sistema no lo deja continuar</text:span></text:p>
          </table:table-cell>
        </table:table-row>
        <table:table-row table:style-name="Tabla101.1">
          <table:table-cell table:style-name="Tabla101.A1" office:value-type="string">
            <text:p text:style-name="P3"><text:span text:style-name="T1"/></text:p>
          </table:table-cell>
          <table:table-cell table:style-name="Tabla101.A1" office:value-type="string">
            <text:p text:style-name="P3"><text:span text:style-name="T1"/></text:p>
          </table:table-cell>
        </table:table-row>
        <table:table-row table:style-name="Tabla101.1">
          <table:table-cell table:style-name="Tabla101.A4" office:value-type="string">
            <text:p text:style-name="P3"/>
          </table:table-cell>
          <table:table-cell table:style-name="Tabla101.A4" office:value-type="string">
            <text:p text:style-name="P3"/>
          </table:table-cell>
        </table:table-row>
        <table:table-row table:style-name="Tabla101.1">
          <table:table-cell table:style-name="Tabla101.A4" office:value-type="string">
            <text:p text:style-name="P3"/>
          </table:table-cell>
          <table:table-cell table:style-name="Tabla101.A4" office:value-type="string">
            <text:p text:style-name="P3"/>
          </table:table-cell>
        </table:table-row>
      </table:table>
      <text:p text:style-name="P2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 table:style-name="Tabla102.1">
          <table:table-cell table:style-name="Tabla102.A1" table:number-columns-spanned="2" office:value-type="string">
            <text:p text:style-name="P3"><text:span text:style-name="T1">Otros datos</text:span></text:p>
          </table:table-cell>
          <table:covered-table-cell/>
        </table:table-row>
        <table:table-row table:style-name="Tabla102.1">
          <table:table-cell table:style-name="Tabla102.A1" office:value-type="string">
            <text:p text:style-name="P3"><text:span text:style-name="T1">Frecuencia de uso</text:span></text:p>
          </table:table-cell>
          <table:table-cell table:style-name="Tabla102.A1" table:number-columns-spanned="2" office:value-type="string">
            <text:p text:style-name="P3"><text:span text:style-name="T1">Diaria </text:span></text:p>
          </table:table-cell>
          <table:covered-table-cell/>
          <table:table-cell table:style-name="Tabla102.A1" office:value-type="string">
            <text:p text:style-name="P3"><text:span text:style-name="T1">Importancia</text:span></text:p>
          </table:table-cell>
          <table:table-cell table:style-name="Tabla102.A1" table:number-columns-spanned="0" office:value-type="string">
            <text:p text:style-name="P3"><text:span text:style-name="T1">Alta</text:span></text:p>
          </table:table-cell>
        </table:table-row>
        <table:table-row table:style-name="Tabla102.1">
          <table:table-cell table:style-name="Tabla102.A1" office:value-type="string">
            <text:p text:style-name="P3"><text:span text:style-name="T1">Urgencia</text:span></text:p>
          </table:table-cell>
          <table:table-cell table:style-name="Tabla102.A1" table:number-columns-spanned="2" office:value-type="string">
            <text:p text:style-name="P3"><text:span text:style-name="T1">Alta</text:span></text:p>
          </table:table-cell>
          <table:covered-table-cell/>
          <table:table-cell table:style-name="Tabla102.A1" office:value-type="string">
            <text:p text:style-name="P4"/>
          </table:table-cell>
          <table:table-cell table:style-name="Tabla102.A1" table:number-columns-spanned="0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3T00:35:24.01</meta:creation-date>
    <meta:document-statistic meta:table-count="102" meta:image-count="0" meta:object-count="0" meta:page-count="17" meta:paragraph-count="971" meta:word-count="4347" meta:character-count="24912"/>
    <dc:date>2020-05-23T02:36:20.37</dc:date>
    <meta:editing-duration>PT12M24S</meta:editing-duration>
    <meta:editing-cycles>1</meta:editing-cycles>
    <meta:generator>OpenOffice/4.1.7$Win32 OpenOffice.org_project/417m1$Build-9800</meta:generator>
  </office:meta>
</office:document-meta>
</file>